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81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2.33mm"/>
    </style:style>
    <style:style style:name="co10" style:family="table-column">
      <style:table-column-properties fo:break-before="auto" style:column-width="44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6.67mm" fo:break-before="auto" style:use-optimal-row-height="false"/>
    </style:style>
    <style:style style:name="ro5" style:family="table-row">
      <style:table-row-properties style:row-height="6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Landscap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/>
    <style:style style:name="ce6" style:family="table-cell" style:parent-style-name="Default">
      <style:table-cell-properties fo:background-color="#0084d1"/>
      <style:text-properties fo:font-size="12pt" fo:font-weight="bold" style:font-size-asian="12pt" style:font-weight-asian="bold" style:font-size-complex="12pt" style:font-weight-complex="6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6" style:family="table-cell" style:parent-style-name="Default">
      <style:text-properties fo:font-size="7pt" style:font-size-asian="7pt" style:font-size-complex="7pt"/>
    </style:style>
    <style:style style:name="ce17" style:family="table-cell" style:parent-style-name="Default">
      <style:text-properties fo:font-size="7pt" style:font-size-asian="7pt" style:font-size-complex="7pt"/>
    </style:style>
    <style:style style:name="ce18" style:family="table-cell" style:parent-style-name="Default">
      <style:text-properties fo:font-size="7pt" style:font-size-asian="7pt" style:font-size-complex="7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7pt" style:font-size-asian="7pt" style:font-size-complex="7pt"/>
    </style:style>
    <style:style style:name="ce22" style:family="table-cell" style:parent-style-name="Default">
      <style:text-properties fo:font-size="7pt" style:font-size-asian="7pt" style:font-size-complex="7pt"/>
    </style:style>
    <style:style style:name="ce23" style:family="table-cell" style:parent-style-name="Default">
      <style:text-properties fo:font-size="7pt" style:font-size-asian="7pt" style:font-size-complex="7pt"/>
    </style:style>
    <style:style style:name="ce24" style:family="table-cell" style:parent-style-name="Default"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6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AB_tabl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40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SpanID</text:p>
          </table:table-cell>
          <table:table-cell office:value-type="string" calcext:value-type="string">
            <text:p>SpanLength</text:p>
          </table:table-cell>
          <table:table-cell office:value-type="string" calcext:value-type="string">
            <text:p>WormCount</text:p>
          </table:table-cell>
          <table:table-cell office:value-type="string" calcext:value-type="string">
            <text:p>CWMC_1-1</text:p>
          </table:table-cell>
          <table:table-cell office:value-type="string" calcext:value-type="string">
            <text:p>CWMC_1-2</text:p>
          </table:table-cell>
          <table:table-cell office:value-type="string" calcext:value-type="string">
            <text:p>CWMC_1-3</text:p>
          </table:table-cell>
          <table:table-cell office:value-type="string" calcext:value-type="string">
            <text:p>CWMC_1-4</text:p>
          </table:table-cell>
          <table:table-cell office:value-type="string" calcext:value-type="string">
            <text:p>CWMC_1-5</text:p>
          </table:table-cell>
          <table:table-cell office:value-type="string" calcext:value-type="string">
            <text:p>CWMC_1-6</text:p>
          </table:table-cell>
          <table:table-cell office:value-type="string" calcext:value-type="string">
            <text:p>CWMC_1-7</text:p>
          </table:table-cell>
          <table:table-cell office:value-type="string" calcext:value-type="string">
            <text:p>CWMC_1-8</text:p>
          </table:table-cell>
          <table:table-cell office:value-type="string" calcext:value-type="string">
            <text:p>CWMC_2-1</text:p>
          </table:table-cell>
          <table:table-cell office:value-type="string" calcext:value-type="string">
            <text:p>CWMC_2-2</text:p>
          </table:table-cell>
          <table:table-cell office:value-type="string" calcext:value-type="string">
            <text:p>CWMC_2-4</text:p>
          </table:table-cell>
          <table:table-cell office:value-type="string" calcext:value-type="string">
            <text:p>CWMC_2-5</text:p>
          </table:table-cell>
          <table:table-cell office:value-type="string" calcext:value-type="string">
            <text:p>CWMC_2-8</text:p>
          </table:table-cell>
          <table:table-cell office:value-type="string" calcext:value-type="string">
            <text:p>CWMC_2-9</text:p>
          </table:table-cell>
          <table:table-cell office:value-type="string" calcext:value-type="string">
            <text:p>CWMC_3-2</text:p>
          </table:table-cell>
          <table:table-cell office:value-type="string" calcext:value-type="string">
            <text:p>CWMC_3-3</text:p>
          </table:table-cell>
          <table:table-cell office:value-type="string" calcext:value-type="string">
            <text:p>CWMC_3-5</text:p>
          </table:table-cell>
          <table:table-cell office:value-type="string" calcext:value-type="string">
            <text:p>CWMC_3-6</text:p>
          </table:table-cell>
          <table:table-cell office:value-type="string" calcext:value-type="string">
            <text:p>CWMC_3-7</text:p>
          </table:table-cell>
          <table:table-cell office:value-type="string" calcext:value-type="string">
            <text:p>CWMC_3-8</text:p>
          </table:table-cell>
          <table:table-cell office:value-type="string" calcext:value-type="string">
            <text:p>CWMM_1-10</text:p>
          </table:table-cell>
          <table:table-cell office:value-type="string" calcext:value-type="string">
            <text:p>CWMM_1-1</text:p>
          </table:table-cell>
          <table:table-cell office:value-type="string" calcext:value-type="string">
            <text:p>CWMM_1-2</text:p>
          </table:table-cell>
          <table:table-cell office:value-type="string" calcext:value-type="string">
            <text:p>CWMM_1-3</text:p>
          </table:table-cell>
          <table:table-cell office:value-type="string" calcext:value-type="string">
            <text:p>CWMM_1-4</text:p>
          </table:table-cell>
          <table:table-cell office:value-type="string" calcext:value-type="string">
            <text:p>CWMM_1-5</text:p>
          </table:table-cell>
          <table:table-cell office:value-type="string" calcext:value-type="string">
            <text:p>CWMM_1-7</text:p>
          </table:table-cell>
          <table:table-cell office:value-type="string" calcext:value-type="string">
            <text:p>CWMM_1-8</text:p>
          </table:table-cell>
          <table:table-cell office:value-type="string" calcext:value-type="string">
            <text:p>CWMM_1-9</text:p>
          </table:table-cell>
          <table:table-cell office:value-type="string" calcext:value-type="string">
            <text:p>CWMM_2-3</text:p>
          </table:table-cell>
          <table:table-cell office:value-type="string" calcext:value-type="string">
            <text:p>CWMM_2-4</text:p>
          </table:table-cell>
          <table:table-cell office:value-type="string" calcext:value-type="string">
            <text:p>CWMM_2-5</text:p>
          </table:table-cell>
          <table:table-cell office:value-type="string" calcext:value-type="string">
            <text:p>CWMM_2-6</text:p>
          </table:table-cell>
          <table:table-cell office:value-type="string" calcext:value-type="string">
            <text:p>CWMM_2-9</text:p>
          </table:table-cell>
          <table:table-cell office:value-type="string" calcext:value-type="string">
            <text:p>CWMM_3-1</text:p>
          </table:table-cell>
          <table:table-cell office:value-type="string" calcext:value-type="string">
            <text:p>CWMM_3-2</text:p>
          </table:table-cell>
          <table:table-cell office:value-type="string" calcext:value-type="string">
            <text:p>CWMM_3-3</text:p>
          </table:table-cell>
          <table:table-cell office:value-type="string" calcext:value-type="string">
            <text:p>CWMM_3-4</text:p>
          </table:table-cell>
          <table:table-cell office:value-type="string" calcext:value-type="string">
            <text:p>CWMM_3-7</text:p>
          </table:table-cell>
          <table:table-cell office:value-type="string" calcext:value-type="string">
            <text:p>CWMM_3-9</text:p>
          </table:table-cell>
          <table:table-cell table:number-columns-repeated="6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6" table:style-name="ce4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1"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9"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" office:value-type="float" office:value="128595" calcext:value-type="float">
            <text:p>128,595</text:p>
          </table:table-cell>
          <table:table-cell office:value-type="float" office:value="34" calcext:value-type="float">
            <text:p>34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3]+[.G3]+[.N3]+[.O3]+[.S3]+[.U3]+[.AG3]+[.AQ3]" office:value-type="float" office:value="2" calcext:value-type="float">
            <text:p>2</text:p>
          </table:table-cell>
          <table:table-cell table:formula="of:=SUM([.AH3:.AP3])+SUM([.V3:.AF3])+SUM([.P3:.R3])+[.T3]+SUM([.H3:.M3])+[.F3]+[.D3]" office:value-type="float" office:value="32" calcext:value-type="float">
            <text:p>32</text:p>
          </table:table-cell>
          <table:table-cell table:formula="of:=[.AR3]/8" office:value-type="float" office:value="0.25" calcext:value-type="float">
            <text:p>0.25</text:p>
          </table:table-cell>
          <table:table-cell table:formula="of:=[.AS3]/32" office:value-type="float" office:value="1" calcext:value-type="float">
            <text:p>1</text:p>
          </table:table-cell>
          <table:table-cell table:formula="of:=([.AT3]-[.AU3])/([.AT3]+[.AU3])" office:value-type="float" office:value="-0.6" calcext:value-type="float">
            <text:p>-0.6</text:p>
          </table:table-cell>
          <table:table-cell table:formula="of:=FLOOR([.AV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 office:value-type="float" office:value="197826" calcext:value-type="float">
            <text:p>197,826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4]+[.G4]+[.N4]+[.O4]+[.S4]+[.U4]+[.AG4]+[.AQ4]" office:value-type="float" office:value="2" calcext:value-type="float">
            <text:p>2</text:p>
          </table:table-cell>
          <table:table-cell table:formula="of:=SUM([.AH4:.AP4])+SUM([.V4:.AF4])+SUM([.P4:.R4])+[.T4]+SUM([.H4:.M4])+[.F4]+[.D4]" office:value-type="float" office:value="32" calcext:value-type="float">
            <text:p>32</text:p>
          </table:table-cell>
          <table:table-cell table:formula="of:=[.AR4]/8" office:value-type="float" office:value="0.25" calcext:value-type="float">
            <text:p>0.25</text:p>
          </table:table-cell>
          <table:table-cell table:formula="of:=[.AS4]/32" office:value-type="float" office:value="1" calcext:value-type="float">
            <text:p>1</text:p>
          </table:table-cell>
          <table:table-cell table:formula="of:=([.AT4]-[.AU4])/([.AT4]+[.AU4])" office:value-type="float" office:value="-0.6" calcext:value-type="float">
            <text:p>-0.6</text:p>
          </table:table-cell>
          <table:table-cell table:formula="of:=FLOOR([.AV4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float" office:value="342952" calcext:value-type="float">
            <text:p>342,952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formula="of:=[.E5]+[.G5]+[.N5]+[.O5]+[.S5]+[.U5]+[.AG5]+[.AQ5]" office:value-type="float" office:value="1" calcext:value-type="float">
            <text:p>1</text:p>
          </table:table-cell>
          <table:table-cell table:formula="of:=SUM([.AH5:.AP5])+SUM([.V5:.AF5])+SUM([.P5:.R5])+[.T5]+SUM([.H5:.M5])+[.F5]+[.D5]" office:value-type="float" office:value="32" calcext:value-type="float">
            <text:p>32</text:p>
          </table:table-cell>
          <table:table-cell table:formula="of:=[.AR5]/8" office:value-type="float" office:value="0.125" calcext:value-type="float">
            <text:p>0.125</text:p>
          </table:table-cell>
          <table:table-cell table:formula="of:=[.AS5]/32" office:value-type="float" office:value="1" calcext:value-type="float">
            <text:p>1</text:p>
          </table:table-cell>
          <table:table-cell table:formula="of:=([.AT5]-[.AU5])/([.AT5]+[.AU5])" office:value-type="float" office:value="-0.777777777777778" calcext:value-type="float">
            <text:p>-0.7777777778</text:p>
          </table:table-cell>
          <table:table-cell table:formula="of:=FLOOR([.AV5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" office:value-type="float" office:value="179866" calcext:value-type="float">
            <text:p>179,866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6]+[.G6]+[.N6]+[.O6]+[.S6]+[.U6]+[.AG6]+[.AQ6]" office:value-type="float" office:value="1" calcext:value-type="float">
            <text:p>1</text:p>
          </table:table-cell>
          <table:table-cell table:formula="of:=SUM([.AH6:.AP6])+SUM([.V6:.AF6])+SUM([.P6:.R6])+[.T6]+SUM([.H6:.M6])+[.F6]+[.D6]" office:value-type="float" office:value="32" calcext:value-type="float">
            <text:p>32</text:p>
          </table:table-cell>
          <table:table-cell table:formula="of:=[.AR6]/8" office:value-type="float" office:value="0.125" calcext:value-type="float">
            <text:p>0.125</text:p>
          </table:table-cell>
          <table:table-cell table:formula="of:=[.AS6]/32" office:value-type="float" office:value="1" calcext:value-type="float">
            <text:p>1</text:p>
          </table:table-cell>
          <table:table-cell table:formula="of:=([.AT6]-[.AU6])/([.AT6]+[.AU6])" office:value-type="float" office:value="-0.777777777777778" calcext:value-type="float">
            <text:p>-0.7777777778</text:p>
          </table:table-cell>
          <table:table-cell table:formula="of:=FLOOR([.AV6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float" office:value="130705" calcext:value-type="float">
            <text:p>130,705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E7]+[.G7]+[.N7]+[.O7]+[.S7]+[.U7]+[.AG7]+[.AQ7]" office:value-type="float" office:value="1" calcext:value-type="float">
            <text:p>1</text:p>
          </table:table-cell>
          <table:table-cell table:formula="of:=SUM([.AH7:.AP7])+SUM([.V7:.AF7])+SUM([.P7:.R7])+[.T7]+SUM([.H7:.M7])+[.F7]+[.D7]" office:value-type="float" office:value="31" calcext:value-type="float">
            <text:p>31</text:p>
          </table:table-cell>
          <table:table-cell table:formula="of:=[.AR7]/8" office:value-type="float" office:value="0.125" calcext:value-type="float">
            <text:p>0.125</text:p>
          </table:table-cell>
          <table:table-cell table:formula="of:=[.AS7]/32" office:value-type="float" office:value="0.96875" calcext:value-type="float">
            <text:p>0.96875</text:p>
          </table:table-cell>
          <table:table-cell table:formula="of:=([.AT7]-[.AU7])/([.AT7]+[.AU7])" office:value-type="float" office:value="-0.771428571428571" calcext:value-type="float">
            <text:p>-0.7714285714</text:p>
          </table:table-cell>
          <table:table-cell table:formula="of:=FLOOR([.AV7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" office:value-type="float" office:value="1684951" calcext:value-type="float">
            <text:p>1,684,95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8]+[.G8]+[.N8]+[.O8]+[.S8]+[.U8]+[.AG8]+[.AQ8]" office:value-type="float" office:value="1" calcext:value-type="float">
            <text:p>1</text:p>
          </table:table-cell>
          <table:table-cell table:formula="of:=SUM([.AH8:.AP8])+SUM([.V8:.AF8])+SUM([.P8:.R8])+[.T8]+SUM([.H8:.M8])+[.F8]+[.D8]" office:value-type="float" office:value="31" calcext:value-type="float">
            <text:p>31</text:p>
          </table:table-cell>
          <table:table-cell table:formula="of:=[.AR8]/8" office:value-type="float" office:value="0.125" calcext:value-type="float">
            <text:p>0.125</text:p>
          </table:table-cell>
          <table:table-cell table:formula="of:=[.AS8]/32" office:value-type="float" office:value="0.96875" calcext:value-type="float">
            <text:p>0.96875</text:p>
          </table:table-cell>
          <table:table-cell table:formula="of:=([.AT8]-[.AU8])/([.AT8]+[.AU8])" office:value-type="float" office:value="-0.771428571428571" calcext:value-type="float">
            <text:p>-0.7714285714</text:p>
          </table:table-cell>
          <table:table-cell table:formula="of:=FLOOR([.AV8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3" office:value-type="float" office:value="152869" calcext:value-type="float">
            <text:p>152,869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9]+[.G9]+[.N9]+[.O9]+[.S9]+[.U9]+[.AG9]+[.AQ9]" office:value-type="float" office:value="1" calcext:value-type="float">
            <text:p>1</text:p>
          </table:table-cell>
          <table:table-cell table:formula="of:=SUM([.AH9:.AP9])+SUM([.V9:.AF9])+SUM([.P9:.R9])+[.T9]+SUM([.H9:.M9])+[.F9]+[.D9]" office:value-type="float" office:value="31" calcext:value-type="float">
            <text:p>31</text:p>
          </table:table-cell>
          <table:table-cell table:formula="of:=[.AR9]/8" office:value-type="float" office:value="0.125" calcext:value-type="float">
            <text:p>0.125</text:p>
          </table:table-cell>
          <table:table-cell table:formula="of:=[.AS9]/32" office:value-type="float" office:value="0.96875" calcext:value-type="float">
            <text:p>0.96875</text:p>
          </table:table-cell>
          <table:table-cell table:formula="of:=([.AT9]-[.AU9])/([.AT9]+[.AU9])" office:value-type="float" office:value="-0.771428571428571" calcext:value-type="float">
            <text:p>-0.7714285714</text:p>
          </table:table-cell>
          <table:table-cell table:formula="of:=FLOOR([.AV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float" office:value="132666" calcext:value-type="float">
            <text:p>132,666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10]+[.G10]+[.N10]+[.O10]+[.S10]+[.U10]+[.AG10]+[.AQ10]" office:value-type="float" office:value="1" calcext:value-type="float">
            <text:p>1</text:p>
          </table:table-cell>
          <table:table-cell table:formula="of:=SUM([.AH10:.AP10])+SUM([.V10:.AF10])+SUM([.P10:.R10])+[.T10]+SUM([.H10:.M10])+[.F10]+[.D10]" office:value-type="float" office:value="30" calcext:value-type="float">
            <text:p>30</text:p>
          </table:table-cell>
          <table:table-cell table:formula="of:=[.AR10]/8" office:value-type="float" office:value="0.125" calcext:value-type="float">
            <text:p>0.125</text:p>
          </table:table-cell>
          <table:table-cell table:formula="of:=[.AS10]/32" office:value-type="float" office:value="0.9375" calcext:value-type="float">
            <text:p>0.9375</text:p>
          </table:table-cell>
          <table:table-cell table:formula="of:=([.AT10]-[.AU10])/([.AT10]+[.AU10])" office:value-type="float" office:value="-0.764705882352941" calcext:value-type="float">
            <text:p>-0.7647058824</text:p>
          </table:table-cell>
          <table:table-cell table:formula="of:=FLOOR([.AV1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float" office:value="196554" calcext:value-type="float">
            <text:p>196,554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11]+[.G11]+[.N11]+[.O11]+[.S11]+[.U11]+[.AG11]+[.AQ11]" office:value-type="float" office:value="8" calcext:value-type="float">
            <text:p>8</text:p>
          </table:table-cell>
          <table:table-cell table:formula="of:=SUM([.AH11:.AP11])+SUM([.V11:.AF11])+SUM([.P11:.R11])+[.T11]+SUM([.H11:.M11])+[.F11]+[.D11]" office:value-type="float" office:value="1" calcext:value-type="float">
            <text:p>1</text:p>
          </table:table-cell>
          <table:table-cell table:formula="of:=[.AR11]/8" office:value-type="float" office:value="1" calcext:value-type="float">
            <text:p>1</text:p>
          </table:table-cell>
          <table:table-cell table:formula="of:=[.AS11]/32" office:value-type="float" office:value="0.03125" calcext:value-type="float">
            <text:p>0.03125</text:p>
          </table:table-cell>
          <table:table-cell table:formula="of:=([.AT11]-[.AU11])/([.AT11]+[.AU11])" office:value-type="float" office:value="0.939393939393939" calcext:value-type="float">
            <text:p>0.9393939394</text:p>
          </table:table-cell>
          <table:table-cell table:formula="of:=FLOOR([.AV1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float" office:value="194425" calcext:value-type="float">
            <text:p>194,42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2]+[.G12]+[.N12]+[.O12]+[.S12]+[.U12]+[.AG12]+[.AQ12]" office:value-type="float" office:value="7" calcext:value-type="float">
            <text:p>7</text:p>
          </table:table-cell>
          <table:table-cell table:formula="of:=SUM([.AH12:.AP12])+SUM([.V12:.AF12])+SUM([.P12:.R12])+[.T12]+SUM([.H12:.M12])+[.F12]+[.D12]" office:value-type="float" office:value="1" calcext:value-type="float">
            <text:p>1</text:p>
          </table:table-cell>
          <table:table-cell table:formula="of:=[.AR12]/8" office:value-type="float" office:value="0.875" calcext:value-type="float">
            <text:p>0.875</text:p>
          </table:table-cell>
          <table:table-cell table:formula="of:=[.AS12]/32" office:value-type="float" office:value="0.03125" calcext:value-type="float">
            <text:p>0.03125</text:p>
          </table:table-cell>
          <table:table-cell table:formula="of:=([.AT12]-[.AU12])/([.AT12]+[.AU12])" office:value-type="float" office:value="0.931034482758621" calcext:value-type="float">
            <text:p>0.9310344828</text:p>
          </table:table-cell>
          <table:table-cell table:formula="of:=FLOOR([.AV12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float" office:value="137943" calcext:value-type="float">
            <text:p>137,943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13]+[.G13]+[.N13]+[.O13]+[.S13]+[.U13]+[.AG13]+[.AQ13]" office:value-type="float" office:value="6" calcext:value-type="float">
            <text:p>6</text:p>
          </table:table-cell>
          <table:table-cell table:formula="of:=SUM([.AH13:.AP13])+SUM([.V13:.AF13])+SUM([.P13:.R13])+[.T13]+SUM([.H13:.M13])+[.F13]+[.D13]" office:value-type="float" office:value="2" calcext:value-type="float">
            <text:p>2</text:p>
          </table:table-cell>
          <table:table-cell table:formula="of:=[.AR13]/8" office:value-type="float" office:value="0.75" calcext:value-type="float">
            <text:p>0.75</text:p>
          </table:table-cell>
          <table:table-cell table:formula="of:=[.AS13]/32" office:value-type="float" office:value="0.0625" calcext:value-type="float">
            <text:p>0.0625</text:p>
          </table:table-cell>
          <table:table-cell table:formula="of:=([.AT13]-[.AU13])/([.AT13]+[.AU13])" office:value-type="float" office:value="0.846153846153846" calcext:value-type="float">
            <text:p>0.8461538462</text:p>
          </table:table-cell>
          <table:table-cell table:formula="of:=FLOOR([.AV13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float" office:value="245617" calcext:value-type="float">
            <text:p>245,61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14]+[.G14]+[.N14]+[.O14]+[.S14]+[.U14]+[.AG14]+[.AQ14]" office:value-type="float" office:value="7" calcext:value-type="float">
            <text:p>7</text:p>
          </table:table-cell>
          <table:table-cell table:formula="of:=SUM([.AH14:.AP14])+SUM([.V14:.AF14])+SUM([.P14:.R14])+[.T14]+SUM([.H14:.M14])+[.F14]+[.D14]" office:value-type="float" office:value="0" calcext:value-type="float">
            <text:p>0</text:p>
          </table:table-cell>
          <table:table-cell table:formula="of:=[.AR14]/8" office:value-type="float" office:value="0.875" calcext:value-type="float">
            <text:p>0.875</text:p>
          </table:table-cell>
          <table:table-cell table:formula="of:=[.AS14]/32" office:value-type="float" office:value="0" calcext:value-type="float">
            <text:p>0</text:p>
          </table:table-cell>
          <table:table-cell table:formula="of:=([.AT14]-[.AU14])/([.AT14]+[.AU14])" office:value-type="float" office:value="1" calcext:value-type="float">
            <text:p>1</text:p>
          </table:table-cell>
          <table:table-cell table:formula="of:=FLOOR([.AV1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float" office:value="273921" calcext:value-type="float">
            <text:p>273,921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15]+[.G15]+[.N15]+[.O15]+[.S15]+[.U15]+[.AG15]+[.AQ15]" office:value-type="float" office:value="6" calcext:value-type="float">
            <text:p>6</text:p>
          </table:table-cell>
          <table:table-cell table:formula="of:=SUM([.AH15:.AP15])+SUM([.V15:.AF15])+SUM([.P15:.R15])+[.T15]+SUM([.H15:.M15])+[.F15]+[.D15]" office:value-type="float" office:value="1" calcext:value-type="float">
            <text:p>1</text:p>
          </table:table-cell>
          <table:table-cell table:formula="of:=[.AR15]/8" office:value-type="float" office:value="0.75" calcext:value-type="float">
            <text:p>0.75</text:p>
          </table:table-cell>
          <table:table-cell table:formula="of:=[.AS15]/32" office:value-type="float" office:value="0.03125" calcext:value-type="float">
            <text:p>0.03125</text:p>
          </table:table-cell>
          <table:table-cell table:formula="of:=([.AT15]-[.AU15])/([.AT15]+[.AU15])" office:value-type="float" office:value="0.92" calcext:value-type="float">
            <text:p>0.92</text:p>
          </table:table-cell>
          <table:table-cell table:formula="of:=FLOOR([.AV1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float" office:value="1242521" calcext:value-type="float">
            <text:p>1,242,521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16]+[.G16]+[.N16]+[.O16]+[.S16]+[.U16]+[.AG16]+[.AQ16]" office:value-type="float" office:value="7" calcext:value-type="float">
            <text:p>7</text:p>
          </table:table-cell>
          <table:table-cell table:formula="of:=SUM([.AH16:.AP16])+SUM([.V16:.AF16])+SUM([.P16:.R16])+[.T16]+SUM([.H16:.M16])+[.F16]+[.D16]" office:value-type="float" office:value="0" calcext:value-type="float">
            <text:p>0</text:p>
          </table:table-cell>
          <table:table-cell table:formula="of:=[.AR16]/8" office:value-type="float" office:value="0.875" calcext:value-type="float">
            <text:p>0.875</text:p>
          </table:table-cell>
          <table:table-cell table:formula="of:=[.AS16]/32" office:value-type="float" office:value="0" calcext:value-type="float">
            <text:p>0</text:p>
          </table:table-cell>
          <table:table-cell table:formula="of:=([.AT16]-[.AU16])/([.AT16]+[.AU16])" office:value-type="float" office:value="1" calcext:value-type="float">
            <text:p>1</text:p>
          </table:table-cell>
          <table:table-cell table:formula="of:=FLOOR([.AV1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float" office:value="396215" calcext:value-type="float">
            <text:p>396,215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17]+[.G17]+[.N17]+[.O17]+[.S17]+[.U17]+[.AG17]+[.AQ17]" office:value-type="float" office:value="7" calcext:value-type="float">
            <text:p>7</text:p>
          </table:table-cell>
          <table:table-cell table:formula="of:=SUM([.AH17:.AP17])+SUM([.V17:.AF17])+SUM([.P17:.R17])+[.T17]+SUM([.H17:.M17])+[.F17]+[.D17]" office:value-type="float" office:value="0" calcext:value-type="float">
            <text:p>0</text:p>
          </table:table-cell>
          <table:table-cell table:formula="of:=[.AR17]/8" office:value-type="float" office:value="0.875" calcext:value-type="float">
            <text:p>0.875</text:p>
          </table:table-cell>
          <table:table-cell table:formula="of:=[.AS17]/32" office:value-type="float" office:value="0" calcext:value-type="float">
            <text:p>0</text:p>
          </table:table-cell>
          <table:table-cell table:formula="of:=([.AT17]-[.AU17])/([.AT17]+[.AU17])" office:value-type="float" office:value="1" calcext:value-type="float">
            <text:p>1</text:p>
          </table:table-cell>
          <table:table-cell table:formula="of:=FLOOR([.AV17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float" office:value="188161" calcext:value-type="float">
            <text:p>188,16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8]+[.G18]+[.N18]+[.O18]+[.S18]+[.U18]+[.AG18]+[.AQ18]" office:value-type="float" office:value="6" calcext:value-type="float">
            <text:p>6</text:p>
          </table:table-cell>
          <table:table-cell table:formula="of:=SUM([.AH18:.AP18])+SUM([.V18:.AF18])+SUM([.P18:.R18])+[.T18]+SUM([.H18:.M18])+[.F18]+[.D18]" office:value-type="float" office:value="0" calcext:value-type="float">
            <text:p>0</text:p>
          </table:table-cell>
          <table:table-cell table:formula="of:=[.AR18]/8" office:value-type="float" office:value="0.75" calcext:value-type="float">
            <text:p>0.75</text:p>
          </table:table-cell>
          <table:table-cell table:formula="of:=[.AS18]/32" office:value-type="float" office:value="0" calcext:value-type="float">
            <text:p>0</text:p>
          </table:table-cell>
          <table:table-cell table:formula="of:=([.AT18]-[.AU18])/([.AT18]+[.AU18])" office:value-type="float" office:value="1" calcext:value-type="float">
            <text:p>1</text:p>
          </table:table-cell>
          <table:table-cell table:formula="of:=FLOOR([.AV1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float" office:value="82808" calcext:value-type="float">
            <text:p>82,808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19]+[.G19]+[.N19]+[.O19]+[.S19]+[.U19]+[.AG19]+[.AQ19]" office:value-type="float" office:value="6" calcext:value-type="float">
            <text:p>6</text:p>
          </table:table-cell>
          <table:table-cell table:formula="of:=SUM([.AH19:.AP19])+SUM([.V19:.AF19])+SUM([.P19:.R19])+[.T19]+SUM([.H19:.M19])+[.F19]+[.D19]" office:value-type="float" office:value="0" calcext:value-type="float">
            <text:p>0</text:p>
          </table:table-cell>
          <table:table-cell table:formula="of:=[.AR19]/8" office:value-type="float" office:value="0.75" calcext:value-type="float">
            <text:p>0.75</text:p>
          </table:table-cell>
          <table:table-cell table:formula="of:=[.AS19]/32" office:value-type="float" office:value="0" calcext:value-type="float">
            <text:p>0</text:p>
          </table:table-cell>
          <table:table-cell table:formula="of:=([.AT19]-[.AU19])/([.AT19]+[.AU19])" office:value-type="float" office:value="1" calcext:value-type="float">
            <text:p>1</text:p>
          </table:table-cell>
          <table:table-cell table:formula="of:=FLOOR([.AV19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float" office:value="230554" calcext:value-type="float">
            <text:p>230,554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20]+[.G20]+[.N20]+[.O20]+[.S20]+[.U20]+[.AG20]+[.AQ20]" office:value-type="float" office:value="6" calcext:value-type="float">
            <text:p>6</text:p>
          </table:table-cell>
          <table:table-cell table:formula="of:=SUM([.AH20:.AP20])+SUM([.V20:.AF20])+SUM([.P20:.R20])+[.T20]+SUM([.H20:.M20])+[.F20]+[.D20]" office:value-type="float" office:value="0" calcext:value-type="float">
            <text:p>0</text:p>
          </table:table-cell>
          <table:table-cell table:formula="of:=[.AR20]/8" office:value-type="float" office:value="0.75" calcext:value-type="float">
            <text:p>0.75</text:p>
          </table:table-cell>
          <table:table-cell table:formula="of:=[.AS20]/32" office:value-type="float" office:value="0" calcext:value-type="float">
            <text:p>0</text:p>
          </table:table-cell>
          <table:table-cell table:formula="of:=([.AT20]-[.AU20])/([.AT20]+[.AU20])" office:value-type="float" office:value="1" calcext:value-type="float">
            <text:p>1</text:p>
          </table:table-cell>
          <table:table-cell table:formula="of:=FLOOR([.AV20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3" office:value-type="float" office:value="161854" calcext:value-type="float">
            <text:p>161,854</text:p>
          </table:table-cell>
          <table:table-cell office:value-type="float" office:value="3" calcext:value-type="float">
            <text:p>3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21]+[.G21]+[.N21]+[.O21]+[.S21]+[.U21]+[.AG21]+[.AQ21]" office:value-type="float" office:value="3" calcext:value-type="float">
            <text:p>3</text:p>
          </table:table-cell>
          <table:table-cell table:formula="of:=SUM([.AH21:.AP21])+SUM([.V21:.AF21])+SUM([.P21:.R21])+[.T21]+SUM([.H21:.M21])+[.F21]+[.D21]" office:value-type="float" office:value="0" calcext:value-type="float">
            <text:p>0</text:p>
          </table:table-cell>
          <table:table-cell table:formula="of:=[.AR21]/8" office:value-type="float" office:value="0.375" calcext:value-type="float">
            <text:p>0.375</text:p>
          </table:table-cell>
          <table:table-cell table:formula="of:=[.AS21]/32" office:value-type="float" office:value="0" calcext:value-type="float">
            <text:p>0</text:p>
          </table:table-cell>
          <table:table-cell table:formula="of:=([.AT21]-[.AU21])/([.AT21]+[.AU21])" office:value-type="float" office:value="1" calcext:value-type="float">
            <text:p>1</text:p>
          </table:table-cell>
          <table:table-cell table:formula="of:=FLOOR([.AV2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3" office:value-type="float" office:value="116039" calcext:value-type="float">
            <text:p>116,039</text:p>
          </table:table-cell>
          <table:table-cell office:value-type="float" office:value="3" calcext:value-type="float">
            <text:p>3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22]+[.G22]+[.N22]+[.O22]+[.S22]+[.U22]+[.AG22]+[.AQ22]" office:value-type="float" office:value="3" calcext:value-type="float">
            <text:p>3</text:p>
          </table:table-cell>
          <table:table-cell table:formula="of:=SUM([.AH22:.AP22])+SUM([.V22:.AF22])+SUM([.P22:.R22])+[.T22]+SUM([.H22:.M22])+[.F22]+[.D22]" office:value-type="float" office:value="0" calcext:value-type="float">
            <text:p>0</text:p>
          </table:table-cell>
          <table:table-cell table:formula="of:=[.AR22]/8" office:value-type="float" office:value="0.375" calcext:value-type="float">
            <text:p>0.375</text:p>
          </table:table-cell>
          <table:table-cell table:formula="of:=[.AS22]/32" office:value-type="float" office:value="0" calcext:value-type="float">
            <text:p>0</text:p>
          </table:table-cell>
          <table:table-cell table:formula="of:=([.AT22]-[.AU22])/([.AT22]+[.AU22])" office:value-type="float" office:value="1" calcext:value-type="float">
            <text:p>1</text:p>
          </table:table-cell>
          <table:table-cell table:formula="of:=FLOOR([.AV22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3" office:value-type="float" office:value="148307" calcext:value-type="float">
            <text:p>148,307</text:p>
          </table:table-cell>
          <table:table-cell office:value-type="float" office:value="3" calcext:value-type="float">
            <text:p>3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23]+[.G23]+[.N23]+[.O23]+[.S23]+[.U23]+[.AG23]+[.AQ23]" office:value-type="float" office:value="3" calcext:value-type="float">
            <text:p>3</text:p>
          </table:table-cell>
          <table:table-cell table:formula="of:=SUM([.AH23:.AP23])+SUM([.V23:.AF23])+SUM([.P23:.R23])+[.T23]+SUM([.H23:.M23])+[.F23]+[.D23]" office:value-type="float" office:value="0" calcext:value-type="float">
            <text:p>0</text:p>
          </table:table-cell>
          <table:table-cell table:formula="of:=[.AR23]/8" office:value-type="float" office:value="0.375" calcext:value-type="float">
            <text:p>0.375</text:p>
          </table:table-cell>
          <table:table-cell table:formula="of:=[.AS23]/32" office:value-type="float" office:value="0" calcext:value-type="float">
            <text:p>0</text:p>
          </table:table-cell>
          <table:table-cell table:formula="of:=([.AT23]-[.AU23])/([.AT23]+[.AU23])" office:value-type="float" office:value="1" calcext:value-type="float">
            <text:p>1</text:p>
          </table:table-cell>
          <table:table-cell table:formula="of:=FLOOR([.AV23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3" office:value-type="float" office:value="161959" calcext:value-type="float">
            <text:p>161,959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24]+[.G24]+[.N24]+[.O24]+[.S24]+[.U24]+[.AG24]+[.AQ24]" office:value-type="float" office:value="3" calcext:value-type="float">
            <text:p>3</text:p>
          </table:table-cell>
          <table:table-cell table:formula="of:=SUM([.AH24:.AP24])+SUM([.V24:.AF24])+SUM([.P24:.R24])+[.T24]+SUM([.H24:.M24])+[.F24]+[.D24]" office:value-type="float" office:value="0" calcext:value-type="float">
            <text:p>0</text:p>
          </table:table-cell>
          <table:table-cell table:formula="of:=[.AR24]/8" office:value-type="float" office:value="0.375" calcext:value-type="float">
            <text:p>0.375</text:p>
          </table:table-cell>
          <table:table-cell table:formula="of:=[.AS24]/32" office:value-type="float" office:value="0" calcext:value-type="float">
            <text:p>0</text:p>
          </table:table-cell>
          <table:table-cell table:formula="of:=([.AT24]-[.AU24])/([.AT24]+[.AU24])" office:value-type="float" office:value="1" calcext:value-type="float">
            <text:p>1</text:p>
          </table:table-cell>
          <table:table-cell table:formula="of:=FLOOR([.AV2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3" office:value-type="float" office:value="112621" calcext:value-type="float">
            <text:p>112,62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25]+[.G25]+[.N25]+[.O25]+[.S25]+[.U25]+[.AG25]+[.AQ25]" office:value-type="float" office:value="3" calcext:value-type="float">
            <text:p>3</text:p>
          </table:table-cell>
          <table:table-cell table:formula="of:=SUM([.AH25:.AP25])+SUM([.V25:.AF25])+SUM([.P25:.R25])+[.T25]+SUM([.H25:.M25])+[.F25]+[.D25]" office:value-type="float" office:value="0" calcext:value-type="float">
            <text:p>0</text:p>
          </table:table-cell>
          <table:table-cell table:formula="of:=[.AR25]/8" office:value-type="float" office:value="0.375" calcext:value-type="float">
            <text:p>0.375</text:p>
          </table:table-cell>
          <table:table-cell table:formula="of:=[.AS25]/32" office:value-type="float" office:value="0" calcext:value-type="float">
            <text:p>0</text:p>
          </table:table-cell>
          <table:table-cell table:formula="of:=([.AT25]-[.AU25])/([.AT25]+[.AU25])" office:value-type="float" office:value="1" calcext:value-type="float">
            <text:p>1</text:p>
          </table:table-cell>
          <table:table-cell table:formula="of:=FLOOR([.AV25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3" office:value-type="float" office:value="161393" calcext:value-type="float">
            <text:p>161,393</text:p>
          </table:table-cell>
          <table:table-cell office:value-type="float" office:value="3" calcext:value-type="float">
            <text:p>3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26]+[.G26]+[.N26]+[.O26]+[.S26]+[.U26]+[.AG26]+[.AQ26]" office:value-type="float" office:value="3" calcext:value-type="float">
            <text:p>3</text:p>
          </table:table-cell>
          <table:table-cell table:formula="of:=SUM([.AH26:.AP26])+SUM([.V26:.AF26])+SUM([.P26:.R26])+[.T26]+SUM([.H26:.M26])+[.F26]+[.D26]" office:value-type="float" office:value="0" calcext:value-type="float">
            <text:p>0</text:p>
          </table:table-cell>
          <table:table-cell table:formula="of:=[.AR26]/8" office:value-type="float" office:value="0.375" calcext:value-type="float">
            <text:p>0.375</text:p>
          </table:table-cell>
          <table:table-cell table:formula="of:=[.AS26]/32" office:value-type="float" office:value="0" calcext:value-type="float">
            <text:p>0</text:p>
          </table:table-cell>
          <table:table-cell table:formula="of:=([.AT26]-[.AU26])/([.AT26]+[.AU26])" office:value-type="float" office:value="1" calcext:value-type="float">
            <text:p>1</text:p>
          </table:table-cell>
          <table:table-cell table:formula="of:=FLOOR([.AV2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3" office:value-type="float" office:value="91126" calcext:value-type="float">
            <text:p>91,126</text:p>
          </table:table-cell>
          <table:table-cell office:value-type="float" office:value="2" calcext:value-type="float">
            <text:p>2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27]+[.G27]+[.N27]+[.O27]+[.S27]+[.U27]+[.AG27]+[.AQ27]" office:value-type="float" office:value="1" calcext:value-type="float">
            <text:p>1</text:p>
          </table:table-cell>
          <table:table-cell table:formula="of:=SUM([.AH27:.AP27])+SUM([.V27:.AF27])+SUM([.P27:.R27])+[.T27]+SUM([.H27:.M27])+[.F27]+[.D27]" office:value-type="float" office:value="1" calcext:value-type="float">
            <text:p>1</text:p>
          </table:table-cell>
          <table:table-cell table:formula="of:=[.AR27]/8" office:value-type="float" office:value="0.125" calcext:value-type="float">
            <text:p>0.125</text:p>
          </table:table-cell>
          <table:table-cell table:formula="of:=[.AS27]/32" office:value-type="float" office:value="0.03125" calcext:value-type="float">
            <text:p>0.03125</text:p>
          </table:table-cell>
          <table:table-cell table:formula="of:=([.AT27]-[.AU27])/([.AT27]+[.AU27])" office:value-type="float" office:value="0.6" calcext:value-type="float">
            <text:p>0.6</text:p>
          </table:table-cell>
          <table:table-cell table:formula="of:=FLOOR([.AV27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float" office:value="88187" calcext:value-type="float">
            <text:p>88,187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28]+[.G28]+[.N28]+[.O28]+[.S28]+[.U28]+[.AG28]+[.AQ28]" office:value-type="float" office:value="1" calcext:value-type="float">
            <text:p>1</text:p>
          </table:table-cell>
          <table:table-cell table:formula="of:=SUM([.AH28:.AP28])+SUM([.V28:.AF28])+SUM([.P28:.R28])+[.T28]+SUM([.H28:.M28])+[.F28]+[.D28]" office:value-type="float" office:value="1" calcext:value-type="float">
            <text:p>1</text:p>
          </table:table-cell>
          <table:table-cell table:formula="of:=[.AR28]/8" office:value-type="float" office:value="0.125" calcext:value-type="float">
            <text:p>0.125</text:p>
          </table:table-cell>
          <table:table-cell table:formula="of:=[.AS28]/32" office:value-type="float" office:value="0.03125" calcext:value-type="float">
            <text:p>0.03125</text:p>
          </table:table-cell>
          <table:table-cell table:formula="of:=([.AT28]-[.AU28])/([.AT28]+[.AU28])" office:value-type="float" office:value="0.6" calcext:value-type="float">
            <text:p>0.6</text:p>
          </table:table-cell>
          <table:table-cell table:formula="of:=FLOOR([.AV28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3" office:value-type="float" office:value="74918" calcext:value-type="float">
            <text:p>74,91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7" table:style-name="ce5" office:value-type="float" office:value="0" calcext:value-type="float">
            <text:p>0</text:p>
          </table:table-cell>
          <table:table-cell table:formula="of:=[.E29]+[.G29]+[.N29]+[.O29]+[.S29]+[.U29]+[.AG29]+[.AQ29]" office:value-type="float" office:value="0" calcext:value-type="float">
            <text:p>0</text:p>
          </table:table-cell>
          <table:table-cell table:formula="of:=SUM([.AH29:.AP29])+SUM([.V29:.AF29])+SUM([.P29:.R29])+[.T29]+SUM([.H29:.M29])+[.F29]+[.D29]" office:value-type="float" office:value="2" calcext:value-type="float">
            <text:p>2</text:p>
          </table:table-cell>
          <table:table-cell table:formula="of:=[.AR29]/8" office:value-type="float" office:value="0" calcext:value-type="float">
            <text:p>0</text:p>
          </table:table-cell>
          <table:table-cell table:formula="of:=[.AS29]/32" office:value-type="float" office:value="0.0625" calcext:value-type="float">
            <text:p>0.0625</text:p>
          </table:table-cell>
          <table:table-cell table:formula="of:=([.AT29]-[.AU29])/([.AT29]+[.AU29])" office:value-type="float" office:value="-1" calcext:value-type="float">
            <text:p>-1</text:p>
          </table:table-cell>
          <table:table-cell table:formula="of:=FLOOR([.AV2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3" office:value-type="float" office:value="163077" calcext:value-type="float">
            <text:p>163,077</text:p>
          </table:table-cell>
          <table:table-cell office:value-type="float" office:value="2" calcext:value-type="float">
            <text:p>2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30]+[.G30]+[.N30]+[.O30]+[.S30]+[.U30]+[.AG30]+[.AQ30]" office:value-type="float" office:value="0" calcext:value-type="float">
            <text:p>0</text:p>
          </table:table-cell>
          <table:table-cell table:formula="of:=SUM([.AH30:.AP30])+SUM([.V30:.AF30])+SUM([.P30:.R30])+[.T30]+SUM([.H30:.M30])+[.F30]+[.D30]" office:value-type="float" office:value="2" calcext:value-type="float">
            <text:p>2</text:p>
          </table:table-cell>
          <table:table-cell table:formula="of:=[.AR30]/8" office:value-type="float" office:value="0" calcext:value-type="float">
            <text:p>0</text:p>
          </table:table-cell>
          <table:table-cell table:formula="of:=[.AS30]/32" office:value-type="float" office:value="0.0625" calcext:value-type="float">
            <text:p>0.0625</text:p>
          </table:table-cell>
          <table:table-cell table:formula="of:=([.AT30]-[.AU30])/([.AT30]+[.AU30])" office:value-type="float" office:value="-1" calcext:value-type="float">
            <text:p>-1</text:p>
          </table:table-cell>
          <table:table-cell table:formula="of:=FLOOR([.AV3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3" office:value-type="float" office:value="145588" calcext:value-type="float">
            <text:p>145,588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31]+[.G31]+[.N31]+[.O31]+[.S31]+[.U31]+[.AG31]+[.AQ31]" office:value-type="float" office:value="0" calcext:value-type="float">
            <text:p>0</text:p>
          </table:table-cell>
          <table:table-cell table:formula="of:=SUM([.AH31:.AP31])+SUM([.V31:.AF31])+SUM([.P31:.R31])+[.T31]+SUM([.H31:.M31])+[.F31]+[.D31]" office:value-type="float" office:value="2" calcext:value-type="float">
            <text:p>2</text:p>
          </table:table-cell>
          <table:table-cell table:formula="of:=[.AR31]/8" office:value-type="float" office:value="0" calcext:value-type="float">
            <text:p>0</text:p>
          </table:table-cell>
          <table:table-cell table:formula="of:=[.AS31]/32" office:value-type="float" office:value="0.0625" calcext:value-type="float">
            <text:p>0.0625</text:p>
          </table:table-cell>
          <table:table-cell table:formula="of:=([.AT31]-[.AU31])/([.AT31]+[.AU31])" office:value-type="float" office:value="-1" calcext:value-type="float">
            <text:p>-1</text:p>
          </table:table-cell>
          <table:table-cell table:formula="of:=FLOOR([.AV31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3" office:value-type="float" office:value="101531" calcext:value-type="float">
            <text:p>101,53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formula="of:=[.E32]+[.G32]+[.N32]+[.O32]+[.S32]+[.U32]+[.AG32]+[.AQ32]" office:value-type="float" office:value="1" calcext:value-type="float">
            <text:p>1</text:p>
          </table:table-cell>
          <table:table-cell table:formula="of:=SUM([.AH32:.AP32])+SUM([.V32:.AF32])+SUM([.P32:.R32])+[.T32]+SUM([.H32:.M32])+[.F32]+[.D32]" office:value-type="float" office:value="1" calcext:value-type="float">
            <text:p>1</text:p>
          </table:table-cell>
          <table:table-cell table:formula="of:=[.AR32]/8" office:value-type="float" office:value="0.125" calcext:value-type="float">
            <text:p>0.125</text:p>
          </table:table-cell>
          <table:table-cell table:formula="of:=[.AS32]/32" office:value-type="float" office:value="0.03125" calcext:value-type="float">
            <text:p>0.03125</text:p>
          </table:table-cell>
          <table:table-cell table:formula="of:=([.AT32]-[.AU32])/([.AT32]+[.AU32])" office:value-type="float" office:value="0.6" calcext:value-type="float">
            <text:p>0.6</text:p>
          </table:table-cell>
          <table:table-cell table:formula="of:=FLOOR([.AV32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3" office:value-type="float" office:value="68873" calcext:value-type="float">
            <text:p>68,87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33]+[.G33]+[.N33]+[.O33]+[.S33]+[.U33]+[.AG33]+[.AQ33]" office:value-type="float" office:value="0" calcext:value-type="float">
            <text:p>0</text:p>
          </table:table-cell>
          <table:table-cell table:formula="of:=SUM([.AH33:.AP33])+SUM([.V33:.AF33])+SUM([.P33:.R33])+[.T33]+SUM([.H33:.M33])+[.F33]+[.D33]" office:value-type="float" office:value="2" calcext:value-type="float">
            <text:p>2</text:p>
          </table:table-cell>
          <table:table-cell table:formula="of:=[.AR33]/8" office:value-type="float" office:value="0" calcext:value-type="float">
            <text:p>0</text:p>
          </table:table-cell>
          <table:table-cell table:formula="of:=[.AS33]/32" office:value-type="float" office:value="0.0625" calcext:value-type="float">
            <text:p>0.0625</text:p>
          </table:table-cell>
          <table:table-cell table:formula="of:=([.AT33]-[.AU33])/([.AT33]+[.AU33])" office:value-type="float" office:value="-1" calcext:value-type="float">
            <text:p>-1</text:p>
          </table:table-cell>
          <table:table-cell table:formula="of:=FLOOR([.AV3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3" office:value-type="float" office:value="85505" calcext:value-type="float">
            <text:p>85,50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34]+[.G34]+[.N34]+[.O34]+[.S34]+[.U34]+[.AG34]+[.AQ34]" office:value-type="float" office:value="0" calcext:value-type="float">
            <text:p>0</text:p>
          </table:table-cell>
          <table:table-cell table:formula="of:=SUM([.AH34:.AP34])+SUM([.V34:.AF34])+SUM([.P34:.R34])+[.T34]+SUM([.H34:.M34])+[.F34]+[.D34]" office:value-type="float" office:value="2" calcext:value-type="float">
            <text:p>2</text:p>
          </table:table-cell>
          <table:table-cell table:formula="of:=[.AR34]/8" office:value-type="float" office:value="0" calcext:value-type="float">
            <text:p>0</text:p>
          </table:table-cell>
          <table:table-cell table:formula="of:=[.AS34]/32" office:value-type="float" office:value="0.0625" calcext:value-type="float">
            <text:p>0.0625</text:p>
          </table:table-cell>
          <table:table-cell table:formula="of:=([.AT34]-[.AU34])/([.AT34]+[.AU34])" office:value-type="float" office:value="-1" calcext:value-type="float">
            <text:p>-1</text:p>
          </table:table-cell>
          <table:table-cell table:formula="of:=FLOOR([.AV34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3" office:value-type="float" office:value="118406" calcext:value-type="float">
            <text:p>118,406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35]+[.G35]+[.N35]+[.O35]+[.S35]+[.U35]+[.AG35]+[.AQ35]" office:value-type="float" office:value="1" calcext:value-type="float">
            <text:p>1</text:p>
          </table:table-cell>
          <table:table-cell table:formula="of:=SUM([.AH35:.AP35])+SUM([.V35:.AF35])+SUM([.P35:.R35])+[.T35]+SUM([.H35:.M35])+[.F35]+[.D35]" office:value-type="float" office:value="1" calcext:value-type="float">
            <text:p>1</text:p>
          </table:table-cell>
          <table:table-cell table:formula="of:=[.AR35]/8" office:value-type="float" office:value="0.125" calcext:value-type="float">
            <text:p>0.125</text:p>
          </table:table-cell>
          <table:table-cell table:formula="of:=[.AS35]/32" office:value-type="float" office:value="0.03125" calcext:value-type="float">
            <text:p>0.03125</text:p>
          </table:table-cell>
          <table:table-cell table:formula="of:=([.AT35]-[.AU35])/([.AT35]+[.AU35])" office:value-type="float" office:value="0.6" calcext:value-type="float">
            <text:p>0.6</text:p>
          </table:table-cell>
          <table:table-cell table:formula="of:=FLOOR([.AV3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3" office:value-type="float" office:value="206854" calcext:value-type="float">
            <text:p>206,85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36]+[.G36]+[.N36]+[.O36]+[.S36]+[.U36]+[.AG36]+[.AQ36]" office:value-type="float" office:value="0" calcext:value-type="float">
            <text:p>0</text:p>
          </table:table-cell>
          <table:table-cell table:formula="of:=SUM([.AH36:.AP36])+SUM([.V36:.AF36])+SUM([.P36:.R36])+[.T36]+SUM([.H36:.M36])+[.F36]+[.D36]" office:value-type="float" office:value="2" calcext:value-type="float">
            <text:p>2</text:p>
          </table:table-cell>
          <table:table-cell table:formula="of:=[.AR36]/8" office:value-type="float" office:value="0" calcext:value-type="float">
            <text:p>0</text:p>
          </table:table-cell>
          <table:table-cell table:formula="of:=[.AS36]/32" office:value-type="float" office:value="0.0625" calcext:value-type="float">
            <text:p>0.0625</text:p>
          </table:table-cell>
          <table:table-cell table:formula="of:=([.AT36]-[.AU36])/([.AT36]+[.AU36])" office:value-type="float" office:value="-1" calcext:value-type="float">
            <text:p>-1</text:p>
          </table:table-cell>
          <table:table-cell table:formula="of:=FLOOR([.AV36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3" office:value-type="float" office:value="108491" calcext:value-type="float">
            <text:p>108,491</text:p>
          </table:table-cell>
          <table:table-cell office:value-type="float" office:value="2" calcext:value-type="float">
            <text:p>2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37]+[.G37]+[.N37]+[.O37]+[.S37]+[.U37]+[.AG37]+[.AQ37]" office:value-type="float" office:value="0" calcext:value-type="float">
            <text:p>0</text:p>
          </table:table-cell>
          <table:table-cell table:formula="of:=SUM([.AH37:.AP37])+SUM([.V37:.AF37])+SUM([.P37:.R37])+[.T37]+SUM([.H37:.M37])+[.F37]+[.D37]" office:value-type="float" office:value="2" calcext:value-type="float">
            <text:p>2</text:p>
          </table:table-cell>
          <table:table-cell table:formula="of:=[.AR37]/8" office:value-type="float" office:value="0" calcext:value-type="float">
            <text:p>0</text:p>
          </table:table-cell>
          <table:table-cell table:formula="of:=[.AS37]/32" office:value-type="float" office:value="0.0625" calcext:value-type="float">
            <text:p>0.0625</text:p>
          </table:table-cell>
          <table:table-cell table:formula="of:=([.AT37]-[.AU37])/([.AT37]+[.AU37])" office:value-type="float" office:value="-1" calcext:value-type="float">
            <text:p>-1</text:p>
          </table:table-cell>
          <table:table-cell table:formula="of:=FLOOR([.AV37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3" office:value-type="float" office:value="84063" calcext:value-type="float">
            <text:p>84,063</text:p>
          </table:table-cell>
          <table:table-cell office:value-type="float" office:value="2" calcext:value-type="float">
            <text:p>2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38]+[.G38]+[.N38]+[.O38]+[.S38]+[.U38]+[.AG38]+[.AQ38]" office:value-type="float" office:value="0" calcext:value-type="float">
            <text:p>0</text:p>
          </table:table-cell>
          <table:table-cell table:formula="of:=SUM([.AH38:.AP38])+SUM([.V38:.AF38])+SUM([.P38:.R38])+[.T38]+SUM([.H38:.M38])+[.F38]+[.D38]" office:value-type="float" office:value="2" calcext:value-type="float">
            <text:p>2</text:p>
          </table:table-cell>
          <table:table-cell table:formula="of:=[.AR38]/8" office:value-type="float" office:value="0" calcext:value-type="float">
            <text:p>0</text:p>
          </table:table-cell>
          <table:table-cell table:formula="of:=[.AS38]/32" office:value-type="float" office:value="0.0625" calcext:value-type="float">
            <text:p>0.0625</text:p>
          </table:table-cell>
          <table:table-cell table:formula="of:=([.AT38]-[.AU38])/([.AT38]+[.AU38])" office:value-type="float" office:value="-1" calcext:value-type="float">
            <text:p>-1</text:p>
          </table:table-cell>
          <table:table-cell table:formula="of:=FLOOR([.AV38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3" office:value-type="float" office:value="180822" calcext:value-type="float">
            <text:p>180,822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39]+[.G39]+[.N39]+[.O39]+[.S39]+[.U39]+[.AG39]+[.AQ39]" office:value-type="float" office:value="1" calcext:value-type="float">
            <text:p>1</text:p>
          </table:table-cell>
          <table:table-cell table:formula="of:=SUM([.AH39:.AP39])+SUM([.V39:.AF39])+SUM([.P39:.R39])+[.T39]+SUM([.H39:.M39])+[.F39]+[.D39]" office:value-type="float" office:value="1" calcext:value-type="float">
            <text:p>1</text:p>
          </table:table-cell>
          <table:table-cell table:formula="of:=[.AR39]/8" office:value-type="float" office:value="0.125" calcext:value-type="float">
            <text:p>0.125</text:p>
          </table:table-cell>
          <table:table-cell table:formula="of:=[.AS39]/32" office:value-type="float" office:value="0.03125" calcext:value-type="float">
            <text:p>0.03125</text:p>
          </table:table-cell>
          <table:table-cell table:formula="of:=([.AT39]-[.AU39])/([.AT39]+[.AU39])" office:value-type="float" office:value="0.6" calcext:value-type="float">
            <text:p>0.6</text:p>
          </table:table-cell>
          <table:table-cell table:formula="of:=FLOOR([.AV39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3" office:value-type="float" office:value="114053" calcext:value-type="float">
            <text:p>114,053</text:p>
          </table:table-cell>
          <table:table-cell office:value-type="float" office:value="2" calcext:value-type="float">
            <text:p>2</text:p>
          </table:table-cell>
          <table:table-cell table:number-columns-repeated="3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E40]+[.G40]+[.N40]+[.O40]+[.S40]+[.U40]+[.AG40]+[.AQ40]" office:value-type="float" office:value="0" calcext:value-type="float">
            <text:p>0</text:p>
          </table:table-cell>
          <table:table-cell table:formula="of:=SUM([.AH40:.AP40])+SUM([.V40:.AF40])+SUM([.P40:.R40])+[.T40]+SUM([.H40:.M40])+[.F40]+[.D40]" office:value-type="float" office:value="2" calcext:value-type="float">
            <text:p>2</text:p>
          </table:table-cell>
          <table:table-cell table:formula="of:=[.AR40]/8" office:value-type="float" office:value="0" calcext:value-type="float">
            <text:p>0</text:p>
          </table:table-cell>
          <table:table-cell table:formula="of:=[.AS40]/32" office:value-type="float" office:value="0.0625" calcext:value-type="float">
            <text:p>0.0625</text:p>
          </table:table-cell>
          <table:table-cell table:formula="of:=([.AT40]-[.AU40])/([.AT40]+[.AU40])" office:value-type="float" office:value="-1" calcext:value-type="float">
            <text:p>-1</text:p>
          </table:table-cell>
          <table:table-cell table:formula="of:=FLOOR([.AV4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3" office:value-type="float" office:value="141524" calcext:value-type="float">
            <text:p>141,52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41]+[.G41]+[.N41]+[.O41]+[.S41]+[.U41]+[.AG41]+[.AQ41]" office:value-type="float" office:value="0" calcext:value-type="float">
            <text:p>0</text:p>
          </table:table-cell>
          <table:table-cell table:formula="of:=SUM([.AH41:.AP41])+SUM([.V41:.AF41])+SUM([.P41:.R41])+[.T41]+SUM([.H41:.M41])+[.F41]+[.D41]" office:value-type="float" office:value="2" calcext:value-type="float">
            <text:p>2</text:p>
          </table:table-cell>
          <table:table-cell table:formula="of:=[.AR41]/8" office:value-type="float" office:value="0" calcext:value-type="float">
            <text:p>0</text:p>
          </table:table-cell>
          <table:table-cell table:formula="of:=[.AS41]/32" office:value-type="float" office:value="0.0625" calcext:value-type="float">
            <text:p>0.0625</text:p>
          </table:table-cell>
          <table:table-cell table:formula="of:=([.AT41]-[.AU41])/([.AT41]+[.AU41])" office:value-type="float" office:value="-1" calcext:value-type="float">
            <text:p>-1</text:p>
          </table:table-cell>
          <table:table-cell table:formula="of:=FLOOR([.AV41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3" office:value-type="float" office:value="87384" calcext:value-type="float">
            <text:p>87,384</text:p>
          </table:table-cell>
          <table:table-cell office:value-type="float" office:value="2" calcext:value-type="float">
            <text:p>2</text:p>
          </table:table-cell>
          <table:table-cell table:number-columns-repeated="3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42]+[.G42]+[.N42]+[.O42]+[.S42]+[.U42]+[.AG42]+[.AQ42]" office:value-type="float" office:value="0" calcext:value-type="float">
            <text:p>0</text:p>
          </table:table-cell>
          <table:table-cell table:formula="of:=SUM([.AH42:.AP42])+SUM([.V42:.AF42])+SUM([.P42:.R42])+[.T42]+SUM([.H42:.M42])+[.F42]+[.D42]" office:value-type="float" office:value="2" calcext:value-type="float">
            <text:p>2</text:p>
          </table:table-cell>
          <table:table-cell table:formula="of:=[.AR42]/8" office:value-type="float" office:value="0" calcext:value-type="float">
            <text:p>0</text:p>
          </table:table-cell>
          <table:table-cell table:formula="of:=[.AS42]/32" office:value-type="float" office:value="0.0625" calcext:value-type="float">
            <text:p>0.0625</text:p>
          </table:table-cell>
          <table:table-cell table:formula="of:=([.AT42]-[.AU42])/([.AT42]+[.AU42])" office:value-type="float" office:value="-1" calcext:value-type="float">
            <text:p>-1</text:p>
          </table:table-cell>
          <table:table-cell table:formula="of:=FLOOR([.AV42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3" office:value-type="float" office:value="90540" calcext:value-type="float">
            <text:p>90,540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formula="of:=[.E43]+[.G43]+[.N43]+[.O43]+[.S43]+[.U43]+[.AG43]+[.AQ43]" office:value-type="float" office:value="1" calcext:value-type="float">
            <text:p>1</text:p>
          </table:table-cell>
          <table:table-cell table:formula="of:=SUM([.AH43:.AP43])+SUM([.V43:.AF43])+SUM([.P43:.R43])+[.T43]+SUM([.H43:.M43])+[.F43]+[.D43]" office:value-type="float" office:value="1" calcext:value-type="float">
            <text:p>1</text:p>
          </table:table-cell>
          <table:table-cell table:formula="of:=[.AR43]/8" office:value-type="float" office:value="0.125" calcext:value-type="float">
            <text:p>0.125</text:p>
          </table:table-cell>
          <table:table-cell table:formula="of:=[.AS43]/32" office:value-type="float" office:value="0.03125" calcext:value-type="float">
            <text:p>0.03125</text:p>
          </table:table-cell>
          <table:table-cell table:formula="of:=([.AT43]-[.AU43])/([.AT43]+[.AU43])" office:value-type="float" office:value="0.6" calcext:value-type="float">
            <text:p>0.6</text:p>
          </table:table-cell>
          <table:table-cell table:formula="of:=FLOOR([.AV43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3" office:value-type="float" office:value="83444" calcext:value-type="float">
            <text:p>83,444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formula="of:=[.E44]+[.G44]+[.N44]+[.O44]+[.S44]+[.U44]+[.AG44]+[.AQ44]" office:value-type="float" office:value="1" calcext:value-type="float">
            <text:p>1</text:p>
          </table:table-cell>
          <table:table-cell table:formula="of:=SUM([.AH44:.AP44])+SUM([.V44:.AF44])+SUM([.P44:.R44])+[.T44]+SUM([.H44:.M44])+[.F44]+[.D44]" office:value-type="float" office:value="1" calcext:value-type="float">
            <text:p>1</text:p>
          </table:table-cell>
          <table:table-cell table:formula="of:=[.AR44]/8" office:value-type="float" office:value="0.125" calcext:value-type="float">
            <text:p>0.125</text:p>
          </table:table-cell>
          <table:table-cell table:formula="of:=[.AS44]/32" office:value-type="float" office:value="0.03125" calcext:value-type="float">
            <text:p>0.03125</text:p>
          </table:table-cell>
          <table:table-cell table:formula="of:=([.AT44]-[.AU44])/([.AT44]+[.AU44])" office:value-type="float" office:value="0.6" calcext:value-type="float">
            <text:p>0.6</text:p>
          </table:table-cell>
          <table:table-cell table:formula="of:=FLOOR([.AV44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3" office:value-type="float" office:value="123141" calcext:value-type="float">
            <text:p>123,14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45]+[.G45]+[.N45]+[.O45]+[.S45]+[.U45]+[.AG45]+[.AQ45]" office:value-type="float" office:value="1" calcext:value-type="float">
            <text:p>1</text:p>
          </table:table-cell>
          <table:table-cell table:formula="of:=SUM([.AH45:.AP45])+SUM([.V45:.AF45])+SUM([.P45:.R45])+[.T45]+SUM([.H45:.M45])+[.F45]+[.D45]" office:value-type="float" office:value="1" calcext:value-type="float">
            <text:p>1</text:p>
          </table:table-cell>
          <table:table-cell table:formula="of:=[.AR45]/8" office:value-type="float" office:value="0.125" calcext:value-type="float">
            <text:p>0.125</text:p>
          </table:table-cell>
          <table:table-cell table:formula="of:=[.AS45]/32" office:value-type="float" office:value="0.03125" calcext:value-type="float">
            <text:p>0.03125</text:p>
          </table:table-cell>
          <table:table-cell table:formula="of:=([.AT45]-[.AU45])/([.AT45]+[.AU45])" office:value-type="float" office:value="0.6" calcext:value-type="float">
            <text:p>0.6</text:p>
          </table:table-cell>
          <table:table-cell table:formula="of:=FLOOR([.AV4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3" office:value-type="float" office:value="115936" calcext:value-type="float">
            <text:p>115,936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46]+[.G46]+[.N46]+[.O46]+[.S46]+[.U46]+[.AG46]+[.AQ46]" office:value-type="float" office:value="1" calcext:value-type="float">
            <text:p>1</text:p>
          </table:table-cell>
          <table:table-cell table:formula="of:=SUM([.AH46:.AP46])+SUM([.V46:.AF46])+SUM([.P46:.R46])+[.T46]+SUM([.H46:.M46])+[.F46]+[.D46]" office:value-type="float" office:value="1" calcext:value-type="float">
            <text:p>1</text:p>
          </table:table-cell>
          <table:table-cell table:formula="of:=[.AR46]/8" office:value-type="float" office:value="0.125" calcext:value-type="float">
            <text:p>0.125</text:p>
          </table:table-cell>
          <table:table-cell table:formula="of:=[.AS46]/32" office:value-type="float" office:value="0.03125" calcext:value-type="float">
            <text:p>0.03125</text:p>
          </table:table-cell>
          <table:table-cell table:formula="of:=([.AT46]-[.AU46])/([.AT46]+[.AU46])" office:value-type="float" office:value="0.6" calcext:value-type="float">
            <text:p>0.6</text:p>
          </table:table-cell>
          <table:table-cell table:formula="of:=FLOOR([.AV46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3" office:value-type="float" office:value="71443" calcext:value-type="float">
            <text:p>71,443</text:p>
          </table:table-cell>
          <table:table-cell office:value-type="float" office:value="2" calcext:value-type="float">
            <text:p>2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47]+[.G47]+[.N47]+[.O47]+[.S47]+[.U47]+[.AG47]+[.AQ47]" office:value-type="float" office:value="0" calcext:value-type="float">
            <text:p>0</text:p>
          </table:table-cell>
          <table:table-cell table:formula="of:=SUM([.AH47:.AP47])+SUM([.V47:.AF47])+SUM([.P47:.R47])+[.T47]+SUM([.H47:.M47])+[.F47]+[.D47]" office:value-type="float" office:value="2" calcext:value-type="float">
            <text:p>2</text:p>
          </table:table-cell>
          <table:table-cell table:formula="of:=[.AR47]/8" office:value-type="float" office:value="0" calcext:value-type="float">
            <text:p>0</text:p>
          </table:table-cell>
          <table:table-cell table:formula="of:=[.AS47]/32" office:value-type="float" office:value="0.0625" calcext:value-type="float">
            <text:p>0.0625</text:p>
          </table:table-cell>
          <table:table-cell table:formula="of:=([.AT47]-[.AU47])/([.AT47]+[.AU47])" office:value-type="float" office:value="-1" calcext:value-type="float">
            <text:p>-1</text:p>
          </table:table-cell>
          <table:table-cell table:formula="of:=FLOOR([.AV47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3" office:value-type="float" office:value="171797" calcext:value-type="float">
            <text:p>171,797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48]+[.G48]+[.N48]+[.O48]+[.S48]+[.U48]+[.AG48]+[.AQ48]" office:value-type="float" office:value="0" calcext:value-type="float">
            <text:p>0</text:p>
          </table:table-cell>
          <table:table-cell table:formula="of:=SUM([.AH48:.AP48])+SUM([.V48:.AF48])+SUM([.P48:.R48])+[.T48]+SUM([.H48:.M48])+[.F48]+[.D48]" office:value-type="float" office:value="2" calcext:value-type="float">
            <text:p>2</text:p>
          </table:table-cell>
          <table:table-cell table:formula="of:=[.AR48]/8" office:value-type="float" office:value="0" calcext:value-type="float">
            <text:p>0</text:p>
          </table:table-cell>
          <table:table-cell table:formula="of:=[.AS48]/32" office:value-type="float" office:value="0.0625" calcext:value-type="float">
            <text:p>0.0625</text:p>
          </table:table-cell>
          <table:table-cell table:formula="of:=([.AT48]-[.AU48])/([.AT48]+[.AU48])" office:value-type="float" office:value="-1" calcext:value-type="float">
            <text:p>-1</text:p>
          </table:table-cell>
          <table:table-cell table:formula="of:=FLOOR([.AV48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3" office:value-type="float" office:value="128424" calcext:value-type="float">
            <text:p>128,424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E49]+[.G49]+[.N49]+[.O49]+[.S49]+[.U49]+[.AG49]+[.AQ49]" office:value-type="float" office:value="1" calcext:value-type="float">
            <text:p>1</text:p>
          </table:table-cell>
          <table:table-cell table:formula="of:=SUM([.AH49:.AP49])+SUM([.V49:.AF49])+SUM([.P49:.R49])+[.T49]+SUM([.H49:.M49])+[.F49]+[.D49]" office:value-type="float" office:value="1" calcext:value-type="float">
            <text:p>1</text:p>
          </table:table-cell>
          <table:table-cell table:formula="of:=[.AR49]/8" office:value-type="float" office:value="0.125" calcext:value-type="float">
            <text:p>0.125</text:p>
          </table:table-cell>
          <table:table-cell table:formula="of:=[.AS49]/32" office:value-type="float" office:value="0.03125" calcext:value-type="float">
            <text:p>0.03125</text:p>
          </table:table-cell>
          <table:table-cell table:formula="of:=([.AT49]-[.AU49])/([.AT49]+[.AU49])" office:value-type="float" office:value="0.6" calcext:value-type="float">
            <text:p>0.6</text:p>
          </table:table-cell>
          <table:table-cell table:formula="of:=FLOOR([.AV49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3" office:value-type="float" office:value="109106" calcext:value-type="float">
            <text:p>109,106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E50]+[.G50]+[.N50]+[.O50]+[.S50]+[.U50]+[.AG50]+[.AQ50]" office:value-type="float" office:value="1" calcext:value-type="float">
            <text:p>1</text:p>
          </table:table-cell>
          <table:table-cell table:formula="of:=SUM([.AH50:.AP50])+SUM([.V50:.AF50])+SUM([.P50:.R50])+[.T50]+SUM([.H50:.M50])+[.F50]+[.D50]" office:value-type="float" office:value="1" calcext:value-type="float">
            <text:p>1</text:p>
          </table:table-cell>
          <table:table-cell table:formula="of:=[.AR50]/8" office:value-type="float" office:value="0.125" calcext:value-type="float">
            <text:p>0.125</text:p>
          </table:table-cell>
          <table:table-cell table:formula="of:=[.AS50]/32" office:value-type="float" office:value="0.03125" calcext:value-type="float">
            <text:p>0.03125</text:p>
          </table:table-cell>
          <table:table-cell table:formula="of:=([.AT50]-[.AU50])/([.AT50]+[.AU50])" office:value-type="float" office:value="0.6" calcext:value-type="float">
            <text:p>0.6</text:p>
          </table:table-cell>
          <table:table-cell table:formula="of:=FLOOR([.AV50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3" office:value-type="float" office:value="128650" calcext:value-type="float">
            <text:p>128,650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51]+[.G51]+[.N51]+[.O51]+[.S51]+[.U51]+[.AG51]+[.AQ51]" office:value-type="float" office:value="1" calcext:value-type="float">
            <text:p>1</text:p>
          </table:table-cell>
          <table:table-cell table:formula="of:=SUM([.AH51:.AP51])+SUM([.V51:.AF51])+SUM([.P51:.R51])+[.T51]+SUM([.H51:.M51])+[.F51]+[.D51]" office:value-type="float" office:value="1" calcext:value-type="float">
            <text:p>1</text:p>
          </table:table-cell>
          <table:table-cell table:formula="of:=[.AR51]/8" office:value-type="float" office:value="0.125" calcext:value-type="float">
            <text:p>0.125</text:p>
          </table:table-cell>
          <table:table-cell table:formula="of:=[.AS51]/32" office:value-type="float" office:value="0.03125" calcext:value-type="float">
            <text:p>0.03125</text:p>
          </table:table-cell>
          <table:table-cell table:formula="of:=([.AT51]-[.AU51])/([.AT51]+[.AU51])" office:value-type="float" office:value="0.6" calcext:value-type="float">
            <text:p>0.6</text:p>
          </table:table-cell>
          <table:table-cell table:formula="of:=FLOOR([.AV5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3" office:value-type="float" office:value="152186" calcext:value-type="float">
            <text:p>152,186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52]+[.G52]+[.N52]+[.O52]+[.S52]+[.U52]+[.AG52]+[.AQ52]" office:value-type="float" office:value="0" calcext:value-type="float">
            <text:p>0</text:p>
          </table:table-cell>
          <table:table-cell table:formula="of:=SUM([.AH52:.AP52])+SUM([.V52:.AF52])+SUM([.P52:.R52])+[.T52]+SUM([.H52:.M52])+[.F52]+[.D52]" office:value-type="float" office:value="2" calcext:value-type="float">
            <text:p>2</text:p>
          </table:table-cell>
          <table:table-cell table:formula="of:=[.AR52]/8" office:value-type="float" office:value="0" calcext:value-type="float">
            <text:p>0</text:p>
          </table:table-cell>
          <table:table-cell table:formula="of:=[.AS52]/32" office:value-type="float" office:value="0.0625" calcext:value-type="float">
            <text:p>0.0625</text:p>
          </table:table-cell>
          <table:table-cell table:formula="of:=([.AT52]-[.AU52])/([.AT52]+[.AU52])" office:value-type="float" office:value="-1" calcext:value-type="float">
            <text:p>-1</text:p>
          </table:table-cell>
          <table:table-cell table:formula="of:=FLOOR([.AV52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3" office:value-type="float" office:value="260692" calcext:value-type="float">
            <text:p>260,692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53]+[.G53]+[.N53]+[.O53]+[.S53]+[.U53]+[.AG53]+[.AQ53]" office:value-type="float" office:value="1" calcext:value-type="float">
            <text:p>1</text:p>
          </table:table-cell>
          <table:table-cell table:formula="of:=SUM([.AH53:.AP53])+SUM([.V53:.AF53])+SUM([.P53:.R53])+[.T53]+SUM([.H53:.M53])+[.F53]+[.D53]" office:value-type="float" office:value="1" calcext:value-type="float">
            <text:p>1</text:p>
          </table:table-cell>
          <table:table-cell table:formula="of:=[.AR53]/8" office:value-type="float" office:value="0.125" calcext:value-type="float">
            <text:p>0.125</text:p>
          </table:table-cell>
          <table:table-cell table:formula="of:=[.AS53]/32" office:value-type="float" office:value="0.03125" calcext:value-type="float">
            <text:p>0.03125</text:p>
          </table:table-cell>
          <table:table-cell table:formula="of:=([.AT53]-[.AU53])/([.AT53]+[.AU53])" office:value-type="float" office:value="0.6" calcext:value-type="float">
            <text:p>0.6</text:p>
          </table:table-cell>
          <table:table-cell table:formula="of:=FLOOR([.AV53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3" office:value-type="float" office:value="224340" calcext:value-type="float">
            <text:p>224,340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54]+[.G54]+[.N54]+[.O54]+[.S54]+[.U54]+[.AG54]+[.AQ54]" office:value-type="float" office:value="1" calcext:value-type="float">
            <text:p>1</text:p>
          </table:table-cell>
          <table:table-cell table:formula="of:=SUM([.AH54:.AP54])+SUM([.V54:.AF54])+SUM([.P54:.R54])+[.T54]+SUM([.H54:.M54])+[.F54]+[.D54]" office:value-type="float" office:value="1" calcext:value-type="float">
            <text:p>1</text:p>
          </table:table-cell>
          <table:table-cell table:formula="of:=[.AR54]/8" office:value-type="float" office:value="0.125" calcext:value-type="float">
            <text:p>0.125</text:p>
          </table:table-cell>
          <table:table-cell table:formula="of:=[.AS54]/32" office:value-type="float" office:value="0.03125" calcext:value-type="float">
            <text:p>0.03125</text:p>
          </table:table-cell>
          <table:table-cell table:formula="of:=([.AT54]-[.AU54])/([.AT54]+[.AU54])" office:value-type="float" office:value="0.6" calcext:value-type="float">
            <text:p>0.6</text:p>
          </table:table-cell>
          <table:table-cell table:formula="of:=FLOOR([.AV54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3" office:value-type="float" office:value="102594" calcext:value-type="float">
            <text:p>102,594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formula="of:=[.E55]+[.G55]+[.N55]+[.O55]+[.S55]+[.U55]+[.AG55]+[.AQ55]" office:value-type="float" office:value="1" calcext:value-type="float">
            <text:p>1</text:p>
          </table:table-cell>
          <table:table-cell table:formula="of:=SUM([.AH55:.AP55])+SUM([.V55:.AF55])+SUM([.P55:.R55])+[.T55]+SUM([.H55:.M55])+[.F55]+[.D55]" office:value-type="float" office:value="1" calcext:value-type="float">
            <text:p>1</text:p>
          </table:table-cell>
          <table:table-cell table:formula="of:=[.AR55]/8" office:value-type="float" office:value="0.125" calcext:value-type="float">
            <text:p>0.125</text:p>
          </table:table-cell>
          <table:table-cell table:formula="of:=[.AS55]/32" office:value-type="float" office:value="0.03125" calcext:value-type="float">
            <text:p>0.03125</text:p>
          </table:table-cell>
          <table:table-cell table:formula="of:=([.AT55]-[.AU55])/([.AT55]+[.AU55])" office:value-type="float" office:value="0.6" calcext:value-type="float">
            <text:p>0.6</text:p>
          </table:table-cell>
          <table:table-cell table:formula="of:=FLOOR([.AV5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3" office:value-type="float" office:value="112718" calcext:value-type="float">
            <text:p>112,718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formula="of:=[.E56]+[.G56]+[.N56]+[.O56]+[.S56]+[.U56]+[.AG56]+[.AQ56]" office:value-type="float" office:value="1" calcext:value-type="float">
            <text:p>1</text:p>
          </table:table-cell>
          <table:table-cell table:formula="of:=SUM([.AH56:.AP56])+SUM([.V56:.AF56])+SUM([.P56:.R56])+[.T56]+SUM([.H56:.M56])+[.F56]+[.D56]" office:value-type="float" office:value="1" calcext:value-type="float">
            <text:p>1</text:p>
          </table:table-cell>
          <table:table-cell table:formula="of:=[.AR56]/8" office:value-type="float" office:value="0.125" calcext:value-type="float">
            <text:p>0.125</text:p>
          </table:table-cell>
          <table:table-cell table:formula="of:=[.AS56]/32" office:value-type="float" office:value="0.03125" calcext:value-type="float">
            <text:p>0.03125</text:p>
          </table:table-cell>
          <table:table-cell table:formula="of:=([.AT56]-[.AU56])/([.AT56]+[.AU56])" office:value-type="float" office:value="0.6" calcext:value-type="float">
            <text:p>0.6</text:p>
          </table:table-cell>
          <table:table-cell table:formula="of:=FLOOR([.AV56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3" office:value-type="float" office:value="102967" calcext:value-type="float">
            <text:p>102,96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E57]+[.G57]+[.N57]+[.O57]+[.S57]+[.U57]+[.AG57]+[.AQ57]" office:value-type="float" office:value="1" calcext:value-type="float">
            <text:p>1</text:p>
          </table:table-cell>
          <table:table-cell table:formula="of:=SUM([.AH57:.AP57])+SUM([.V57:.AF57])+SUM([.P57:.R57])+[.T57]+SUM([.H57:.M57])+[.F57]+[.D57]" office:value-type="float" office:value="1" calcext:value-type="float">
            <text:p>1</text:p>
          </table:table-cell>
          <table:table-cell table:formula="of:=[.AR57]/8" office:value-type="float" office:value="0.125" calcext:value-type="float">
            <text:p>0.125</text:p>
          </table:table-cell>
          <table:table-cell table:formula="of:=[.AS57]/32" office:value-type="float" office:value="0.03125" calcext:value-type="float">
            <text:p>0.03125</text:p>
          </table:table-cell>
          <table:table-cell table:formula="of:=([.AT57]-[.AU57])/([.AT57]+[.AU57])" office:value-type="float" office:value="0.6" calcext:value-type="float">
            <text:p>0.6</text:p>
          </table:table-cell>
          <table:table-cell table:formula="of:=FLOOR([.AV57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3" office:value-type="float" office:value="104754" calcext:value-type="float">
            <text:p>104,754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58]+[.G58]+[.N58]+[.O58]+[.S58]+[.U58]+[.AG58]+[.AQ58]" office:value-type="float" office:value="1" calcext:value-type="float">
            <text:p>1</text:p>
          </table:table-cell>
          <table:table-cell table:formula="of:=SUM([.AH58:.AP58])+SUM([.V58:.AF58])+SUM([.P58:.R58])+[.T58]+SUM([.H58:.M58])+[.F58]+[.D58]" office:value-type="float" office:value="1" calcext:value-type="float">
            <text:p>1</text:p>
          </table:table-cell>
          <table:table-cell table:formula="of:=[.AR58]/8" office:value-type="float" office:value="0.125" calcext:value-type="float">
            <text:p>0.125</text:p>
          </table:table-cell>
          <table:table-cell table:formula="of:=[.AS58]/32" office:value-type="float" office:value="0.03125" calcext:value-type="float">
            <text:p>0.03125</text:p>
          </table:table-cell>
          <table:table-cell table:formula="of:=([.AT58]-[.AU58])/([.AT58]+[.AU58])" office:value-type="float" office:value="0.6" calcext:value-type="float">
            <text:p>0.6</text:p>
          </table:table-cell>
          <table:table-cell table:formula="of:=FLOOR([.AV58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3" office:value-type="float" office:value="134343" calcext:value-type="float">
            <text:p>134,343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formula="of:=[.E59]+[.G59]+[.N59]+[.O59]+[.S59]+[.U59]+[.AG59]+[.AQ59]" office:value-type="float" office:value="1" calcext:value-type="float">
            <text:p>1</text:p>
          </table:table-cell>
          <table:table-cell table:formula="of:=SUM([.AH59:.AP59])+SUM([.V59:.AF59])+SUM([.P59:.R59])+[.T59]+SUM([.H59:.M59])+[.F59]+[.D59]" office:value-type="float" office:value="1" calcext:value-type="float">
            <text:p>1</text:p>
          </table:table-cell>
          <table:table-cell table:formula="of:=[.AR59]/8" office:value-type="float" office:value="0.125" calcext:value-type="float">
            <text:p>0.125</text:p>
          </table:table-cell>
          <table:table-cell table:formula="of:=[.AS59]/32" office:value-type="float" office:value="0.03125" calcext:value-type="float">
            <text:p>0.03125</text:p>
          </table:table-cell>
          <table:table-cell table:formula="of:=([.AT59]-[.AU59])/([.AT59]+[.AU59])" office:value-type="float" office:value="0.6" calcext:value-type="float">
            <text:p>0.6</text:p>
          </table:table-cell>
          <table:table-cell table:formula="of:=FLOOR([.AV59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3" office:value-type="float" office:value="98773" calcext:value-type="float">
            <text:p>98,77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formula="of:=[.E60]+[.G60]+[.N60]+[.O60]+[.S60]+[.U60]+[.AG60]+[.AQ60]" office:value-type="float" office:value="1" calcext:value-type="float">
            <text:p>1</text:p>
          </table:table-cell>
          <table:table-cell table:formula="of:=SUM([.AH60:.AP60])+SUM([.V60:.AF60])+SUM([.P60:.R60])+[.T60]+SUM([.H60:.M60])+[.F60]+[.D60]" office:value-type="float" office:value="1" calcext:value-type="float">
            <text:p>1</text:p>
          </table:table-cell>
          <table:table-cell table:formula="of:=[.AR60]/8" office:value-type="float" office:value="0.125" calcext:value-type="float">
            <text:p>0.125</text:p>
          </table:table-cell>
          <table:table-cell table:formula="of:=[.AS60]/32" office:value-type="float" office:value="0.03125" calcext:value-type="float">
            <text:p>0.03125</text:p>
          </table:table-cell>
          <table:table-cell table:formula="of:=([.AT60]-[.AU60])/([.AT60]+[.AU60])" office:value-type="float" office:value="0.6" calcext:value-type="float">
            <text:p>0.6</text:p>
          </table:table-cell>
          <table:table-cell table:formula="of:=FLOOR([.AV60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3" office:value-type="float" office:value="302624" calcext:value-type="float">
            <text:p>302,62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formula="of:=[.E61]+[.G61]+[.N61]+[.O61]+[.S61]+[.U61]+[.AG61]+[.AQ61]" office:value-type="float" office:value="1" calcext:value-type="float">
            <text:p>1</text:p>
          </table:table-cell>
          <table:table-cell table:formula="of:=SUM([.AH61:.AP61])+SUM([.V61:.AF61])+SUM([.P61:.R61])+[.T61]+SUM([.H61:.M61])+[.F61]+[.D61]" office:value-type="float" office:value="1" calcext:value-type="float">
            <text:p>1</text:p>
          </table:table-cell>
          <table:table-cell table:formula="of:=[.AR61]/8" office:value-type="float" office:value="0.125" calcext:value-type="float">
            <text:p>0.125</text:p>
          </table:table-cell>
          <table:table-cell table:formula="of:=[.AS61]/32" office:value-type="float" office:value="0.03125" calcext:value-type="float">
            <text:p>0.03125</text:p>
          </table:table-cell>
          <table:table-cell table:formula="of:=([.AT61]-[.AU61])/([.AT61]+[.AU61])" office:value-type="float" office:value="0.6" calcext:value-type="float">
            <text:p>0.6</text:p>
          </table:table-cell>
          <table:table-cell table:formula="of:=FLOOR([.AV6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3" office:value-type="float" office:value="366649" calcext:value-type="float">
            <text:p>366,649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62]+[.G62]+[.N62]+[.O62]+[.S62]+[.U62]+[.AG62]+[.AQ62]" office:value-type="float" office:value="2" calcext:value-type="float">
            <text:p>2</text:p>
          </table:table-cell>
          <table:table-cell table:formula="of:=SUM([.AH62:.AP62])+SUM([.V62:.AF62])+SUM([.P62:.R62])+[.T62]+SUM([.H62:.M62])+[.F62]+[.D62]" office:value-type="float" office:value="0" calcext:value-type="float">
            <text:p>0</text:p>
          </table:table-cell>
          <table:table-cell table:formula="of:=[.AR62]/8" office:value-type="float" office:value="0.25" calcext:value-type="float">
            <text:p>0.25</text:p>
          </table:table-cell>
          <table:table-cell table:formula="of:=[.AS62]/32" office:value-type="float" office:value="0" calcext:value-type="float">
            <text:p>0</text:p>
          </table:table-cell>
          <table:table-cell table:formula="of:=([.AT62]-[.AU62])/([.AT62]+[.AU62])" office:value-type="float" office:value="1" calcext:value-type="float">
            <text:p>1</text:p>
          </table:table-cell>
          <table:table-cell table:formula="of:=FLOOR([.AV62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3" office:value-type="float" office:value="103377" calcext:value-type="float">
            <text:p>103,377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63]+[.G63]+[.N63]+[.O63]+[.S63]+[.U63]+[.AG63]+[.AQ63]" office:value-type="float" office:value="0" calcext:value-type="float">
            <text:p>0</text:p>
          </table:table-cell>
          <table:table-cell table:formula="of:=SUM([.AH63:.AP63])+SUM([.V63:.AF63])+SUM([.P63:.R63])+[.T63]+SUM([.H63:.M63])+[.F63]+[.D63]" office:value-type="float" office:value="2" calcext:value-type="float">
            <text:p>2</text:p>
          </table:table-cell>
          <table:table-cell table:formula="of:=[.AR63]/8" office:value-type="float" office:value="0" calcext:value-type="float">
            <text:p>0</text:p>
          </table:table-cell>
          <table:table-cell table:formula="of:=[.AS63]/32" office:value-type="float" office:value="0.0625" calcext:value-type="float">
            <text:p>0.0625</text:p>
          </table:table-cell>
          <table:table-cell table:formula="of:=([.AT63]-[.AU63])/([.AT63]+[.AU63])" office:value-type="float" office:value="-1" calcext:value-type="float">
            <text:p>-1</text:p>
          </table:table-cell>
          <table:table-cell table:formula="of:=FLOOR([.AV6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3" office:value-type="float" office:value="512484" calcext:value-type="float">
            <text:p>512,484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formula="of:=[.E64]+[.G64]+[.N64]+[.O64]+[.S64]+[.U64]+[.AG64]+[.AQ64]" office:value-type="float" office:value="2" calcext:value-type="float">
            <text:p>2</text:p>
          </table:table-cell>
          <table:table-cell table:formula="of:=SUM([.AH64:.AP64])+SUM([.V64:.AF64])+SUM([.P64:.R64])+[.T64]+SUM([.H64:.M64])+[.F64]+[.D64]" office:value-type="float" office:value="0" calcext:value-type="float">
            <text:p>0</text:p>
          </table:table-cell>
          <table:table-cell table:formula="of:=[.AR64]/8" office:value-type="float" office:value="0.25" calcext:value-type="float">
            <text:p>0.25</text:p>
          </table:table-cell>
          <table:table-cell table:formula="of:=[.AS64]/32" office:value-type="float" office:value="0" calcext:value-type="float">
            <text:p>0</text:p>
          </table:table-cell>
          <table:table-cell table:formula="of:=([.AT64]-[.AU64])/([.AT64]+[.AU64])" office:value-type="float" office:value="1" calcext:value-type="float">
            <text:p>1</text:p>
          </table:table-cell>
          <table:table-cell table:formula="of:=FLOOR([.AV6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3" office:value-type="float" office:value="198372" calcext:value-type="float">
            <text:p>198,372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formula="of:=[.E65]+[.G65]+[.N65]+[.O65]+[.S65]+[.U65]+[.AG65]+[.AQ65]" office:value-type="float" office:value="1" calcext:value-type="float">
            <text:p>1</text:p>
          </table:table-cell>
          <table:table-cell table:formula="of:=SUM([.AH65:.AP65])+SUM([.V65:.AF65])+SUM([.P65:.R65])+[.T65]+SUM([.H65:.M65])+[.F65]+[.D65]" office:value-type="float" office:value="1" calcext:value-type="float">
            <text:p>1</text:p>
          </table:table-cell>
          <table:table-cell table:formula="of:=[.AR65]/8" office:value-type="float" office:value="0.125" calcext:value-type="float">
            <text:p>0.125</text:p>
          </table:table-cell>
          <table:table-cell table:formula="of:=[.AS65]/32" office:value-type="float" office:value="0.03125" calcext:value-type="float">
            <text:p>0.03125</text:p>
          </table:table-cell>
          <table:table-cell table:formula="of:=([.AT65]-[.AU65])/([.AT65]+[.AU65])" office:value-type="float" office:value="0.6" calcext:value-type="float">
            <text:p>0.6</text:p>
          </table:table-cell>
          <table:table-cell table:formula="of:=FLOOR([.AV6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3" office:value-type="float" office:value="176705" calcext:value-type="float">
            <text:p>176,705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66]+[.G66]+[.N66]+[.O66]+[.S66]+[.U66]+[.AG66]+[.AQ66]" office:value-type="float" office:value="1" calcext:value-type="float">
            <text:p>1</text:p>
          </table:table-cell>
          <table:table-cell table:formula="of:=SUM([.AH66:.AP66])+SUM([.V66:.AF66])+SUM([.P66:.R66])+[.T66]+SUM([.H66:.M66])+[.F66]+[.D66]" office:value-type="float" office:value="1" calcext:value-type="float">
            <text:p>1</text:p>
          </table:table-cell>
          <table:table-cell table:formula="of:=[.AR66]/8" office:value-type="float" office:value="0.125" calcext:value-type="float">
            <text:p>0.125</text:p>
          </table:table-cell>
          <table:table-cell table:formula="of:=[.AS66]/32" office:value-type="float" office:value="0.03125" calcext:value-type="float">
            <text:p>0.03125</text:p>
          </table:table-cell>
          <table:table-cell table:formula="of:=([.AT66]-[.AU66])/([.AT66]+[.AU66])" office:value-type="float" office:value="0.6" calcext:value-type="float">
            <text:p>0.6</text:p>
          </table:table-cell>
          <table:table-cell table:formula="of:=FLOOR([.AV66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float" office:value="189890" calcext:value-type="float">
            <text:p>189,890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formula="of:=[.E67]+[.G67]+[.N67]+[.O67]+[.S67]+[.U67]+[.AG67]+[.AQ67]" office:value-type="float" office:value="1" calcext:value-type="float">
            <text:p>1</text:p>
          </table:table-cell>
          <table:table-cell table:formula="of:=SUM([.AH67:.AP67])+SUM([.V67:.AF67])+SUM([.P67:.R67])+[.T67]+SUM([.H67:.M67])+[.F67]+[.D67]" office:value-type="float" office:value="1" calcext:value-type="float">
            <text:p>1</text:p>
          </table:table-cell>
          <table:table-cell table:formula="of:=[.AR67]/8" office:value-type="float" office:value="0.125" calcext:value-type="float">
            <text:p>0.125</text:p>
          </table:table-cell>
          <table:table-cell table:formula="of:=[.AS67]/32" office:value-type="float" office:value="0.03125" calcext:value-type="float">
            <text:p>0.03125</text:p>
          </table:table-cell>
          <table:table-cell table:formula="of:=([.AT67]-[.AU67])/([.AT67]+[.AU67])" office:value-type="float" office:value="0.6" calcext:value-type="float">
            <text:p>0.6</text:p>
          </table:table-cell>
          <table:table-cell table:formula="of:=FLOOR([.AV67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3" office:value-type="float" office:value="208853" calcext:value-type="float">
            <text:p>208,853</text:p>
          </table:table-cell>
          <table:table-cell office:value-type="float" office:value="2" calcext:value-type="float">
            <text:p>2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68]+[.G68]+[.N68]+[.O68]+[.S68]+[.U68]+[.AG68]+[.AQ68]" office:value-type="float" office:value="1" calcext:value-type="float">
            <text:p>1</text:p>
          </table:table-cell>
          <table:table-cell table:formula="of:=SUM([.AH68:.AP68])+SUM([.V68:.AF68])+SUM([.P68:.R68])+[.T68]+SUM([.H68:.M68])+[.F68]+[.D68]" office:value-type="float" office:value="1" calcext:value-type="float">
            <text:p>1</text:p>
          </table:table-cell>
          <table:table-cell table:formula="of:=[.AR68]/8" office:value-type="float" office:value="0.125" calcext:value-type="float">
            <text:p>0.125</text:p>
          </table:table-cell>
          <table:table-cell table:formula="of:=[.AS68]/32" office:value-type="float" office:value="0.03125" calcext:value-type="float">
            <text:p>0.03125</text:p>
          </table:table-cell>
          <table:table-cell table:formula="of:=([.AT68]-[.AU68])/([.AT68]+[.AU68])" office:value-type="float" office:value="0.6" calcext:value-type="float">
            <text:p>0.6</text:p>
          </table:table-cell>
          <table:table-cell table:formula="of:=FLOOR([.AV68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3" office:value-type="float" office:value="159024" calcext:value-type="float">
            <text:p>159,02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formula="of:=[.E69]+[.G69]+[.N69]+[.O69]+[.S69]+[.U69]+[.AG69]+[.AQ69]" office:value-type="float" office:value="0" calcext:value-type="float">
            <text:p>0</text:p>
          </table:table-cell>
          <table:table-cell table:formula="of:=SUM([.AH69:.AP69])+SUM([.V69:.AF69])+SUM([.P69:.R69])+[.T69]+SUM([.H69:.M69])+[.F69]+[.D69]" office:value-type="float" office:value="2" calcext:value-type="float">
            <text:p>2</text:p>
          </table:table-cell>
          <table:table-cell table:formula="of:=[.AR69]/8" office:value-type="float" office:value="0" calcext:value-type="float">
            <text:p>0</text:p>
          </table:table-cell>
          <table:table-cell table:formula="of:=[.AS69]/32" office:value-type="float" office:value="0.0625" calcext:value-type="float">
            <text:p>0.0625</text:p>
          </table:table-cell>
          <table:table-cell table:formula="of:=([.AT69]-[.AU69])/([.AT69]+[.AU69])" office:value-type="float" office:value="-1" calcext:value-type="float">
            <text:p>-1</text:p>
          </table:table-cell>
          <table:table-cell table:formula="of:=FLOOR([.AV6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3" office:value-type="float" office:value="81751" calcext:value-type="float">
            <text:p>81,751</text:p>
          </table:table-cell>
          <table:table-cell office:value-type="float" office:value="2" calcext:value-type="float">
            <text:p>2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70]+[.G70]+[.N70]+[.O70]+[.S70]+[.U70]+[.AG70]+[.AQ70]" office:value-type="float" office:value="0" calcext:value-type="float">
            <text:p>0</text:p>
          </table:table-cell>
          <table:table-cell table:formula="of:=SUM([.AH70:.AP70])+SUM([.V70:.AF70])+SUM([.P70:.R70])+[.T70]+SUM([.H70:.M70])+[.F70]+[.D70]" office:value-type="float" office:value="2" calcext:value-type="float">
            <text:p>2</text:p>
          </table:table-cell>
          <table:table-cell table:formula="of:=[.AR70]/8" office:value-type="float" office:value="0" calcext:value-type="float">
            <text:p>0</text:p>
          </table:table-cell>
          <table:table-cell table:formula="of:=[.AS70]/32" office:value-type="float" office:value="0.0625" calcext:value-type="float">
            <text:p>0.0625</text:p>
          </table:table-cell>
          <table:table-cell table:formula="of:=([.AT70]-[.AU70])/([.AT70]+[.AU70])" office:value-type="float" office:value="-1" calcext:value-type="float">
            <text:p>-1</text:p>
          </table:table-cell>
          <table:table-cell table:formula="of:=FLOOR([.AV7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3" office:value-type="float" office:value="70819" calcext:value-type="float">
            <text:p>70,819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71]+[.G71]+[.N71]+[.O71]+[.S71]+[.U71]+[.AG71]+[.AQ71]" office:value-type="float" office:value="0" calcext:value-type="float">
            <text:p>0</text:p>
          </table:table-cell>
          <table:table-cell table:formula="of:=SUM([.AH71:.AP71])+SUM([.V71:.AF71])+SUM([.P71:.R71])+[.T71]+SUM([.H71:.M71])+[.F71]+[.D71]" office:value-type="float" office:value="2" calcext:value-type="float">
            <text:p>2</text:p>
          </table:table-cell>
          <table:table-cell table:formula="of:=[.AR71]/8" office:value-type="float" office:value="0" calcext:value-type="float">
            <text:p>0</text:p>
          </table:table-cell>
          <table:table-cell table:formula="of:=[.AS71]/32" office:value-type="float" office:value="0.0625" calcext:value-type="float">
            <text:p>0.0625</text:p>
          </table:table-cell>
          <table:table-cell table:formula="of:=([.AT71]-[.AU71])/([.AT71]+[.AU71])" office:value-type="float" office:value="-1" calcext:value-type="float">
            <text:p>-1</text:p>
          </table:table-cell>
          <table:table-cell table:formula="of:=FLOOR([.AV71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3" office:value-type="float" office:value="61414" calcext:value-type="float">
            <text:p>61,41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72]+[.G72]+[.N72]+[.O72]+[.S72]+[.U72]+[.AG72]+[.AQ72]" office:value-type="float" office:value="0" calcext:value-type="float">
            <text:p>0</text:p>
          </table:table-cell>
          <table:table-cell table:formula="of:=SUM([.AH72:.AP72])+SUM([.V72:.AF72])+SUM([.P72:.R72])+[.T72]+SUM([.H72:.M72])+[.F72]+[.D72]" office:value-type="float" office:value="2" calcext:value-type="float">
            <text:p>2</text:p>
          </table:table-cell>
          <table:table-cell table:formula="of:=[.AR72]/8" office:value-type="float" office:value="0" calcext:value-type="float">
            <text:p>0</text:p>
          </table:table-cell>
          <table:table-cell table:formula="of:=[.AS72]/32" office:value-type="float" office:value="0.0625" calcext:value-type="float">
            <text:p>0.0625</text:p>
          </table:table-cell>
          <table:table-cell table:formula="of:=([.AT72]-[.AU72])/([.AT72]+[.AU72])" office:value-type="float" office:value="-1" calcext:value-type="float">
            <text:p>-1</text:p>
          </table:table-cell>
          <table:table-cell table:formula="of:=FLOOR([.AV72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3" office:value-type="float" office:value="86654" calcext:value-type="float">
            <text:p>86,654</text:p>
          </table:table-cell>
          <table:table-cell office:value-type="float" office:value="2" calcext:value-type="float">
            <text:p>2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73]+[.G73]+[.N73]+[.O73]+[.S73]+[.U73]+[.AG73]+[.AQ73]" office:value-type="float" office:value="0" calcext:value-type="float">
            <text:p>0</text:p>
          </table:table-cell>
          <table:table-cell table:formula="of:=SUM([.AH73:.AP73])+SUM([.V73:.AF73])+SUM([.P73:.R73])+[.T73]+SUM([.H73:.M73])+[.F73]+[.D73]" office:value-type="float" office:value="2" calcext:value-type="float">
            <text:p>2</text:p>
          </table:table-cell>
          <table:table-cell table:formula="of:=[.AR73]/8" office:value-type="float" office:value="0" calcext:value-type="float">
            <text:p>0</text:p>
          </table:table-cell>
          <table:table-cell table:formula="of:=[.AS73]/32" office:value-type="float" office:value="0.0625" calcext:value-type="float">
            <text:p>0.0625</text:p>
          </table:table-cell>
          <table:table-cell table:formula="of:=([.AT73]-[.AU73])/([.AT73]+[.AU73])" office:value-type="float" office:value="-1" calcext:value-type="float">
            <text:p>-1</text:p>
          </table:table-cell>
          <table:table-cell table:formula="of:=FLOOR([.AV7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3" office:value-type="float" office:value="146679" calcext:value-type="float">
            <text:p>146,679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74]+[.G74]+[.N74]+[.O74]+[.S74]+[.U74]+[.AG74]+[.AQ74]" office:value-type="float" office:value="1" calcext:value-type="float">
            <text:p>1</text:p>
          </table:table-cell>
          <table:table-cell table:formula="of:=SUM([.AH74:.AP74])+SUM([.V74:.AF74])+SUM([.P74:.R74])+[.T74]+SUM([.H74:.M74])+[.F74]+[.D74]" office:value-type="float" office:value="1" calcext:value-type="float">
            <text:p>1</text:p>
          </table:table-cell>
          <table:table-cell table:formula="of:=[.AR74]/8" office:value-type="float" office:value="0.125" calcext:value-type="float">
            <text:p>0.125</text:p>
          </table:table-cell>
          <table:table-cell table:formula="of:=[.AS74]/32" office:value-type="float" office:value="0.03125" calcext:value-type="float">
            <text:p>0.03125</text:p>
          </table:table-cell>
          <table:table-cell table:formula="of:=([.AT74]-[.AU74])/([.AT74]+[.AU74])" office:value-type="float" office:value="0.6" calcext:value-type="float">
            <text:p>0.6</text:p>
          </table:table-cell>
          <table:table-cell table:formula="of:=FLOOR([.AV74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3" office:value-type="float" office:value="139737" calcext:value-type="float">
            <text:p>139,73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75]+[.G75]+[.N75]+[.O75]+[.S75]+[.U75]+[.AG75]+[.AQ75]" office:value-type="float" office:value="1" calcext:value-type="float">
            <text:p>1</text:p>
          </table:table-cell>
          <table:table-cell table:formula="of:=SUM([.AH75:.AP75])+SUM([.V75:.AF75])+SUM([.P75:.R75])+[.T75]+SUM([.H75:.M75])+[.F75]+[.D75]" office:value-type="float" office:value="1" calcext:value-type="float">
            <text:p>1</text:p>
          </table:table-cell>
          <table:table-cell table:formula="of:=[.AR75]/8" office:value-type="float" office:value="0.125" calcext:value-type="float">
            <text:p>0.125</text:p>
          </table:table-cell>
          <table:table-cell table:formula="of:=[.AS75]/32" office:value-type="float" office:value="0.03125" calcext:value-type="float">
            <text:p>0.03125</text:p>
          </table:table-cell>
          <table:table-cell table:formula="of:=([.AT75]-[.AU75])/([.AT75]+[.AU75])" office:value-type="float" office:value="0.6" calcext:value-type="float">
            <text:p>0.6</text:p>
          </table:table-cell>
          <table:table-cell table:formula="of:=FLOOR([.AV7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3" office:value-type="float" office:value="172844" calcext:value-type="float">
            <text:p>172,84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76]+[.G76]+[.N76]+[.O76]+[.S76]+[.U76]+[.AG76]+[.AQ76]" office:value-type="float" office:value="0" calcext:value-type="float">
            <text:p>0</text:p>
          </table:table-cell>
          <table:table-cell table:formula="of:=SUM([.AH76:.AP76])+SUM([.V76:.AF76])+SUM([.P76:.R76])+[.T76]+SUM([.H76:.M76])+[.F76]+[.D76]" office:value-type="float" office:value="2" calcext:value-type="float">
            <text:p>2</text:p>
          </table:table-cell>
          <table:table-cell table:formula="of:=[.AR76]/8" office:value-type="float" office:value="0" calcext:value-type="float">
            <text:p>0</text:p>
          </table:table-cell>
          <table:table-cell table:formula="of:=[.AS76]/32" office:value-type="float" office:value="0.0625" calcext:value-type="float">
            <text:p>0.0625</text:p>
          </table:table-cell>
          <table:table-cell table:formula="of:=([.AT76]-[.AU76])/([.AT76]+[.AU76])" office:value-type="float" office:value="-1" calcext:value-type="float">
            <text:p>-1</text:p>
          </table:table-cell>
          <table:table-cell table:formula="of:=FLOOR([.AV76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3" office:value-type="float" office:value="159789" calcext:value-type="float">
            <text:p>159,789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77]+[.G77]+[.N77]+[.O77]+[.S77]+[.U77]+[.AG77]+[.AQ77]" office:value-type="float" office:value="1" calcext:value-type="float">
            <text:p>1</text:p>
          </table:table-cell>
          <table:table-cell table:formula="of:=SUM([.AH77:.AP77])+SUM([.V77:.AF77])+SUM([.P77:.R77])+[.T77]+SUM([.H77:.M77])+[.F77]+[.D77]" office:value-type="float" office:value="1" calcext:value-type="float">
            <text:p>1</text:p>
          </table:table-cell>
          <table:table-cell table:formula="of:=[.AR77]/8" office:value-type="float" office:value="0.125" calcext:value-type="float">
            <text:p>0.125</text:p>
          </table:table-cell>
          <table:table-cell table:formula="of:=[.AS77]/32" office:value-type="float" office:value="0.03125" calcext:value-type="float">
            <text:p>0.03125</text:p>
          </table:table-cell>
          <table:table-cell table:formula="of:=([.AT77]-[.AU77])/([.AT77]+[.AU77])" office:value-type="float" office:value="0.6" calcext:value-type="float">
            <text:p>0.6</text:p>
          </table:table-cell>
          <table:table-cell table:formula="of:=FLOOR([.AV77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3" office:value-type="float" office:value="192860" calcext:value-type="float">
            <text:p>192,86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78]+[.G78]+[.N78]+[.O78]+[.S78]+[.U78]+[.AG78]+[.AQ78]" office:value-type="float" office:value="1" calcext:value-type="float">
            <text:p>1</text:p>
          </table:table-cell>
          <table:table-cell table:formula="of:=SUM([.AH78:.AP78])+SUM([.V78:.AF78])+SUM([.P78:.R78])+[.T78]+SUM([.H78:.M78])+[.F78]+[.D78]" office:value-type="float" office:value="1" calcext:value-type="float">
            <text:p>1</text:p>
          </table:table-cell>
          <table:table-cell table:formula="of:=[.AR78]/8" office:value-type="float" office:value="0.125" calcext:value-type="float">
            <text:p>0.125</text:p>
          </table:table-cell>
          <table:table-cell table:formula="of:=[.AS78]/32" office:value-type="float" office:value="0.03125" calcext:value-type="float">
            <text:p>0.03125</text:p>
          </table:table-cell>
          <table:table-cell table:formula="of:=([.AT78]-[.AU78])/([.AT78]+[.AU78])" office:value-type="float" office:value="0.6" calcext:value-type="float">
            <text:p>0.6</text:p>
          </table:table-cell>
          <table:table-cell table:formula="of:=FLOOR([.AV78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3" office:value-type="float" office:value="195885" calcext:value-type="float">
            <text:p>195,88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79]+[.G79]+[.N79]+[.O79]+[.S79]+[.U79]+[.AG79]+[.AQ79]" office:value-type="float" office:value="1" calcext:value-type="float">
            <text:p>1</text:p>
          </table:table-cell>
          <table:table-cell table:formula="of:=SUM([.AH79:.AP79])+SUM([.V79:.AF79])+SUM([.P79:.R79])+[.T79]+SUM([.H79:.M79])+[.F79]+[.D79]" office:value-type="float" office:value="1" calcext:value-type="float">
            <text:p>1</text:p>
          </table:table-cell>
          <table:table-cell table:formula="of:=[.AR79]/8" office:value-type="float" office:value="0.125" calcext:value-type="float">
            <text:p>0.125</text:p>
          </table:table-cell>
          <table:table-cell table:formula="of:=[.AS79]/32" office:value-type="float" office:value="0.03125" calcext:value-type="float">
            <text:p>0.03125</text:p>
          </table:table-cell>
          <table:table-cell table:formula="of:=([.AT79]-[.AU79])/([.AT79]+[.AU79])" office:value-type="float" office:value="0.6" calcext:value-type="float">
            <text:p>0.6</text:p>
          </table:table-cell>
          <table:table-cell table:formula="of:=FLOOR([.AV79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3" office:value-type="float" office:value="116364" calcext:value-type="float">
            <text:p>116,364</text:p>
          </table:table-cell>
          <table:table-cell office:value-type="float" office:value="2" calcext:value-type="float">
            <text:p>2</text:p>
          </table:table-cell>
          <table:table-cell table:number-columns-repeated="3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80]+[.G80]+[.N80]+[.O80]+[.S80]+[.U80]+[.AG80]+[.AQ80]" office:value-type="float" office:value="0" calcext:value-type="float">
            <text:p>0</text:p>
          </table:table-cell>
          <table:table-cell table:formula="of:=SUM([.AH80:.AP80])+SUM([.V80:.AF80])+SUM([.P80:.R80])+[.T80]+SUM([.H80:.M80])+[.F80]+[.D80]" office:value-type="float" office:value="2" calcext:value-type="float">
            <text:p>2</text:p>
          </table:table-cell>
          <table:table-cell table:formula="of:=[.AR80]/8" office:value-type="float" office:value="0" calcext:value-type="float">
            <text:p>0</text:p>
          </table:table-cell>
          <table:table-cell table:formula="of:=[.AS80]/32" office:value-type="float" office:value="0.0625" calcext:value-type="float">
            <text:p>0.0625</text:p>
          </table:table-cell>
          <table:table-cell table:formula="of:=([.AT80]-[.AU80])/([.AT80]+[.AU80])" office:value-type="float" office:value="-1" calcext:value-type="float">
            <text:p>-1</text:p>
          </table:table-cell>
          <table:table-cell table:formula="of:=FLOOR([.AV8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3" office:value-type="float" office:value="96398" calcext:value-type="float">
            <text:p>96,398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81]+[.G81]+[.N81]+[.O81]+[.S81]+[.U81]+[.AG81]+[.AQ81]" office:value-type="float" office:value="0" calcext:value-type="float">
            <text:p>0</text:p>
          </table:table-cell>
          <table:table-cell table:formula="of:=SUM([.AH81:.AP81])+SUM([.V81:.AF81])+SUM([.P81:.R81])+[.T81]+SUM([.H81:.M81])+[.F81]+[.D81]" office:value-type="float" office:value="2" calcext:value-type="float">
            <text:p>2</text:p>
          </table:table-cell>
          <table:table-cell table:formula="of:=[.AR81]/8" office:value-type="float" office:value="0" calcext:value-type="float">
            <text:p>0</text:p>
          </table:table-cell>
          <table:table-cell table:formula="of:=[.AS81]/32" office:value-type="float" office:value="0.0625" calcext:value-type="float">
            <text:p>0.0625</text:p>
          </table:table-cell>
          <table:table-cell table:formula="of:=([.AT81]-[.AU81])/([.AT81]+[.AU81])" office:value-type="float" office:value="-1" calcext:value-type="float">
            <text:p>-1</text:p>
          </table:table-cell>
          <table:table-cell table:formula="of:=FLOOR([.AV81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3" office:value-type="float" office:value="198747" calcext:value-type="float">
            <text:p>198,74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formula="of:=[.E82]+[.G82]+[.N82]+[.O82]+[.S82]+[.U82]+[.AG82]+[.AQ82]" office:value-type="float" office:value="1" calcext:value-type="float">
            <text:p>1</text:p>
          </table:table-cell>
          <table:table-cell table:formula="of:=SUM([.AH82:.AP82])+SUM([.V82:.AF82])+SUM([.P82:.R82])+[.T82]+SUM([.H82:.M82])+[.F82]+[.D82]" office:value-type="float" office:value="1" calcext:value-type="float">
            <text:p>1</text:p>
          </table:table-cell>
          <table:table-cell table:formula="of:=[.AR82]/8" office:value-type="float" office:value="0.125" calcext:value-type="float">
            <text:p>0.125</text:p>
          </table:table-cell>
          <table:table-cell table:formula="of:=[.AS82]/32" office:value-type="float" office:value="0.03125" calcext:value-type="float">
            <text:p>0.03125</text:p>
          </table:table-cell>
          <table:table-cell table:formula="of:=([.AT82]-[.AU82])/([.AT82]+[.AU82])" office:value-type="float" office:value="0.6" calcext:value-type="float">
            <text:p>0.6</text:p>
          </table:table-cell>
          <table:table-cell table:formula="of:=FLOOR([.AV82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3" office:value-type="float" office:value="142453" calcext:value-type="float">
            <text:p>142,453</text:p>
          </table:table-cell>
          <table:table-cell office:value-type="float" office:value="2" calcext:value-type="float">
            <text:p>2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83]+[.G83]+[.N83]+[.O83]+[.S83]+[.U83]+[.AG83]+[.AQ83]" office:value-type="float" office:value="0" calcext:value-type="float">
            <text:p>0</text:p>
          </table:table-cell>
          <table:table-cell table:formula="of:=SUM([.AH83:.AP83])+SUM([.V83:.AF83])+SUM([.P83:.R83])+[.T83]+SUM([.H83:.M83])+[.F83]+[.D83]" office:value-type="float" office:value="2" calcext:value-type="float">
            <text:p>2</text:p>
          </table:table-cell>
          <table:table-cell table:formula="of:=[.AR83]/8" office:value-type="float" office:value="0" calcext:value-type="float">
            <text:p>0</text:p>
          </table:table-cell>
          <table:table-cell table:formula="of:=[.AS83]/32" office:value-type="float" office:value="0.0625" calcext:value-type="float">
            <text:p>0.0625</text:p>
          </table:table-cell>
          <table:table-cell table:formula="of:=([.AT83]-[.AU83])/([.AT83]+[.AU83])" office:value-type="float" office:value="-1" calcext:value-type="float">
            <text:p>-1</text:p>
          </table:table-cell>
          <table:table-cell table:formula="of:=FLOOR([.AV8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3" office:value-type="float" office:value="339852" calcext:value-type="float">
            <text:p>339,85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formula="of:=[.E84]+[.G84]+[.N84]+[.O84]+[.S84]+[.U84]+[.AG84]+[.AQ84]" office:value-type="float" office:value="2" calcext:value-type="float">
            <text:p>2</text:p>
          </table:table-cell>
          <table:table-cell table:formula="of:=SUM([.AH84:.AP84])+SUM([.V84:.AF84])+SUM([.P84:.R84])+[.T84]+SUM([.H84:.M84])+[.F84]+[.D84]" office:value-type="float" office:value="0" calcext:value-type="float">
            <text:p>0</text:p>
          </table:table-cell>
          <table:table-cell table:formula="of:=[.AR84]/8" office:value-type="float" office:value="0.25" calcext:value-type="float">
            <text:p>0.25</text:p>
          </table:table-cell>
          <table:table-cell table:formula="of:=[.AS84]/32" office:value-type="float" office:value="0" calcext:value-type="float">
            <text:p>0</text:p>
          </table:table-cell>
          <table:table-cell table:formula="of:=([.AT84]-[.AU84])/([.AT84]+[.AU84])" office:value-type="float" office:value="1" calcext:value-type="float">
            <text:p>1</text:p>
          </table:table-cell>
          <table:table-cell table:formula="of:=FLOOR([.AV8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3" office:value-type="float" office:value="96777" calcext:value-type="float">
            <text:p>96,777</text:p>
          </table:table-cell>
          <table:table-cell office:value-type="float" office:value="2" calcext:value-type="float">
            <text:p>2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85]+[.G85]+[.N85]+[.O85]+[.S85]+[.U85]+[.AG85]+[.AQ85]" office:value-type="float" office:value="0" calcext:value-type="float">
            <text:p>0</text:p>
          </table:table-cell>
          <table:table-cell table:formula="of:=SUM([.AH85:.AP85])+SUM([.V85:.AF85])+SUM([.P85:.R85])+[.T85]+SUM([.H85:.M85])+[.F85]+[.D85]" office:value-type="float" office:value="2" calcext:value-type="float">
            <text:p>2</text:p>
          </table:table-cell>
          <table:table-cell table:formula="of:=[.AR85]/8" office:value-type="float" office:value="0" calcext:value-type="float">
            <text:p>0</text:p>
          </table:table-cell>
          <table:table-cell table:formula="of:=[.AS85]/32" office:value-type="float" office:value="0.0625" calcext:value-type="float">
            <text:p>0.0625</text:p>
          </table:table-cell>
          <table:table-cell table:formula="of:=([.AT85]-[.AU85])/([.AT85]+[.AU85])" office:value-type="float" office:value="-1" calcext:value-type="float">
            <text:p>-1</text:p>
          </table:table-cell>
          <table:table-cell table:formula="of:=FLOOR([.AV85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3" office:value-type="float" office:value="130835" calcext:value-type="float">
            <text:p>130,835</text:p>
          </table:table-cell>
          <table:table-cell office:value-type="float" office:value="2" calcext:value-type="float">
            <text:p>2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86]+[.G86]+[.N86]+[.O86]+[.S86]+[.U86]+[.AG86]+[.AQ86]" office:value-type="float" office:value="0" calcext:value-type="float">
            <text:p>0</text:p>
          </table:table-cell>
          <table:table-cell table:formula="of:=SUM([.AH86:.AP86])+SUM([.V86:.AF86])+SUM([.P86:.R86])+[.T86]+SUM([.H86:.M86])+[.F86]+[.D86]" office:value-type="float" office:value="2" calcext:value-type="float">
            <text:p>2</text:p>
          </table:table-cell>
          <table:table-cell table:formula="of:=[.AR86]/8" office:value-type="float" office:value="0" calcext:value-type="float">
            <text:p>0</text:p>
          </table:table-cell>
          <table:table-cell table:formula="of:=[.AS86]/32" office:value-type="float" office:value="0.0625" calcext:value-type="float">
            <text:p>0.0625</text:p>
          </table:table-cell>
          <table:table-cell table:formula="of:=([.AT86]-[.AU86])/([.AT86]+[.AU86])" office:value-type="float" office:value="-1" calcext:value-type="float">
            <text:p>-1</text:p>
          </table:table-cell>
          <table:table-cell table:formula="of:=FLOOR([.AV86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3" office:value-type="float" office:value="590193" calcext:value-type="float">
            <text:p>590,193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87]+[.G87]+[.N87]+[.O87]+[.S87]+[.U87]+[.AG87]+[.AQ87]" office:value-type="float" office:value="2" calcext:value-type="float">
            <text:p>2</text:p>
          </table:table-cell>
          <table:table-cell table:formula="of:=SUM([.AH87:.AP87])+SUM([.V87:.AF87])+SUM([.P87:.R87])+[.T87]+SUM([.H87:.M87])+[.F87]+[.D87]" office:value-type="float" office:value="0" calcext:value-type="float">
            <text:p>0</text:p>
          </table:table-cell>
          <table:table-cell table:formula="of:=[.AR87]/8" office:value-type="float" office:value="0.25" calcext:value-type="float">
            <text:p>0.25</text:p>
          </table:table-cell>
          <table:table-cell table:formula="of:=[.AS87]/32" office:value-type="float" office:value="0" calcext:value-type="float">
            <text:p>0</text:p>
          </table:table-cell>
          <table:table-cell table:formula="of:=([.AT87]-[.AU87])/([.AT87]+[.AU87])" office:value-type="float" office:value="1" calcext:value-type="float">
            <text:p>1</text:p>
          </table:table-cell>
          <table:table-cell table:formula="of:=FLOOR([.AV87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3" office:value-type="float" office:value="174507" calcext:value-type="float">
            <text:p>174,50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formula="of:=[.E88]+[.G88]+[.N88]+[.O88]+[.S88]+[.U88]+[.AG88]+[.AQ88]" office:value-type="float" office:value="1" calcext:value-type="float">
            <text:p>1</text:p>
          </table:table-cell>
          <table:table-cell table:formula="of:=SUM([.AH88:.AP88])+SUM([.V88:.AF88])+SUM([.P88:.R88])+[.T88]+SUM([.H88:.M88])+[.F88]+[.D88]" office:value-type="float" office:value="1" calcext:value-type="float">
            <text:p>1</text:p>
          </table:table-cell>
          <table:table-cell table:formula="of:=[.AR88]/8" office:value-type="float" office:value="0.125" calcext:value-type="float">
            <text:p>0.125</text:p>
          </table:table-cell>
          <table:table-cell table:formula="of:=[.AS88]/32" office:value-type="float" office:value="0.03125" calcext:value-type="float">
            <text:p>0.03125</text:p>
          </table:table-cell>
          <table:table-cell table:formula="of:=([.AT88]-[.AU88])/([.AT88]+[.AU88])" office:value-type="float" office:value="0.6" calcext:value-type="float">
            <text:p>0.6</text:p>
          </table:table-cell>
          <table:table-cell table:formula="of:=FLOOR([.AV88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3" office:value-type="float" office:value="146876" calcext:value-type="float">
            <text:p>146,876</text:p>
          </table:table-cell>
          <table:table-cell office:value-type="float" office:value="2" calcext:value-type="float">
            <text:p>2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89]+[.G89]+[.N89]+[.O89]+[.S89]+[.U89]+[.AG89]+[.AQ89]" office:value-type="float" office:value="1" calcext:value-type="float">
            <text:p>1</text:p>
          </table:table-cell>
          <table:table-cell table:formula="of:=SUM([.AH89:.AP89])+SUM([.V89:.AF89])+SUM([.P89:.R89])+[.T89]+SUM([.H89:.M89])+[.F89]+[.D89]" office:value-type="float" office:value="1" calcext:value-type="float">
            <text:p>1</text:p>
          </table:table-cell>
          <table:table-cell table:formula="of:=[.AR89]/8" office:value-type="float" office:value="0.125" calcext:value-type="float">
            <text:p>0.125</text:p>
          </table:table-cell>
          <table:table-cell table:formula="of:=[.AS89]/32" office:value-type="float" office:value="0.03125" calcext:value-type="float">
            <text:p>0.03125</text:p>
          </table:table-cell>
          <table:table-cell table:formula="of:=([.AT89]-[.AU89])/([.AT89]+[.AU89])" office:value-type="float" office:value="0.6" calcext:value-type="float">
            <text:p>0.6</text:p>
          </table:table-cell>
          <table:table-cell table:formula="of:=FLOOR([.AV89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3" office:value-type="float" office:value="182673" calcext:value-type="float">
            <text:p>182,673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90]+[.G90]+[.N90]+[.O90]+[.S90]+[.U90]+[.AG90]+[.AQ90]" office:value-type="float" office:value="1" calcext:value-type="float">
            <text:p>1</text:p>
          </table:table-cell>
          <table:table-cell table:formula="of:=SUM([.AH90:.AP90])+SUM([.V90:.AF90])+SUM([.P90:.R90])+[.T90]+SUM([.H90:.M90])+[.F90]+[.D90]" office:value-type="float" office:value="1" calcext:value-type="float">
            <text:p>1</text:p>
          </table:table-cell>
          <table:table-cell table:formula="of:=[.AR90]/8" office:value-type="float" office:value="0.125" calcext:value-type="float">
            <text:p>0.125</text:p>
          </table:table-cell>
          <table:table-cell table:formula="of:=[.AS90]/32" office:value-type="float" office:value="0.03125" calcext:value-type="float">
            <text:p>0.03125</text:p>
          </table:table-cell>
          <table:table-cell table:formula="of:=([.AT90]-[.AU90])/([.AT90]+[.AU90])" office:value-type="float" office:value="0.6" calcext:value-type="float">
            <text:p>0.6</text:p>
          </table:table-cell>
          <table:table-cell table:formula="of:=FLOOR([.AV90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3" office:value-type="float" office:value="133852" calcext:value-type="float">
            <text:p>133,852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formula="of:=[.E91]+[.G91]+[.N91]+[.O91]+[.S91]+[.U91]+[.AG91]+[.AQ91]" office:value-type="float" office:value="1" calcext:value-type="float">
            <text:p>1</text:p>
          </table:table-cell>
          <table:table-cell table:formula="of:=SUM([.AH91:.AP91])+SUM([.V91:.AF91])+SUM([.P91:.R91])+[.T91]+SUM([.H91:.M91])+[.F91]+[.D91]" office:value-type="float" office:value="1" calcext:value-type="float">
            <text:p>1</text:p>
          </table:table-cell>
          <table:table-cell table:formula="of:=[.AR91]/8" office:value-type="float" office:value="0.125" calcext:value-type="float">
            <text:p>0.125</text:p>
          </table:table-cell>
          <table:table-cell table:formula="of:=[.AS91]/32" office:value-type="float" office:value="0.03125" calcext:value-type="float">
            <text:p>0.03125</text:p>
          </table:table-cell>
          <table:table-cell table:formula="of:=([.AT91]-[.AU91])/([.AT91]+[.AU91])" office:value-type="float" office:value="0.6" calcext:value-type="float">
            <text:p>0.6</text:p>
          </table:table-cell>
          <table:table-cell table:formula="of:=FLOOR([.AV9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3" office:value-type="float" office:value="215780" calcext:value-type="float">
            <text:p>215,780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92]+[.G92]+[.N92]+[.O92]+[.S92]+[.U92]+[.AG92]+[.AQ92]" office:value-type="float" office:value="1" calcext:value-type="float">
            <text:p>1</text:p>
          </table:table-cell>
          <table:table-cell table:formula="of:=SUM([.AH92:.AP92])+SUM([.V92:.AF92])+SUM([.P92:.R92])+[.T92]+SUM([.H92:.M92])+[.F92]+[.D92]" office:value-type="float" office:value="1" calcext:value-type="float">
            <text:p>1</text:p>
          </table:table-cell>
          <table:table-cell table:formula="of:=[.AR92]/8" office:value-type="float" office:value="0.125" calcext:value-type="float">
            <text:p>0.125</text:p>
          </table:table-cell>
          <table:table-cell table:formula="of:=[.AS92]/32" office:value-type="float" office:value="0.03125" calcext:value-type="float">
            <text:p>0.03125</text:p>
          </table:table-cell>
          <table:table-cell table:formula="of:=([.AT92]-[.AU92])/([.AT92]+[.AU92])" office:value-type="float" office:value="0.6" calcext:value-type="float">
            <text:p>0.6</text:p>
          </table:table-cell>
          <table:table-cell table:formula="of:=FLOOR([.AV92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3" office:value-type="float" office:value="355721" calcext:value-type="float">
            <text:p>355,721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93]+[.G93]+[.N93]+[.O93]+[.S93]+[.U93]+[.AG93]+[.AQ93]" office:value-type="float" office:value="2" calcext:value-type="float">
            <text:p>2</text:p>
          </table:table-cell>
          <table:table-cell table:formula="of:=SUM([.AH93:.AP93])+SUM([.V93:.AF93])+SUM([.P93:.R93])+[.T93]+SUM([.H93:.M93])+[.F93]+[.D93]" office:value-type="float" office:value="0" calcext:value-type="float">
            <text:p>0</text:p>
          </table:table-cell>
          <table:table-cell table:formula="of:=[.AR93]/8" office:value-type="float" office:value="0.25" calcext:value-type="float">
            <text:p>0.25</text:p>
          </table:table-cell>
          <table:table-cell table:formula="of:=[.AS93]/32" office:value-type="float" office:value="0" calcext:value-type="float">
            <text:p>0</text:p>
          </table:table-cell>
          <table:table-cell table:formula="of:=([.AT93]-[.AU93])/([.AT93]+[.AU93])" office:value-type="float" office:value="1" calcext:value-type="float">
            <text:p>1</text:p>
          </table:table-cell>
          <table:table-cell table:formula="of:=FLOOR([.AV93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3" office:value-type="float" office:value="262578" calcext:value-type="float">
            <text:p>262,578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94]+[.G94]+[.N94]+[.O94]+[.S94]+[.U94]+[.AG94]+[.AQ94]" office:value-type="float" office:value="2" calcext:value-type="float">
            <text:p>2</text:p>
          </table:table-cell>
          <table:table-cell table:formula="of:=SUM([.AH94:.AP94])+SUM([.V94:.AF94])+SUM([.P94:.R94])+[.T94]+SUM([.H94:.M94])+[.F94]+[.D94]" office:value-type="float" office:value="0" calcext:value-type="float">
            <text:p>0</text:p>
          </table:table-cell>
          <table:table-cell table:formula="of:=[.AR94]/8" office:value-type="float" office:value="0.25" calcext:value-type="float">
            <text:p>0.25</text:p>
          </table:table-cell>
          <table:table-cell table:formula="of:=[.AS94]/32" office:value-type="float" office:value="0" calcext:value-type="float">
            <text:p>0</text:p>
          </table:table-cell>
          <table:table-cell table:formula="of:=([.AT94]-[.AU94])/([.AT94]+[.AU94])" office:value-type="float" office:value="1" calcext:value-type="float">
            <text:p>1</text:p>
          </table:table-cell>
          <table:table-cell table:formula="of:=FLOOR([.AV9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3" office:value-type="float" office:value="180574" calcext:value-type="float">
            <text:p>180,57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95]+[.G95]+[.N95]+[.O95]+[.S95]+[.U95]+[.AG95]+[.AQ95]" office:value-type="float" office:value="1" calcext:value-type="float">
            <text:p>1</text:p>
          </table:table-cell>
          <table:table-cell table:formula="of:=SUM([.AH95:.AP95])+SUM([.V95:.AF95])+SUM([.P95:.R95])+[.T95]+SUM([.H95:.M95])+[.F95]+[.D95]" office:value-type="float" office:value="1" calcext:value-type="float">
            <text:p>1</text:p>
          </table:table-cell>
          <table:table-cell table:formula="of:=[.AR95]/8" office:value-type="float" office:value="0.125" calcext:value-type="float">
            <text:p>0.125</text:p>
          </table:table-cell>
          <table:table-cell table:formula="of:=[.AS95]/32" office:value-type="float" office:value="0.03125" calcext:value-type="float">
            <text:p>0.03125</text:p>
          </table:table-cell>
          <table:table-cell table:formula="of:=([.AT95]-[.AU95])/([.AT95]+[.AU95])" office:value-type="float" office:value="0.6" calcext:value-type="float">
            <text:p>0.6</text:p>
          </table:table-cell>
          <table:table-cell table:formula="of:=FLOOR([.AV9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3" office:value-type="float" office:value="228916" calcext:value-type="float">
            <text:p>228,916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96]+[.G96]+[.N96]+[.O96]+[.S96]+[.U96]+[.AG96]+[.AQ96]" office:value-type="float" office:value="2" calcext:value-type="float">
            <text:p>2</text:p>
          </table:table-cell>
          <table:table-cell table:formula="of:=SUM([.AH96:.AP96])+SUM([.V96:.AF96])+SUM([.P96:.R96])+[.T96]+SUM([.H96:.M96])+[.F96]+[.D96]" office:value-type="float" office:value="0" calcext:value-type="float">
            <text:p>0</text:p>
          </table:table-cell>
          <table:table-cell table:formula="of:=[.AR96]/8" office:value-type="float" office:value="0.25" calcext:value-type="float">
            <text:p>0.25</text:p>
          </table:table-cell>
          <table:table-cell table:formula="of:=[.AS96]/32" office:value-type="float" office:value="0" calcext:value-type="float">
            <text:p>0</text:p>
          </table:table-cell>
          <table:table-cell table:formula="of:=([.AT96]-[.AU96])/([.AT96]+[.AU96])" office:value-type="float" office:value="1" calcext:value-type="float">
            <text:p>1</text:p>
          </table:table-cell>
          <table:table-cell table:formula="of:=FLOOR([.AV9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3" office:value-type="float" office:value="279080" calcext:value-type="float">
            <text:p>279,08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97]+[.G97]+[.N97]+[.O97]+[.S97]+[.U97]+[.AG97]+[.AQ97]" office:value-type="float" office:value="2" calcext:value-type="float">
            <text:p>2</text:p>
          </table:table-cell>
          <table:table-cell table:formula="of:=SUM([.AH97:.AP97])+SUM([.V97:.AF97])+SUM([.P97:.R97])+[.T97]+SUM([.H97:.M97])+[.F97]+[.D97]" office:value-type="float" office:value="0" calcext:value-type="float">
            <text:p>0</text:p>
          </table:table-cell>
          <table:table-cell table:formula="of:=[.AR97]/8" office:value-type="float" office:value="0.25" calcext:value-type="float">
            <text:p>0.25</text:p>
          </table:table-cell>
          <table:table-cell table:formula="of:=[.AS97]/32" office:value-type="float" office:value="0" calcext:value-type="float">
            <text:p>0</text:p>
          </table:table-cell>
          <table:table-cell table:formula="of:=([.AT97]-[.AU97])/([.AT97]+[.AU97])" office:value-type="float" office:value="1" calcext:value-type="float">
            <text:p>1</text:p>
          </table:table-cell>
          <table:table-cell table:formula="of:=FLOOR([.AV97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3" office:value-type="float" office:value="122330" calcext:value-type="float">
            <text:p>122,33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98]+[.G98]+[.N98]+[.O98]+[.S98]+[.U98]+[.AG98]+[.AQ98]" office:value-type="float" office:value="0" calcext:value-type="float">
            <text:p>0</text:p>
          </table:table-cell>
          <table:table-cell table:formula="of:=SUM([.AH98:.AP98])+SUM([.V98:.AF98])+SUM([.P98:.R98])+[.T98]+SUM([.H98:.M98])+[.F98]+[.D98]" office:value-type="float" office:value="2" calcext:value-type="float">
            <text:p>2</text:p>
          </table:table-cell>
          <table:table-cell table:formula="of:=[.AR98]/8" office:value-type="float" office:value="0" calcext:value-type="float">
            <text:p>0</text:p>
          </table:table-cell>
          <table:table-cell table:formula="of:=[.AS98]/32" office:value-type="float" office:value="0.0625" calcext:value-type="float">
            <text:p>0.0625</text:p>
          </table:table-cell>
          <table:table-cell table:formula="of:=([.AT98]-[.AU98])/([.AT98]+[.AU98])" office:value-type="float" office:value="-1" calcext:value-type="float">
            <text:p>-1</text:p>
          </table:table-cell>
          <table:table-cell table:formula="of:=FLOOR([.AV98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3" office:value-type="float" office:value="137672" calcext:value-type="float">
            <text:p>137,672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formula="of:=[.E99]+[.G99]+[.N99]+[.O99]+[.S99]+[.U99]+[.AG99]+[.AQ99]" office:value-type="float" office:value="0" calcext:value-type="float">
            <text:p>0</text:p>
          </table:table-cell>
          <table:table-cell table:formula="of:=SUM([.AH99:.AP99])+SUM([.V99:.AF99])+SUM([.P99:.R99])+[.T99]+SUM([.H99:.M99])+[.F99]+[.D99]" office:value-type="float" office:value="2" calcext:value-type="float">
            <text:p>2</text:p>
          </table:table-cell>
          <table:table-cell table:formula="of:=[.AR99]/8" office:value-type="float" office:value="0" calcext:value-type="float">
            <text:p>0</text:p>
          </table:table-cell>
          <table:table-cell table:formula="of:=[.AS99]/32" office:value-type="float" office:value="0.0625" calcext:value-type="float">
            <text:p>0.0625</text:p>
          </table:table-cell>
          <table:table-cell table:formula="of:=([.AT99]-[.AU99])/([.AT99]+[.AU99])" office:value-type="float" office:value="-1" calcext:value-type="float">
            <text:p>-1</text:p>
          </table:table-cell>
          <table:table-cell table:formula="of:=FLOOR([.AV9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3" office:value-type="float" office:value="108979" calcext:value-type="float">
            <text:p>108,979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100]+[.G100]+[.N100]+[.O100]+[.S100]+[.U100]+[.AG100]+[.AQ100]" office:value-type="float" office:value="0" calcext:value-type="float">
            <text:p>0</text:p>
          </table:table-cell>
          <table:table-cell table:formula="of:=SUM([.AH100:.AP100])+SUM([.V100:.AF100])+SUM([.P100:.R100])+[.T100]+SUM([.H100:.M100])+[.F100]+[.D100]" office:value-type="float" office:value="2" calcext:value-type="float">
            <text:p>2</text:p>
          </table:table-cell>
          <table:table-cell table:formula="of:=[.AR100]/8" office:value-type="float" office:value="0" calcext:value-type="float">
            <text:p>0</text:p>
          </table:table-cell>
          <table:table-cell table:formula="of:=[.AS100]/32" office:value-type="float" office:value="0.0625" calcext:value-type="float">
            <text:p>0.0625</text:p>
          </table:table-cell>
          <table:table-cell table:formula="of:=([.AT100]-[.AU100])/([.AT100]+[.AU100])" office:value-type="float" office:value="-1" calcext:value-type="float">
            <text:p>-1</text:p>
          </table:table-cell>
          <table:table-cell table:formula="of:=FLOOR([.AV10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3" office:value-type="float" office:value="92003" calcext:value-type="float">
            <text:p>92,003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formula="of:=[.E101]+[.G101]+[.N101]+[.O101]+[.S101]+[.U101]+[.AG101]+[.AQ101]" office:value-type="float" office:value="0" calcext:value-type="float">
            <text:p>0</text:p>
          </table:table-cell>
          <table:table-cell table:formula="of:=SUM([.AH101:.AP101])+SUM([.V101:.AF101])+SUM([.P101:.R101])+[.T101]+SUM([.H101:.M101])+[.F101]+[.D101]" office:value-type="float" office:value="2" calcext:value-type="float">
            <text:p>2</text:p>
          </table:table-cell>
          <table:table-cell table:formula="of:=[.AR101]/8" office:value-type="float" office:value="0" calcext:value-type="float">
            <text:p>0</text:p>
          </table:table-cell>
          <table:table-cell table:formula="of:=[.AS101]/32" office:value-type="float" office:value="0.0625" calcext:value-type="float">
            <text:p>0.0625</text:p>
          </table:table-cell>
          <table:table-cell table:formula="of:=([.AT101]-[.AU101])/([.AT101]+[.AU101])" office:value-type="float" office:value="-1" calcext:value-type="float">
            <text:p>-1</text:p>
          </table:table-cell>
          <table:table-cell table:formula="of:=FLOOR([.AV101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3" office:value-type="float" office:value="101609" calcext:value-type="float">
            <text:p>101,609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02]+[.G102]+[.N102]+[.O102]+[.S102]+[.U102]+[.AG102]+[.AQ102]" office:value-type="float" office:value="0" calcext:value-type="float">
            <text:p>0</text:p>
          </table:table-cell>
          <table:table-cell table:formula="of:=SUM([.AH102:.AP102])+SUM([.V102:.AF102])+SUM([.P102:.R102])+[.T102]+SUM([.H102:.M102])+[.F102]+[.D102]" office:value-type="float" office:value="2" calcext:value-type="float">
            <text:p>2</text:p>
          </table:table-cell>
          <table:table-cell table:formula="of:=[.AR102]/8" office:value-type="float" office:value="0" calcext:value-type="float">
            <text:p>0</text:p>
          </table:table-cell>
          <table:table-cell table:formula="of:=[.AS102]/32" office:value-type="float" office:value="0.0625" calcext:value-type="float">
            <text:p>0.0625</text:p>
          </table:table-cell>
          <table:table-cell table:formula="of:=([.AT102]-[.AU102])/([.AT102]+[.AU102])" office:value-type="float" office:value="-1" calcext:value-type="float">
            <text:p>-1</text:p>
          </table:table-cell>
          <table:table-cell table:formula="of:=FLOOR([.AV102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3" office:value-type="float" office:value="164658" calcext:value-type="float">
            <text:p>164,65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formula="of:=[.E103]+[.G103]+[.N103]+[.O103]+[.S103]+[.U103]+[.AG103]+[.AQ103]" office:value-type="float" office:value="0" calcext:value-type="float">
            <text:p>0</text:p>
          </table:table-cell>
          <table:table-cell table:formula="of:=SUM([.AH103:.AP103])+SUM([.V103:.AF103])+SUM([.P103:.R103])+[.T103]+SUM([.H103:.M103])+[.F103]+[.D103]" office:value-type="float" office:value="2" calcext:value-type="float">
            <text:p>2</text:p>
          </table:table-cell>
          <table:table-cell table:formula="of:=[.AR103]/8" office:value-type="float" office:value="0" calcext:value-type="float">
            <text:p>0</text:p>
          </table:table-cell>
          <table:table-cell table:formula="of:=[.AS103]/32" office:value-type="float" office:value="0.0625" calcext:value-type="float">
            <text:p>0.0625</text:p>
          </table:table-cell>
          <table:table-cell table:formula="of:=([.AT103]-[.AU103])/([.AT103]+[.AU103])" office:value-type="float" office:value="-1" calcext:value-type="float">
            <text:p>-1</text:p>
          </table:table-cell>
          <table:table-cell table:formula="of:=FLOOR([.AV10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3" office:value-type="float" office:value="279131" calcext:value-type="float">
            <text:p>279,131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04]+[.G104]+[.N104]+[.O104]+[.S104]+[.U104]+[.AG104]+[.AQ104]" office:value-type="float" office:value="0" calcext:value-type="float">
            <text:p>0</text:p>
          </table:table-cell>
          <table:table-cell table:formula="of:=SUM([.AH104:.AP104])+SUM([.V104:.AF104])+SUM([.P104:.R104])+[.T104]+SUM([.H104:.M104])+[.F104]+[.D104]" office:value-type="float" office:value="2" calcext:value-type="float">
            <text:p>2</text:p>
          </table:table-cell>
          <table:table-cell table:formula="of:=[.AR104]/8" office:value-type="float" office:value="0" calcext:value-type="float">
            <text:p>0</text:p>
          </table:table-cell>
          <table:table-cell table:formula="of:=[.AS104]/32" office:value-type="float" office:value="0.0625" calcext:value-type="float">
            <text:p>0.0625</text:p>
          </table:table-cell>
          <table:table-cell table:formula="of:=([.AT104]-[.AU104])/([.AT104]+[.AU104])" office:value-type="float" office:value="-1" calcext:value-type="float">
            <text:p>-1</text:p>
          </table:table-cell>
          <table:table-cell table:formula="of:=FLOOR([.AV104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3" office:value-type="float" office:value="204374" calcext:value-type="float">
            <text:p>204,374</text:p>
          </table:table-cell>
          <table:table-cell office:value-type="float" office:value="2" calcext:value-type="float">
            <text:p>2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05]+[.G105]+[.N105]+[.O105]+[.S105]+[.U105]+[.AG105]+[.AQ105]" office:value-type="float" office:value="1" calcext:value-type="float">
            <text:p>1</text:p>
          </table:table-cell>
          <table:table-cell table:formula="of:=SUM([.AH105:.AP105])+SUM([.V105:.AF105])+SUM([.P105:.R105])+[.T105]+SUM([.H105:.M105])+[.F105]+[.D105]" office:value-type="float" office:value="1" calcext:value-type="float">
            <text:p>1</text:p>
          </table:table-cell>
          <table:table-cell table:formula="of:=[.AR105]/8" office:value-type="float" office:value="0.125" calcext:value-type="float">
            <text:p>0.125</text:p>
          </table:table-cell>
          <table:table-cell table:formula="of:=[.AS105]/32" office:value-type="float" office:value="0.03125" calcext:value-type="float">
            <text:p>0.03125</text:p>
          </table:table-cell>
          <table:table-cell table:formula="of:=([.AT105]-[.AU105])/([.AT105]+[.AU105])" office:value-type="float" office:value="0.6" calcext:value-type="float">
            <text:p>0.6</text:p>
          </table:table-cell>
          <table:table-cell table:formula="of:=FLOOR([.AV10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3" office:value-type="float" office:value="158834" calcext:value-type="float">
            <text:p>158,83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formula="of:=[.E106]+[.G106]+[.N106]+[.O106]+[.S106]+[.U106]+[.AG106]+[.AQ106]" office:value-type="float" office:value="0" calcext:value-type="float">
            <text:p>0</text:p>
          </table:table-cell>
          <table:table-cell table:formula="of:=SUM([.AH106:.AP106])+SUM([.V106:.AF106])+SUM([.P106:.R106])+[.T106]+SUM([.H106:.M106])+[.F106]+[.D106]" office:value-type="float" office:value="2" calcext:value-type="float">
            <text:p>2</text:p>
          </table:table-cell>
          <table:table-cell table:formula="of:=[.AR106]/8" office:value-type="float" office:value="0" calcext:value-type="float">
            <text:p>0</text:p>
          </table:table-cell>
          <table:table-cell table:formula="of:=[.AS106]/32" office:value-type="float" office:value="0.0625" calcext:value-type="float">
            <text:p>0.0625</text:p>
          </table:table-cell>
          <table:table-cell table:formula="of:=([.AT106]-[.AU106])/([.AT106]+[.AU106])" office:value-type="float" office:value="-1" calcext:value-type="float">
            <text:p>-1</text:p>
          </table:table-cell>
          <table:table-cell table:formula="of:=FLOOR([.AV106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float" office:value="73604" calcext:value-type="float">
            <text:p>73,60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formula="of:=[.E107]+[.G107]+[.N107]+[.O107]+[.S107]+[.U107]+[.AG107]+[.AQ107]" office:value-type="float" office:value="0" calcext:value-type="float">
            <text:p>0</text:p>
          </table:table-cell>
          <table:table-cell table:formula="of:=SUM([.AH107:.AP107])+SUM([.V107:.AF107])+SUM([.P107:.R107])+[.T107]+SUM([.H107:.M107])+[.F107]+[.D107]" office:value-type="float" office:value="2" calcext:value-type="float">
            <text:p>2</text:p>
          </table:table-cell>
          <table:table-cell table:formula="of:=[.AR107]/8" office:value-type="float" office:value="0" calcext:value-type="float">
            <text:p>0</text:p>
          </table:table-cell>
          <table:table-cell table:formula="of:=[.AS107]/32" office:value-type="float" office:value="0.0625" calcext:value-type="float">
            <text:p>0.0625</text:p>
          </table:table-cell>
          <table:table-cell table:formula="of:=([.AT107]-[.AU107])/([.AT107]+[.AU107])" office:value-type="float" office:value="-1" calcext:value-type="float">
            <text:p>-1</text:p>
          </table:table-cell>
          <table:table-cell table:formula="of:=FLOOR([.AV107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float" office:value="147069" calcext:value-type="float">
            <text:p>147,069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formula="of:=[.E108]+[.G108]+[.N108]+[.O108]+[.S108]+[.U108]+[.AG108]+[.AQ108]" office:value-type="float" office:value="1" calcext:value-type="float">
            <text:p>1</text:p>
          </table:table-cell>
          <table:table-cell table:formula="of:=SUM([.AH108:.AP108])+SUM([.V108:.AF108])+SUM([.P108:.R108])+[.T108]+SUM([.H108:.M108])+[.F108]+[.D108]" office:value-type="float" office:value="1" calcext:value-type="float">
            <text:p>1</text:p>
          </table:table-cell>
          <table:table-cell table:formula="of:=[.AR108]/8" office:value-type="float" office:value="0.125" calcext:value-type="float">
            <text:p>0.125</text:p>
          </table:table-cell>
          <table:table-cell table:formula="of:=[.AS108]/32" office:value-type="float" office:value="0.03125" calcext:value-type="float">
            <text:p>0.03125</text:p>
          </table:table-cell>
          <table:table-cell table:formula="of:=([.AT108]-[.AU108])/([.AT108]+[.AU108])" office:value-type="float" office:value="0.6" calcext:value-type="float">
            <text:p>0.6</text:p>
          </table:table-cell>
          <table:table-cell table:formula="of:=FLOOR([.AV108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217675" calcext:value-type="float">
            <text:p>217,675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formula="of:=[.E109]+[.G109]+[.N109]+[.O109]+[.S109]+[.U109]+[.AG109]+[.AQ109]" office:value-type="float" office:value="1" calcext:value-type="float">
            <text:p>1</text:p>
          </table:table-cell>
          <table:table-cell table:formula="of:=SUM([.AH109:.AP109])+SUM([.V109:.AF109])+SUM([.P109:.R109])+[.T109]+SUM([.H109:.M109])+[.F109]+[.D109]" office:value-type="float" office:value="1" calcext:value-type="float">
            <text:p>1</text:p>
          </table:table-cell>
          <table:table-cell table:formula="of:=[.AR109]/8" office:value-type="float" office:value="0.125" calcext:value-type="float">
            <text:p>0.125</text:p>
          </table:table-cell>
          <table:table-cell table:formula="of:=[.AS109]/32" office:value-type="float" office:value="0.03125" calcext:value-type="float">
            <text:p>0.03125</text:p>
          </table:table-cell>
          <table:table-cell table:formula="of:=([.AT109]-[.AU109])/([.AT109]+[.AU109])" office:value-type="float" office:value="0.6" calcext:value-type="float">
            <text:p>0.6</text:p>
          </table:table-cell>
          <table:table-cell table:formula="of:=FLOOR([.AV109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float" office:value="496191" calcext:value-type="float">
            <text:p>496,19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formula="of:=[.E110]+[.G110]+[.N110]+[.O110]+[.S110]+[.U110]+[.AG110]+[.AQ110]" office:value-type="float" office:value="2" calcext:value-type="float">
            <text:p>2</text:p>
          </table:table-cell>
          <table:table-cell table:formula="of:=SUM([.AH110:.AP110])+SUM([.V110:.AF110])+SUM([.P110:.R110])+[.T110]+SUM([.H110:.M110])+[.F110]+[.D110]" office:value-type="float" office:value="0" calcext:value-type="float">
            <text:p>0</text:p>
          </table:table-cell>
          <table:table-cell table:formula="of:=[.AR110]/8" office:value-type="float" office:value="0.25" calcext:value-type="float">
            <text:p>0.25</text:p>
          </table:table-cell>
          <table:table-cell table:formula="of:=[.AS110]/32" office:value-type="float" office:value="0" calcext:value-type="float">
            <text:p>0</text:p>
          </table:table-cell>
          <table:table-cell table:formula="of:=([.AT110]-[.AU110])/([.AT110]+[.AU110])" office:value-type="float" office:value="1" calcext:value-type="float">
            <text:p>1</text:p>
          </table:table-cell>
          <table:table-cell table:formula="of:=FLOOR([.AV110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float" office:value="413452" calcext:value-type="float">
            <text:p>413,452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formula="of:=[.E111]+[.G111]+[.N111]+[.O111]+[.S111]+[.U111]+[.AG111]+[.AQ111]" office:value-type="float" office:value="2" calcext:value-type="float">
            <text:p>2</text:p>
          </table:table-cell>
          <table:table-cell table:formula="of:=SUM([.AH111:.AP111])+SUM([.V111:.AF111])+SUM([.P111:.R111])+[.T111]+SUM([.H111:.M111])+[.F111]+[.D111]" office:value-type="float" office:value="0" calcext:value-type="float">
            <text:p>0</text:p>
          </table:table-cell>
          <table:table-cell table:formula="of:=[.AR111]/8" office:value-type="float" office:value="0.25" calcext:value-type="float">
            <text:p>0.25</text:p>
          </table:table-cell>
          <table:table-cell table:formula="of:=[.AS111]/32" office:value-type="float" office:value="0" calcext:value-type="float">
            <text:p>0</text:p>
          </table:table-cell>
          <table:table-cell table:formula="of:=([.AT111]-[.AU111])/([.AT111]+[.AU111])" office:value-type="float" office:value="1" calcext:value-type="float">
            <text:p>1</text:p>
          </table:table-cell>
          <table:table-cell table:formula="of:=FLOOR([.AV11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3" office:value-type="float" office:value="376558" calcext:value-type="float">
            <text:p>376,558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12]+[.G112]+[.N112]+[.O112]+[.S112]+[.U112]+[.AG112]+[.AQ112]" office:value-type="float" office:value="2" calcext:value-type="float">
            <text:p>2</text:p>
          </table:table-cell>
          <table:table-cell table:formula="of:=SUM([.AH112:.AP112])+SUM([.V112:.AF112])+SUM([.P112:.R112])+[.T112]+SUM([.H112:.M112])+[.F112]+[.D112]" office:value-type="float" office:value="0" calcext:value-type="float">
            <text:p>0</text:p>
          </table:table-cell>
          <table:table-cell table:formula="of:=[.AR112]/8" office:value-type="float" office:value="0.25" calcext:value-type="float">
            <text:p>0.25</text:p>
          </table:table-cell>
          <table:table-cell table:formula="of:=[.AS112]/32" office:value-type="float" office:value="0" calcext:value-type="float">
            <text:p>0</text:p>
          </table:table-cell>
          <table:table-cell table:formula="of:=([.AT112]-[.AU112])/([.AT112]+[.AU112])" office:value-type="float" office:value="1" calcext:value-type="float">
            <text:p>1</text:p>
          </table:table-cell>
          <table:table-cell table:formula="of:=FLOOR([.AV112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float" office:value="283407" calcext:value-type="float">
            <text:p>283,407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13]+[.G113]+[.N113]+[.O113]+[.S113]+[.U113]+[.AG113]+[.AQ113]" office:value-type="float" office:value="1" calcext:value-type="float">
            <text:p>1</text:p>
          </table:table-cell>
          <table:table-cell table:formula="of:=SUM([.AH113:.AP113])+SUM([.V113:.AF113])+SUM([.P113:.R113])+[.T113]+SUM([.H113:.M113])+[.F113]+[.D113]" office:value-type="float" office:value="1" calcext:value-type="float">
            <text:p>1</text:p>
          </table:table-cell>
          <table:table-cell table:formula="of:=[.AR113]/8" office:value-type="float" office:value="0.125" calcext:value-type="float">
            <text:p>0.125</text:p>
          </table:table-cell>
          <table:table-cell table:formula="of:=[.AS113]/32" office:value-type="float" office:value="0.03125" calcext:value-type="float">
            <text:p>0.03125</text:p>
          </table:table-cell>
          <table:table-cell table:formula="of:=([.AT113]-[.AU113])/([.AT113]+[.AU113])" office:value-type="float" office:value="0.6" calcext:value-type="float">
            <text:p>0.6</text:p>
          </table:table-cell>
          <table:table-cell table:formula="of:=FLOOR([.AV113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3" office:value-type="float" office:value="96682" calcext:value-type="float">
            <text:p>96,682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E114]+[.G114]+[.N114]+[.O114]+[.S114]+[.U114]+[.AG114]+[.AQ114]" office:value-type="float" office:value="0" calcext:value-type="float">
            <text:p>0</text:p>
          </table:table-cell>
          <table:table-cell table:formula="of:=SUM([.AH114:.AP114])+SUM([.V114:.AF114])+SUM([.P114:.R114])+[.T114]+SUM([.H114:.M114])+[.F114]+[.D114]" office:value-type="float" office:value="2" calcext:value-type="float">
            <text:p>2</text:p>
          </table:table-cell>
          <table:table-cell table:formula="of:=[.AR114]/8" office:value-type="float" office:value="0" calcext:value-type="float">
            <text:p>0</text:p>
          </table:table-cell>
          <table:table-cell table:formula="of:=[.AS114]/32" office:value-type="float" office:value="0.0625" calcext:value-type="float">
            <text:p>0.0625</text:p>
          </table:table-cell>
          <table:table-cell table:formula="of:=([.AT114]-[.AU114])/([.AT114]+[.AU114])" office:value-type="float" office:value="-1" calcext:value-type="float">
            <text:p>-1</text:p>
          </table:table-cell>
          <table:table-cell table:formula="of:=FLOOR([.AV114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3" office:value-type="float" office:value="215540" calcext:value-type="float">
            <text:p>215,54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15]+[.G115]+[.N115]+[.O115]+[.S115]+[.U115]+[.AG115]+[.AQ115]" office:value-type="float" office:value="1" calcext:value-type="float">
            <text:p>1</text:p>
          </table:table-cell>
          <table:table-cell table:formula="of:=SUM([.AH115:.AP115])+SUM([.V115:.AF115])+SUM([.P115:.R115])+[.T115]+SUM([.H115:.M115])+[.F115]+[.D115]" office:value-type="float" office:value="1" calcext:value-type="float">
            <text:p>1</text:p>
          </table:table-cell>
          <table:table-cell table:formula="of:=[.AR115]/8" office:value-type="float" office:value="0.125" calcext:value-type="float">
            <text:p>0.125</text:p>
          </table:table-cell>
          <table:table-cell table:formula="of:=[.AS115]/32" office:value-type="float" office:value="0.03125" calcext:value-type="float">
            <text:p>0.03125</text:p>
          </table:table-cell>
          <table:table-cell table:formula="of:=([.AT115]-[.AU115])/([.AT115]+[.AU115])" office:value-type="float" office:value="0.6" calcext:value-type="float">
            <text:p>0.6</text:p>
          </table:table-cell>
          <table:table-cell table:formula="of:=FLOOR([.AV11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3" office:value-type="float" office:value="134360" calcext:value-type="float">
            <text:p>134,36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16]+[.G116]+[.N116]+[.O116]+[.S116]+[.U116]+[.AG116]+[.AQ116]" office:value-type="float" office:value="0" calcext:value-type="float">
            <text:p>0</text:p>
          </table:table-cell>
          <table:table-cell table:formula="of:=SUM([.AH116:.AP116])+SUM([.V116:.AF116])+SUM([.P116:.R116])+[.T116]+SUM([.H116:.M116])+[.F116]+[.D116]" office:value-type="float" office:value="2" calcext:value-type="float">
            <text:p>2</text:p>
          </table:table-cell>
          <table:table-cell table:formula="of:=[.AR116]/8" office:value-type="float" office:value="0" calcext:value-type="float">
            <text:p>0</text:p>
          </table:table-cell>
          <table:table-cell table:formula="of:=[.AS116]/32" office:value-type="float" office:value="0.0625" calcext:value-type="float">
            <text:p>0.0625</text:p>
          </table:table-cell>
          <table:table-cell table:formula="of:=([.AT116]-[.AU116])/([.AT116]+[.AU116])" office:value-type="float" office:value="-1" calcext:value-type="float">
            <text:p>-1</text:p>
          </table:table-cell>
          <table:table-cell table:formula="of:=FLOOR([.AV116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3" office:value-type="float" office:value="204508" calcext:value-type="float">
            <text:p>204,508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17]+[.G117]+[.N117]+[.O117]+[.S117]+[.U117]+[.AG117]+[.AQ117]" office:value-type="float" office:value="1" calcext:value-type="float">
            <text:p>1</text:p>
          </table:table-cell>
          <table:table-cell table:formula="of:=SUM([.AH117:.AP117])+SUM([.V117:.AF117])+SUM([.P117:.R117])+[.T117]+SUM([.H117:.M117])+[.F117]+[.D117]" office:value-type="float" office:value="1" calcext:value-type="float">
            <text:p>1</text:p>
          </table:table-cell>
          <table:table-cell table:formula="of:=[.AR117]/8" office:value-type="float" office:value="0.125" calcext:value-type="float">
            <text:p>0.125</text:p>
          </table:table-cell>
          <table:table-cell table:formula="of:=[.AS117]/32" office:value-type="float" office:value="0.03125" calcext:value-type="float">
            <text:p>0.03125</text:p>
          </table:table-cell>
          <table:table-cell table:formula="of:=([.AT117]-[.AU117])/([.AT117]+[.AU117])" office:value-type="float" office:value="0.6" calcext:value-type="float">
            <text:p>0.6</text:p>
          </table:table-cell>
          <table:table-cell table:formula="of:=FLOOR([.AV117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3" office:value-type="float" office:value="134636" calcext:value-type="float">
            <text:p>134,636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18]+[.G118]+[.N118]+[.O118]+[.S118]+[.U118]+[.AG118]+[.AQ118]" office:value-type="float" office:value="1" calcext:value-type="float">
            <text:p>1</text:p>
          </table:table-cell>
          <table:table-cell table:formula="of:=SUM([.AH118:.AP118])+SUM([.V118:.AF118])+SUM([.P118:.R118])+[.T118]+SUM([.H118:.M118])+[.F118]+[.D118]" office:value-type="float" office:value="1" calcext:value-type="float">
            <text:p>1</text:p>
          </table:table-cell>
          <table:table-cell table:formula="of:=[.AR118]/8" office:value-type="float" office:value="0.125" calcext:value-type="float">
            <text:p>0.125</text:p>
          </table:table-cell>
          <table:table-cell table:formula="of:=[.AS118]/32" office:value-type="float" office:value="0.03125" calcext:value-type="float">
            <text:p>0.03125</text:p>
          </table:table-cell>
          <table:table-cell table:formula="of:=([.AT118]-[.AU118])/([.AT118]+[.AU118])" office:value-type="float" office:value="0.6" calcext:value-type="float">
            <text:p>0.6</text:p>
          </table:table-cell>
          <table:table-cell table:formula="of:=FLOOR([.AV118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3" office:value-type="float" office:value="175320" calcext:value-type="float">
            <text:p>175,320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formula="of:=[.E119]+[.G119]+[.N119]+[.O119]+[.S119]+[.U119]+[.AG119]+[.AQ119]" office:value-type="float" office:value="0" calcext:value-type="float">
            <text:p>0</text:p>
          </table:table-cell>
          <table:table-cell table:formula="of:=SUM([.AH119:.AP119])+SUM([.V119:.AF119])+SUM([.P119:.R119])+[.T119]+SUM([.H119:.M119])+[.F119]+[.D119]" office:value-type="float" office:value="2" calcext:value-type="float">
            <text:p>2</text:p>
          </table:table-cell>
          <table:table-cell table:formula="of:=[.AR119]/8" office:value-type="float" office:value="0" calcext:value-type="float">
            <text:p>0</text:p>
          </table:table-cell>
          <table:table-cell table:formula="of:=[.AS119]/32" office:value-type="float" office:value="0.0625" calcext:value-type="float">
            <text:p>0.0625</text:p>
          </table:table-cell>
          <table:table-cell table:formula="of:=([.AT119]-[.AU119])/([.AT119]+[.AU119])" office:value-type="float" office:value="-1" calcext:value-type="float">
            <text:p>-1</text:p>
          </table:table-cell>
          <table:table-cell table:formula="of:=FLOOR([.AV11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3" office:value-type="float" office:value="98424" calcext:value-type="float">
            <text:p>98,42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20]+[.G120]+[.N120]+[.O120]+[.S120]+[.U120]+[.AG120]+[.AQ120]" office:value-type="float" office:value="0" calcext:value-type="float">
            <text:p>0</text:p>
          </table:table-cell>
          <table:table-cell table:formula="of:=SUM([.AH120:.AP120])+SUM([.V120:.AF120])+SUM([.P120:.R120])+[.T120]+SUM([.H120:.M120])+[.F120]+[.D120]" office:value-type="float" office:value="2" calcext:value-type="float">
            <text:p>2</text:p>
          </table:table-cell>
          <table:table-cell table:formula="of:=[.AR120]/8" office:value-type="float" office:value="0" calcext:value-type="float">
            <text:p>0</text:p>
          </table:table-cell>
          <table:table-cell table:formula="of:=[.AS120]/32" office:value-type="float" office:value="0.0625" calcext:value-type="float">
            <text:p>0.0625</text:p>
          </table:table-cell>
          <table:table-cell table:formula="of:=([.AT120]-[.AU120])/([.AT120]+[.AU120])" office:value-type="float" office:value="-1" calcext:value-type="float">
            <text:p>-1</text:p>
          </table:table-cell>
          <table:table-cell table:formula="of:=FLOOR([.AV12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3" office:value-type="float" office:value="117674" calcext:value-type="float">
            <text:p>117,67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121]+[.G121]+[.N121]+[.O121]+[.S121]+[.U121]+[.AG121]+[.AQ121]" office:value-type="float" office:value="1" calcext:value-type="float">
            <text:p>1</text:p>
          </table:table-cell>
          <table:table-cell table:formula="of:=SUM([.AH121:.AP121])+SUM([.V121:.AF121])+SUM([.P121:.R121])+[.T121]+SUM([.H121:.M121])+[.F121]+[.D121]" office:value-type="float" office:value="1" calcext:value-type="float">
            <text:p>1</text:p>
          </table:table-cell>
          <table:table-cell table:formula="of:=[.AR121]/8" office:value-type="float" office:value="0.125" calcext:value-type="float">
            <text:p>0.125</text:p>
          </table:table-cell>
          <table:table-cell table:formula="of:=[.AS121]/32" office:value-type="float" office:value="0.03125" calcext:value-type="float">
            <text:p>0.03125</text:p>
          </table:table-cell>
          <table:table-cell table:formula="of:=([.AT121]-[.AU121])/([.AT121]+[.AU121])" office:value-type="float" office:value="0.6" calcext:value-type="float">
            <text:p>0.6</text:p>
          </table:table-cell>
          <table:table-cell table:formula="of:=FLOOR([.AV12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3" office:value-type="float" office:value="419321" calcext:value-type="float">
            <text:p>419,32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22]+[.G122]+[.N122]+[.O122]+[.S122]+[.U122]+[.AG122]+[.AQ122]" office:value-type="float" office:value="2" calcext:value-type="float">
            <text:p>2</text:p>
          </table:table-cell>
          <table:table-cell table:formula="of:=SUM([.AH122:.AP122])+SUM([.V122:.AF122])+SUM([.P122:.R122])+[.T122]+SUM([.H122:.M122])+[.F122]+[.D122]" office:value-type="float" office:value="0" calcext:value-type="float">
            <text:p>0</text:p>
          </table:table-cell>
          <table:table-cell table:formula="of:=[.AR122]/8" office:value-type="float" office:value="0.25" calcext:value-type="float">
            <text:p>0.25</text:p>
          </table:table-cell>
          <table:table-cell table:formula="of:=[.AS122]/32" office:value-type="float" office:value="0" calcext:value-type="float">
            <text:p>0</text:p>
          </table:table-cell>
          <table:table-cell table:formula="of:=([.AT122]-[.AU122])/([.AT122]+[.AU122])" office:value-type="float" office:value="1" calcext:value-type="float">
            <text:p>1</text:p>
          </table:table-cell>
          <table:table-cell table:formula="of:=FLOOR([.AV122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3" office:value-type="float" office:value="426321" calcext:value-type="float">
            <text:p>426,32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formula="of:=[.E123]+[.G123]+[.N123]+[.O123]+[.S123]+[.U123]+[.AG123]+[.AQ123]" office:value-type="float" office:value="2" calcext:value-type="float">
            <text:p>2</text:p>
          </table:table-cell>
          <table:table-cell table:formula="of:=SUM([.AH123:.AP123])+SUM([.V123:.AF123])+SUM([.P123:.R123])+[.T123]+SUM([.H123:.M123])+[.F123]+[.D123]" office:value-type="float" office:value="0" calcext:value-type="float">
            <text:p>0</text:p>
          </table:table-cell>
          <table:table-cell table:formula="of:=[.AR123]/8" office:value-type="float" office:value="0.25" calcext:value-type="float">
            <text:p>0.25</text:p>
          </table:table-cell>
          <table:table-cell table:formula="of:=[.AS123]/32" office:value-type="float" office:value="0" calcext:value-type="float">
            <text:p>0</text:p>
          </table:table-cell>
          <table:table-cell table:formula="of:=([.AT123]-[.AU123])/([.AT123]+[.AU123])" office:value-type="float" office:value="1" calcext:value-type="float">
            <text:p>1</text:p>
          </table:table-cell>
          <table:table-cell table:formula="of:=FLOOR([.AV123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3" office:value-type="float" office:value="291377" calcext:value-type="float">
            <text:p>291,377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6" table:style-name="ce5" office:value-type="float" office:value="0" calcext:value-type="float">
            <text:p>0</text:p>
          </table:table-cell>
          <table:table-cell table:formula="of:=[.E124]+[.G124]+[.N124]+[.O124]+[.S124]+[.U124]+[.AG124]+[.AQ124]" office:value-type="float" office:value="2" calcext:value-type="float">
            <text:p>2</text:p>
          </table:table-cell>
          <table:table-cell table:formula="of:=SUM([.AH124:.AP124])+SUM([.V124:.AF124])+SUM([.P124:.R124])+[.T124]+SUM([.H124:.M124])+[.F124]+[.D124]" office:value-type="float" office:value="0" calcext:value-type="float">
            <text:p>0</text:p>
          </table:table-cell>
          <table:table-cell table:formula="of:=[.AR124]/8" office:value-type="float" office:value="0.25" calcext:value-type="float">
            <text:p>0.25</text:p>
          </table:table-cell>
          <table:table-cell table:formula="of:=[.AS124]/32" office:value-type="float" office:value="0" calcext:value-type="float">
            <text:p>0</text:p>
          </table:table-cell>
          <table:table-cell table:formula="of:=([.AT124]-[.AU124])/([.AT124]+[.AU124])" office:value-type="float" office:value="1" calcext:value-type="float">
            <text:p>1</text:p>
          </table:table-cell>
          <table:table-cell table:formula="of:=FLOOR([.AV12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3" office:value-type="float" office:value="212512" calcext:value-type="float">
            <text:p>212,512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125]+[.G125]+[.N125]+[.O125]+[.S125]+[.U125]+[.AG125]+[.AQ125]" office:value-type="float" office:value="2" calcext:value-type="float">
            <text:p>2</text:p>
          </table:table-cell>
          <table:table-cell table:formula="of:=SUM([.AH125:.AP125])+SUM([.V125:.AF125])+SUM([.P125:.R125])+[.T125]+SUM([.H125:.M125])+[.F125]+[.D125]" office:value-type="float" office:value="0" calcext:value-type="float">
            <text:p>0</text:p>
          </table:table-cell>
          <table:table-cell table:formula="of:=[.AR125]/8" office:value-type="float" office:value="0.25" calcext:value-type="float">
            <text:p>0.25</text:p>
          </table:table-cell>
          <table:table-cell table:formula="of:=[.AS125]/32" office:value-type="float" office:value="0" calcext:value-type="float">
            <text:p>0</text:p>
          </table:table-cell>
          <table:table-cell table:formula="of:=([.AT125]-[.AU125])/([.AT125]+[.AU125])" office:value-type="float" office:value="1" calcext:value-type="float">
            <text:p>1</text:p>
          </table:table-cell>
          <table:table-cell table:formula="of:=FLOOR([.AV125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3" office:value-type="float" office:value="299980" calcext:value-type="float">
            <text:p>299,98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formula="of:=[.E126]+[.G126]+[.N126]+[.O126]+[.S126]+[.U126]+[.AG126]+[.AQ126]" office:value-type="float" office:value="2" calcext:value-type="float">
            <text:p>2</text:p>
          </table:table-cell>
          <table:table-cell table:formula="of:=SUM([.AH126:.AP126])+SUM([.V126:.AF126])+SUM([.P126:.R126])+[.T126]+SUM([.H126:.M126])+[.F126]+[.D126]" office:value-type="float" office:value="0" calcext:value-type="float">
            <text:p>0</text:p>
          </table:table-cell>
          <table:table-cell table:formula="of:=[.AR126]/8" office:value-type="float" office:value="0.25" calcext:value-type="float">
            <text:p>0.25</text:p>
          </table:table-cell>
          <table:table-cell table:formula="of:=[.AS126]/32" office:value-type="float" office:value="0" calcext:value-type="float">
            <text:p>0</text:p>
          </table:table-cell>
          <table:table-cell table:formula="of:=([.AT126]-[.AU126])/([.AT126]+[.AU126])" office:value-type="float" office:value="1" calcext:value-type="float">
            <text:p>1</text:p>
          </table:table-cell>
          <table:table-cell table:formula="of:=FLOOR([.AV12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3" office:value-type="float" office:value="103017" calcext:value-type="float">
            <text:p>103,017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127]+[.G127]+[.N127]+[.O127]+[.S127]+[.U127]+[.AG127]+[.AQ127]" office:value-type="float" office:value="0" calcext:value-type="float">
            <text:p>0</text:p>
          </table:table-cell>
          <table:table-cell table:formula="of:=SUM([.AH127:.AP127])+SUM([.V127:.AF127])+SUM([.P127:.R127])+[.T127]+SUM([.H127:.M127])+[.F127]+[.D127]" office:value-type="float" office:value="2" calcext:value-type="float">
            <text:p>2</text:p>
          </table:table-cell>
          <table:table-cell table:formula="of:=[.AR127]/8" office:value-type="float" office:value="0" calcext:value-type="float">
            <text:p>0</text:p>
          </table:table-cell>
          <table:table-cell table:formula="of:=[.AS127]/32" office:value-type="float" office:value="0.0625" calcext:value-type="float">
            <text:p>0.0625</text:p>
          </table:table-cell>
          <table:table-cell table:formula="of:=([.AT127]-[.AU127])/([.AT127]+[.AU127])" office:value-type="float" office:value="-1" calcext:value-type="float">
            <text:p>-1</text:p>
          </table:table-cell>
          <table:table-cell table:formula="of:=FLOOR([.AV127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3" office:value-type="float" office:value="78301" calcext:value-type="float">
            <text:p>78,301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128]+[.G128]+[.N128]+[.O128]+[.S128]+[.U128]+[.AG128]+[.AQ128]" office:value-type="float" office:value="0" calcext:value-type="float">
            <text:p>0</text:p>
          </table:table-cell>
          <table:table-cell table:formula="of:=SUM([.AH128:.AP128])+SUM([.V128:.AF128])+SUM([.P128:.R128])+[.T128]+SUM([.H128:.M128])+[.F128]+[.D128]" office:value-type="float" office:value="2" calcext:value-type="float">
            <text:p>2</text:p>
          </table:table-cell>
          <table:table-cell table:formula="of:=[.AR128]/8" office:value-type="float" office:value="0" calcext:value-type="float">
            <text:p>0</text:p>
          </table:table-cell>
          <table:table-cell table:formula="of:=[.AS128]/32" office:value-type="float" office:value="0.0625" calcext:value-type="float">
            <text:p>0.0625</text:p>
          </table:table-cell>
          <table:table-cell table:formula="of:=([.AT128]-[.AU128])/([.AT128]+[.AU128])" office:value-type="float" office:value="-1" calcext:value-type="float">
            <text:p>-1</text:p>
          </table:table-cell>
          <table:table-cell table:formula="of:=FLOOR([.AV128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3" office:value-type="float" office:value="97800" calcext:value-type="float">
            <text:p>97,800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129]+[.G129]+[.N129]+[.O129]+[.S129]+[.U129]+[.AG129]+[.AQ129]" office:value-type="float" office:value="0" calcext:value-type="float">
            <text:p>0</text:p>
          </table:table-cell>
          <table:table-cell table:formula="of:=SUM([.AH129:.AP129])+SUM([.V129:.AF129])+SUM([.P129:.R129])+[.T129]+SUM([.H129:.M129])+[.F129]+[.D129]" office:value-type="float" office:value="2" calcext:value-type="float">
            <text:p>2</text:p>
          </table:table-cell>
          <table:table-cell table:formula="of:=[.AR129]/8" office:value-type="float" office:value="0" calcext:value-type="float">
            <text:p>0</text:p>
          </table:table-cell>
          <table:table-cell table:formula="of:=[.AS129]/32" office:value-type="float" office:value="0.0625" calcext:value-type="float">
            <text:p>0.0625</text:p>
          </table:table-cell>
          <table:table-cell table:formula="of:=([.AT129]-[.AU129])/([.AT129]+[.AU129])" office:value-type="float" office:value="-1" calcext:value-type="float">
            <text:p>-1</text:p>
          </table:table-cell>
          <table:table-cell table:formula="of:=FLOOR([.AV12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3" office:value-type="float" office:value="112059" calcext:value-type="float">
            <text:p>112,059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30]+[.G130]+[.N130]+[.O130]+[.S130]+[.U130]+[.AG130]+[.AQ130]" office:value-type="float" office:value="1" calcext:value-type="float">
            <text:p>1</text:p>
          </table:table-cell>
          <table:table-cell table:formula="of:=SUM([.AH130:.AP130])+SUM([.V130:.AF130])+SUM([.P130:.R130])+[.T130]+SUM([.H130:.M130])+[.F130]+[.D130]" office:value-type="float" office:value="1" calcext:value-type="float">
            <text:p>1</text:p>
          </table:table-cell>
          <table:table-cell table:formula="of:=[.AR130]/8" office:value-type="float" office:value="0.125" calcext:value-type="float">
            <text:p>0.125</text:p>
          </table:table-cell>
          <table:table-cell table:formula="of:=[.AS130]/32" office:value-type="float" office:value="0.03125" calcext:value-type="float">
            <text:p>0.03125</text:p>
          </table:table-cell>
          <table:table-cell table:formula="of:=([.AT130]-[.AU130])/([.AT130]+[.AU130])" office:value-type="float" office:value="0.6" calcext:value-type="float">
            <text:p>0.6</text:p>
          </table:table-cell>
          <table:table-cell table:formula="of:=FLOOR([.AV130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3" office:value-type="float" office:value="110352" calcext:value-type="float">
            <text:p>110,352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formula="of:=[.E131]+[.G131]+[.N131]+[.O131]+[.S131]+[.U131]+[.AG131]+[.AQ131]" office:value-type="float" office:value="0" calcext:value-type="float">
            <text:p>0</text:p>
          </table:table-cell>
          <table:table-cell table:formula="of:=SUM([.AH131:.AP131])+SUM([.V131:.AF131])+SUM([.P131:.R131])+[.T131]+SUM([.H131:.M131])+[.F131]+[.D131]" office:value-type="float" office:value="2" calcext:value-type="float">
            <text:p>2</text:p>
          </table:table-cell>
          <table:table-cell table:formula="of:=[.AR131]/8" office:value-type="float" office:value="0" calcext:value-type="float">
            <text:p>0</text:p>
          </table:table-cell>
          <table:table-cell table:formula="of:=[.AS131]/32" office:value-type="float" office:value="0.0625" calcext:value-type="float">
            <text:p>0.0625</text:p>
          </table:table-cell>
          <table:table-cell table:formula="of:=([.AT131]-[.AU131])/([.AT131]+[.AU131])" office:value-type="float" office:value="-1" calcext:value-type="float">
            <text:p>-1</text:p>
          </table:table-cell>
          <table:table-cell table:formula="of:=FLOOR([.AV131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3" office:value-type="float" office:value="58520" calcext:value-type="float">
            <text:p>58,52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formula="of:=[.E132]+[.G132]+[.N132]+[.O132]+[.S132]+[.U132]+[.AG132]+[.AQ132]" office:value-type="float" office:value="0" calcext:value-type="float">
            <text:p>0</text:p>
          </table:table-cell>
          <table:table-cell table:formula="of:=SUM([.AH132:.AP132])+SUM([.V132:.AF132])+SUM([.P132:.R132])+[.T132]+SUM([.H132:.M132])+[.F132]+[.D132]" office:value-type="float" office:value="2" calcext:value-type="float">
            <text:p>2</text:p>
          </table:table-cell>
          <table:table-cell table:formula="of:=[.AR132]/8" office:value-type="float" office:value="0" calcext:value-type="float">
            <text:p>0</text:p>
          </table:table-cell>
          <table:table-cell table:formula="of:=[.AS132]/32" office:value-type="float" office:value="0.0625" calcext:value-type="float">
            <text:p>0.0625</text:p>
          </table:table-cell>
          <table:table-cell table:formula="of:=([.AT132]-[.AU132])/([.AT132]+[.AU132])" office:value-type="float" office:value="-1" calcext:value-type="float">
            <text:p>-1</text:p>
          </table:table-cell>
          <table:table-cell table:formula="of:=FLOOR([.AV132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3" office:value-type="float" office:value="112305" calcext:value-type="float">
            <text:p>112,305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33]+[.G133]+[.N133]+[.O133]+[.S133]+[.U133]+[.AG133]+[.AQ133]" office:value-type="float" office:value="0" calcext:value-type="float">
            <text:p>0</text:p>
          </table:table-cell>
          <table:table-cell table:formula="of:=SUM([.AH133:.AP133])+SUM([.V133:.AF133])+SUM([.P133:.R133])+[.T133]+SUM([.H133:.M133])+[.F133]+[.D133]" office:value-type="float" office:value="2" calcext:value-type="float">
            <text:p>2</text:p>
          </table:table-cell>
          <table:table-cell table:formula="of:=[.AR133]/8" office:value-type="float" office:value="0" calcext:value-type="float">
            <text:p>0</text:p>
          </table:table-cell>
          <table:table-cell table:formula="of:=[.AS133]/32" office:value-type="float" office:value="0.0625" calcext:value-type="float">
            <text:p>0.0625</text:p>
          </table:table-cell>
          <table:table-cell table:formula="of:=([.AT133]-[.AU133])/([.AT133]+[.AU133])" office:value-type="float" office:value="-1" calcext:value-type="float">
            <text:p>-1</text:p>
          </table:table-cell>
          <table:table-cell table:formula="of:=FLOOR([.AV13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3" office:value-type="float" office:value="142928" calcext:value-type="float">
            <text:p>142,928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formula="of:=[.E134]+[.G134]+[.N134]+[.O134]+[.S134]+[.U134]+[.AG134]+[.AQ134]" office:value-type="float" office:value="1" calcext:value-type="float">
            <text:p>1</text:p>
          </table:table-cell>
          <table:table-cell table:formula="of:=SUM([.AH134:.AP134])+SUM([.V134:.AF134])+SUM([.P134:.R134])+[.T134]+SUM([.H134:.M134])+[.F134]+[.D134]" office:value-type="float" office:value="1" calcext:value-type="float">
            <text:p>1</text:p>
          </table:table-cell>
          <table:table-cell table:formula="of:=[.AR134]/8" office:value-type="float" office:value="0.125" calcext:value-type="float">
            <text:p>0.125</text:p>
          </table:table-cell>
          <table:table-cell table:formula="of:=[.AS134]/32" office:value-type="float" office:value="0.03125" calcext:value-type="float">
            <text:p>0.03125</text:p>
          </table:table-cell>
          <table:table-cell table:formula="of:=([.AT134]-[.AU134])/([.AT134]+[.AU134])" office:value-type="float" office:value="0.6" calcext:value-type="float">
            <text:p>0.6</text:p>
          </table:table-cell>
          <table:table-cell table:formula="of:=FLOOR([.AV134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3" office:value-type="float" office:value="314314" calcext:value-type="float">
            <text:p>314,31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formula="of:=[.E135]+[.G135]+[.N135]+[.O135]+[.S135]+[.U135]+[.AG135]+[.AQ135]" office:value-type="float" office:value="2" calcext:value-type="float">
            <text:p>2</text:p>
          </table:table-cell>
          <table:table-cell table:formula="of:=SUM([.AH135:.AP135])+SUM([.V135:.AF135])+SUM([.P135:.R135])+[.T135]+SUM([.H135:.M135])+[.F135]+[.D135]" office:value-type="float" office:value="0" calcext:value-type="float">
            <text:p>0</text:p>
          </table:table-cell>
          <table:table-cell table:formula="of:=[.AR135]/8" office:value-type="float" office:value="0.25" calcext:value-type="float">
            <text:p>0.25</text:p>
          </table:table-cell>
          <table:table-cell table:formula="of:=[.AS135]/32" office:value-type="float" office:value="0" calcext:value-type="float">
            <text:p>0</text:p>
          </table:table-cell>
          <table:table-cell table:formula="of:=([.AT135]-[.AU135])/([.AT135]+[.AU135])" office:value-type="float" office:value="1" calcext:value-type="float">
            <text:p>1</text:p>
          </table:table-cell>
          <table:table-cell table:formula="of:=FLOOR([.AV135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3" office:value-type="float" office:value="215856" calcext:value-type="float">
            <text:p>215,856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formula="of:=[.E136]+[.G136]+[.N136]+[.O136]+[.S136]+[.U136]+[.AG136]+[.AQ136]" office:value-type="float" office:value="1" calcext:value-type="float">
            <text:p>1</text:p>
          </table:table-cell>
          <table:table-cell table:formula="of:=SUM([.AH136:.AP136])+SUM([.V136:.AF136])+SUM([.P136:.R136])+[.T136]+SUM([.H136:.M136])+[.F136]+[.D136]" office:value-type="float" office:value="1" calcext:value-type="float">
            <text:p>1</text:p>
          </table:table-cell>
          <table:table-cell table:formula="of:=[.AR136]/8" office:value-type="float" office:value="0.125" calcext:value-type="float">
            <text:p>0.125</text:p>
          </table:table-cell>
          <table:table-cell table:formula="of:=[.AS136]/32" office:value-type="float" office:value="0.03125" calcext:value-type="float">
            <text:p>0.03125</text:p>
          </table:table-cell>
          <table:table-cell table:formula="of:=([.AT136]-[.AU136])/([.AT136]+[.AU136])" office:value-type="float" office:value="0.6" calcext:value-type="float">
            <text:p>0.6</text:p>
          </table:table-cell>
          <table:table-cell table:formula="of:=FLOOR([.AV136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3" office:value-type="float" office:value="142138" calcext:value-type="float">
            <text:p>142,138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formula="of:=[.E137]+[.G137]+[.N137]+[.O137]+[.S137]+[.U137]+[.AG137]+[.AQ137]" office:value-type="float" office:value="1" calcext:value-type="float">
            <text:p>1</text:p>
          </table:table-cell>
          <table:table-cell table:formula="of:=SUM([.AH137:.AP137])+SUM([.V137:.AF137])+SUM([.P137:.R137])+[.T137]+SUM([.H137:.M137])+[.F137]+[.D137]" office:value-type="float" office:value="1" calcext:value-type="float">
            <text:p>1</text:p>
          </table:table-cell>
          <table:table-cell table:formula="of:=[.AR137]/8" office:value-type="float" office:value="0.125" calcext:value-type="float">
            <text:p>0.125</text:p>
          </table:table-cell>
          <table:table-cell table:formula="of:=[.AS137]/32" office:value-type="float" office:value="0.03125" calcext:value-type="float">
            <text:p>0.03125</text:p>
          </table:table-cell>
          <table:table-cell table:formula="of:=([.AT137]-[.AU137])/([.AT137]+[.AU137])" office:value-type="float" office:value="0.6" calcext:value-type="float">
            <text:p>0.6</text:p>
          </table:table-cell>
          <table:table-cell table:formula="of:=FLOOR([.AV137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3" office:value-type="float" office:value="438890" calcext:value-type="float">
            <text:p>438,890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38]+[.G138]+[.N138]+[.O138]+[.S138]+[.U138]+[.AG138]+[.AQ138]" office:value-type="float" office:value="2" calcext:value-type="float">
            <text:p>2</text:p>
          </table:table-cell>
          <table:table-cell table:formula="of:=SUM([.AH138:.AP138])+SUM([.V138:.AF138])+SUM([.P138:.R138])+[.T138]+SUM([.H138:.M138])+[.F138]+[.D138]" office:value-type="float" office:value="0" calcext:value-type="float">
            <text:p>0</text:p>
          </table:table-cell>
          <table:table-cell table:formula="of:=[.AR138]/8" office:value-type="float" office:value="0.25" calcext:value-type="float">
            <text:p>0.25</text:p>
          </table:table-cell>
          <table:table-cell table:formula="of:=[.AS138]/32" office:value-type="float" office:value="0" calcext:value-type="float">
            <text:p>0</text:p>
          </table:table-cell>
          <table:table-cell table:formula="of:=([.AT138]-[.AU138])/([.AT138]+[.AU138])" office:value-type="float" office:value="1" calcext:value-type="float">
            <text:p>1</text:p>
          </table:table-cell>
          <table:table-cell table:formula="of:=FLOOR([.AV13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3" office:value-type="float" office:value="367328" calcext:value-type="float">
            <text:p>367,328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formula="of:=[.E139]+[.G139]+[.N139]+[.O139]+[.S139]+[.U139]+[.AG139]+[.AQ139]" office:value-type="float" office:value="2" calcext:value-type="float">
            <text:p>2</text:p>
          </table:table-cell>
          <table:table-cell table:formula="of:=SUM([.AH139:.AP139])+SUM([.V139:.AF139])+SUM([.P139:.R139])+[.T139]+SUM([.H139:.M139])+[.F139]+[.D139]" office:value-type="float" office:value="0" calcext:value-type="float">
            <text:p>0</text:p>
          </table:table-cell>
          <table:table-cell table:formula="of:=[.AR139]/8" office:value-type="float" office:value="0.25" calcext:value-type="float">
            <text:p>0.25</text:p>
          </table:table-cell>
          <table:table-cell table:formula="of:=[.AS139]/32" office:value-type="float" office:value="0" calcext:value-type="float">
            <text:p>0</text:p>
          </table:table-cell>
          <table:table-cell table:formula="of:=([.AT139]-[.AU139])/([.AT139]+[.AU139])" office:value-type="float" office:value="1" calcext:value-type="float">
            <text:p>1</text:p>
          </table:table-cell>
          <table:table-cell table:formula="of:=FLOOR([.AV139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3" office:value-type="float" office:value="440793" calcext:value-type="float">
            <text:p>440,793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formula="of:=[.E140]+[.G140]+[.N140]+[.O140]+[.S140]+[.U140]+[.AG140]+[.AQ140]" office:value-type="float" office:value="2" calcext:value-type="float">
            <text:p>2</text:p>
          </table:table-cell>
          <table:table-cell table:formula="of:=SUM([.AH140:.AP140])+SUM([.V140:.AF140])+SUM([.P140:.R140])+[.T140]+SUM([.H140:.M140])+[.F140]+[.D140]" office:value-type="float" office:value="0" calcext:value-type="float">
            <text:p>0</text:p>
          </table:table-cell>
          <table:table-cell table:formula="of:=[.AR140]/8" office:value-type="float" office:value="0.25" calcext:value-type="float">
            <text:p>0.25</text:p>
          </table:table-cell>
          <table:table-cell table:formula="of:=[.AS140]/32" office:value-type="float" office:value="0" calcext:value-type="float">
            <text:p>0</text:p>
          </table:table-cell>
          <table:table-cell table:formula="of:=([.AT140]-[.AU140])/([.AT140]+[.AU140])" office:value-type="float" office:value="1" calcext:value-type="float">
            <text:p>1</text:p>
          </table:table-cell>
          <table:table-cell table:formula="of:=FLOOR([.AV140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3" office:value-type="float" office:value="529773" calcext:value-type="float">
            <text:p>529,773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formula="of:=[.E141]+[.G141]+[.N141]+[.O141]+[.S141]+[.U141]+[.AG141]+[.AQ141]" office:value-type="float" office:value="2" calcext:value-type="float">
            <text:p>2</text:p>
          </table:table-cell>
          <table:table-cell table:formula="of:=SUM([.AH141:.AP141])+SUM([.V141:.AF141])+SUM([.P141:.R141])+[.T141]+SUM([.H141:.M141])+[.F141]+[.D141]" office:value-type="float" office:value="0" calcext:value-type="float">
            <text:p>0</text:p>
          </table:table-cell>
          <table:table-cell table:formula="of:=[.AR141]/8" office:value-type="float" office:value="0.25" calcext:value-type="float">
            <text:p>0.25</text:p>
          </table:table-cell>
          <table:table-cell table:formula="of:=[.AS141]/32" office:value-type="float" office:value="0" calcext:value-type="float">
            <text:p>0</text:p>
          </table:table-cell>
          <table:table-cell table:formula="of:=([.AT141]-[.AU141])/([.AT141]+[.AU141])" office:value-type="float" office:value="1" calcext:value-type="float">
            <text:p>1</text:p>
          </table:table-cell>
          <table:table-cell table:formula="of:=FLOOR([.AV14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3" office:value-type="float" office:value="395200" calcext:value-type="float">
            <text:p>395,200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formula="of:=[.E142]+[.G142]+[.N142]+[.O142]+[.S142]+[.U142]+[.AG142]+[.AQ142]" office:value-type="float" office:value="2" calcext:value-type="float">
            <text:p>2</text:p>
          </table:table-cell>
          <table:table-cell table:formula="of:=SUM([.AH142:.AP142])+SUM([.V142:.AF142])+SUM([.P142:.R142])+[.T142]+SUM([.H142:.M142])+[.F142]+[.D142]" office:value-type="float" office:value="0" calcext:value-type="float">
            <text:p>0</text:p>
          </table:table-cell>
          <table:table-cell table:formula="of:=[.AR142]/8" office:value-type="float" office:value="0.25" calcext:value-type="float">
            <text:p>0.25</text:p>
          </table:table-cell>
          <table:table-cell table:formula="of:=[.AS142]/32" office:value-type="float" office:value="0" calcext:value-type="float">
            <text:p>0</text:p>
          </table:table-cell>
          <table:table-cell table:formula="of:=([.AT142]-[.AU142])/([.AT142]+[.AU142])" office:value-type="float" office:value="1" calcext:value-type="float">
            <text:p>1</text:p>
          </table:table-cell>
          <table:table-cell table:formula="of:=FLOOR([.AV142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3" office:value-type="float" office:value="175837" calcext:value-type="float">
            <text:p>175,837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143]+[.G143]+[.N143]+[.O143]+[.S143]+[.U143]+[.AG143]+[.AQ143]" office:value-type="float" office:value="1" calcext:value-type="float">
            <text:p>1</text:p>
          </table:table-cell>
          <table:table-cell table:formula="of:=SUM([.AH143:.AP143])+SUM([.V143:.AF143])+SUM([.P143:.R143])+[.T143]+SUM([.H143:.M143])+[.F143]+[.D143]" office:value-type="float" office:value="1" calcext:value-type="float">
            <text:p>1</text:p>
          </table:table-cell>
          <table:table-cell table:formula="of:=[.AR143]/8" office:value-type="float" office:value="0.125" calcext:value-type="float">
            <text:p>0.125</text:p>
          </table:table-cell>
          <table:table-cell table:formula="of:=[.AS143]/32" office:value-type="float" office:value="0.03125" calcext:value-type="float">
            <text:p>0.03125</text:p>
          </table:table-cell>
          <table:table-cell table:formula="of:=([.AT143]-[.AU143])/([.AT143]+[.AU143])" office:value-type="float" office:value="0.6" calcext:value-type="float">
            <text:p>0.6</text:p>
          </table:table-cell>
          <table:table-cell table:formula="of:=FLOOR([.AV143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3" office:value-type="float" office:value="130232" calcext:value-type="float">
            <text:p>130,232</text:p>
          </table:table-cell>
          <table:table-cell office:value-type="float" office:value="2" calcext:value-type="float">
            <text:p>2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44]+[.G144]+[.N144]+[.O144]+[.S144]+[.U144]+[.AG144]+[.AQ144]" office:value-type="float" office:value="1" calcext:value-type="float">
            <text:p>1</text:p>
          </table:table-cell>
          <table:table-cell table:formula="of:=SUM([.AH144:.AP144])+SUM([.V144:.AF144])+SUM([.P144:.R144])+[.T144]+SUM([.H144:.M144])+[.F144]+[.D144]" office:value-type="float" office:value="1" calcext:value-type="float">
            <text:p>1</text:p>
          </table:table-cell>
          <table:table-cell table:formula="of:=[.AR144]/8" office:value-type="float" office:value="0.125" calcext:value-type="float">
            <text:p>0.125</text:p>
          </table:table-cell>
          <table:table-cell table:formula="of:=[.AS144]/32" office:value-type="float" office:value="0.03125" calcext:value-type="float">
            <text:p>0.03125</text:p>
          </table:table-cell>
          <table:table-cell table:formula="of:=([.AT144]-[.AU144])/([.AT144]+[.AU144])" office:value-type="float" office:value="0.6" calcext:value-type="float">
            <text:p>0.6</text:p>
          </table:table-cell>
          <table:table-cell table:formula="of:=FLOOR([.AV144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3" office:value-type="float" office:value="150475" calcext:value-type="float">
            <text:p>150,475</text:p>
          </table:table-cell>
          <table:table-cell office:value-type="float" office:value="2" calcext:value-type="float">
            <text:p>2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45]+[.G145]+[.N145]+[.O145]+[.S145]+[.U145]+[.AG145]+[.AQ145]" office:value-type="float" office:value="1" calcext:value-type="float">
            <text:p>1</text:p>
          </table:table-cell>
          <table:table-cell table:formula="of:=SUM([.AH145:.AP145])+SUM([.V145:.AF145])+SUM([.P145:.R145])+[.T145]+SUM([.H145:.M145])+[.F145]+[.D145]" office:value-type="float" office:value="1" calcext:value-type="float">
            <text:p>1</text:p>
          </table:table-cell>
          <table:table-cell table:formula="of:=[.AR145]/8" office:value-type="float" office:value="0.125" calcext:value-type="float">
            <text:p>0.125</text:p>
          </table:table-cell>
          <table:table-cell table:formula="of:=[.AS145]/32" office:value-type="float" office:value="0.03125" calcext:value-type="float">
            <text:p>0.03125</text:p>
          </table:table-cell>
          <table:table-cell table:formula="of:=([.AT145]-[.AU145])/([.AT145]+[.AU145])" office:value-type="float" office:value="0.6" calcext:value-type="float">
            <text:p>0.6</text:p>
          </table:table-cell>
          <table:table-cell table:formula="of:=FLOOR([.AV14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3" office:value-type="float" office:value="830194" calcext:value-type="float">
            <text:p>830,194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46]+[.G146]+[.N146]+[.O146]+[.S146]+[.U146]+[.AG146]+[.AQ146]" office:value-type="float" office:value="2" calcext:value-type="float">
            <text:p>2</text:p>
          </table:table-cell>
          <table:table-cell table:formula="of:=SUM([.AH146:.AP146])+SUM([.V146:.AF146])+SUM([.P146:.R146])+[.T146]+SUM([.H146:.M146])+[.F146]+[.D146]" office:value-type="float" office:value="0" calcext:value-type="float">
            <text:p>0</text:p>
          </table:table-cell>
          <table:table-cell table:formula="of:=[.AR146]/8" office:value-type="float" office:value="0.25" calcext:value-type="float">
            <text:p>0.25</text:p>
          </table:table-cell>
          <table:table-cell table:formula="of:=[.AS146]/32" office:value-type="float" office:value="0" calcext:value-type="float">
            <text:p>0</text:p>
          </table:table-cell>
          <table:table-cell table:formula="of:=([.AT146]-[.AU146])/([.AT146]+[.AU146])" office:value-type="float" office:value="1" calcext:value-type="float">
            <text:p>1</text:p>
          </table:table-cell>
          <table:table-cell table:formula="of:=FLOOR([.AV14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3" office:value-type="float" office:value="557351" calcext:value-type="float">
            <text:p>557,35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47]+[.G147]+[.N147]+[.O147]+[.S147]+[.U147]+[.AG147]+[.AQ147]" office:value-type="float" office:value="2" calcext:value-type="float">
            <text:p>2</text:p>
          </table:table-cell>
          <table:table-cell table:formula="of:=SUM([.AH147:.AP147])+SUM([.V147:.AF147])+SUM([.P147:.R147])+[.T147]+SUM([.H147:.M147])+[.F147]+[.D147]" office:value-type="float" office:value="0" calcext:value-type="float">
            <text:p>0</text:p>
          </table:table-cell>
          <table:table-cell table:formula="of:=[.AR147]/8" office:value-type="float" office:value="0.25" calcext:value-type="float">
            <text:p>0.25</text:p>
          </table:table-cell>
          <table:table-cell table:formula="of:=[.AS147]/32" office:value-type="float" office:value="0" calcext:value-type="float">
            <text:p>0</text:p>
          </table:table-cell>
          <table:table-cell table:formula="of:=([.AT147]-[.AU147])/([.AT147]+[.AU147])" office:value-type="float" office:value="1" calcext:value-type="float">
            <text:p>1</text:p>
          </table:table-cell>
          <table:table-cell table:formula="of:=FLOOR([.AV147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3" office:value-type="float" office:value="122716" calcext:value-type="float">
            <text:p>122,716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48]+[.G148]+[.N148]+[.O148]+[.S148]+[.U148]+[.AG148]+[.AQ148]" office:value-type="float" office:value="1" calcext:value-type="float">
            <text:p>1</text:p>
          </table:table-cell>
          <table:table-cell table:formula="of:=SUM([.AH148:.AP148])+SUM([.V148:.AF148])+SUM([.P148:.R148])+[.T148]+SUM([.H148:.M148])+[.F148]+[.D148]" office:value-type="float" office:value="1" calcext:value-type="float">
            <text:p>1</text:p>
          </table:table-cell>
          <table:table-cell table:formula="of:=[.AR148]/8" office:value-type="float" office:value="0.125" calcext:value-type="float">
            <text:p>0.125</text:p>
          </table:table-cell>
          <table:table-cell table:formula="of:=[.AS148]/32" office:value-type="float" office:value="0.03125" calcext:value-type="float">
            <text:p>0.03125</text:p>
          </table:table-cell>
          <table:table-cell table:formula="of:=([.AT148]-[.AU148])/([.AT148]+[.AU148])" office:value-type="float" office:value="0.6" calcext:value-type="float">
            <text:p>0.6</text:p>
          </table:table-cell>
          <table:table-cell table:formula="of:=FLOOR([.AV148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3" office:value-type="float" office:value="116167" calcext:value-type="float">
            <text:p>116,167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formula="of:=[.E149]+[.G149]+[.N149]+[.O149]+[.S149]+[.U149]+[.AG149]+[.AQ149]" office:value-type="float" office:value="0" calcext:value-type="float">
            <text:p>0</text:p>
          </table:table-cell>
          <table:table-cell table:formula="of:=SUM([.AH149:.AP149])+SUM([.V149:.AF149])+SUM([.P149:.R149])+[.T149]+SUM([.H149:.M149])+[.F149]+[.D149]" office:value-type="float" office:value="2" calcext:value-type="float">
            <text:p>2</text:p>
          </table:table-cell>
          <table:table-cell table:formula="of:=[.AR149]/8" office:value-type="float" office:value="0" calcext:value-type="float">
            <text:p>0</text:p>
          </table:table-cell>
          <table:table-cell table:formula="of:=[.AS149]/32" office:value-type="float" office:value="0.0625" calcext:value-type="float">
            <text:p>0.0625</text:p>
          </table:table-cell>
          <table:table-cell table:formula="of:=([.AT149]-[.AU149])/([.AT149]+[.AU149])" office:value-type="float" office:value="-1" calcext:value-type="float">
            <text:p>-1</text:p>
          </table:table-cell>
          <table:table-cell table:formula="of:=FLOOR([.AV14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3" office:value-type="float" office:value="121865" calcext:value-type="float">
            <text:p>121,86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formula="of:=[.E150]+[.G150]+[.N150]+[.O150]+[.S150]+[.U150]+[.AG150]+[.AQ150]" office:value-type="float" office:value="0" calcext:value-type="float">
            <text:p>0</text:p>
          </table:table-cell>
          <table:table-cell table:formula="of:=SUM([.AH150:.AP150])+SUM([.V150:.AF150])+SUM([.P150:.R150])+[.T150]+SUM([.H150:.M150])+[.F150]+[.D150]" office:value-type="float" office:value="2" calcext:value-type="float">
            <text:p>2</text:p>
          </table:table-cell>
          <table:table-cell table:formula="of:=[.AR150]/8" office:value-type="float" office:value="0" calcext:value-type="float">
            <text:p>0</text:p>
          </table:table-cell>
          <table:table-cell table:formula="of:=[.AS150]/32" office:value-type="float" office:value="0.0625" calcext:value-type="float">
            <text:p>0.0625</text:p>
          </table:table-cell>
          <table:table-cell table:formula="of:=([.AT150]-[.AU150])/([.AT150]+[.AU150])" office:value-type="float" office:value="-1" calcext:value-type="float">
            <text:p>-1</text:p>
          </table:table-cell>
          <table:table-cell table:formula="of:=FLOOR([.AV15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3" office:value-type="float" office:value="538527" calcext:value-type="float">
            <text:p>538,52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formula="of:=[.E151]+[.G151]+[.N151]+[.O151]+[.S151]+[.U151]+[.AG151]+[.AQ151]" office:value-type="float" office:value="2" calcext:value-type="float">
            <text:p>2</text:p>
          </table:table-cell>
          <table:table-cell table:formula="of:=SUM([.AH151:.AP151])+SUM([.V151:.AF151])+SUM([.P151:.R151])+[.T151]+SUM([.H151:.M151])+[.F151]+[.D151]" office:value-type="float" office:value="0" calcext:value-type="float">
            <text:p>0</text:p>
          </table:table-cell>
          <table:table-cell table:formula="of:=[.AR151]/8" office:value-type="float" office:value="0.25" calcext:value-type="float">
            <text:p>0.25</text:p>
          </table:table-cell>
          <table:table-cell table:formula="of:=[.AS151]/32" office:value-type="float" office:value="0" calcext:value-type="float">
            <text:p>0</text:p>
          </table:table-cell>
          <table:table-cell table:formula="of:=([.AT151]-[.AU151])/([.AT151]+[.AU151])" office:value-type="float" office:value="1" calcext:value-type="float">
            <text:p>1</text:p>
          </table:table-cell>
          <table:table-cell table:formula="of:=FLOOR([.AV15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3" office:value-type="float" office:value="299248" calcext:value-type="float">
            <text:p>299,248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formula="of:=[.E152]+[.G152]+[.N152]+[.O152]+[.S152]+[.U152]+[.AG152]+[.AQ152]" office:value-type="float" office:value="2" calcext:value-type="float">
            <text:p>2</text:p>
          </table:table-cell>
          <table:table-cell table:formula="of:=SUM([.AH152:.AP152])+SUM([.V152:.AF152])+SUM([.P152:.R152])+[.T152]+SUM([.H152:.M152])+[.F152]+[.D152]" office:value-type="float" office:value="0" calcext:value-type="float">
            <text:p>0</text:p>
          </table:table-cell>
          <table:table-cell table:formula="of:=[.AR152]/8" office:value-type="float" office:value="0.25" calcext:value-type="float">
            <text:p>0.25</text:p>
          </table:table-cell>
          <table:table-cell table:formula="of:=[.AS152]/32" office:value-type="float" office:value="0" calcext:value-type="float">
            <text:p>0</text:p>
          </table:table-cell>
          <table:table-cell table:formula="of:=([.AT152]-[.AU152])/([.AT152]+[.AU152])" office:value-type="float" office:value="1" calcext:value-type="float">
            <text:p>1</text:p>
          </table:table-cell>
          <table:table-cell table:formula="of:=FLOOR([.AV152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3" office:value-type="float" office:value="416947" calcext:value-type="float">
            <text:p>416,947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53]+[.G153]+[.N153]+[.O153]+[.S153]+[.U153]+[.AG153]+[.AQ153]" office:value-type="float" office:value="2" calcext:value-type="float">
            <text:p>2</text:p>
          </table:table-cell>
          <table:table-cell table:formula="of:=SUM([.AH153:.AP153])+SUM([.V153:.AF153])+SUM([.P153:.R153])+[.T153]+SUM([.H153:.M153])+[.F153]+[.D153]" office:value-type="float" office:value="0" calcext:value-type="float">
            <text:p>0</text:p>
          </table:table-cell>
          <table:table-cell table:formula="of:=[.AR153]/8" office:value-type="float" office:value="0.25" calcext:value-type="float">
            <text:p>0.25</text:p>
          </table:table-cell>
          <table:table-cell table:formula="of:=[.AS153]/32" office:value-type="float" office:value="0" calcext:value-type="float">
            <text:p>0</text:p>
          </table:table-cell>
          <table:table-cell table:formula="of:=([.AT153]-[.AU153])/([.AT153]+[.AU153])" office:value-type="float" office:value="1" calcext:value-type="float">
            <text:p>1</text:p>
          </table:table-cell>
          <table:table-cell table:formula="of:=FLOOR([.AV153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3" office:value-type="float" office:value="338355" calcext:value-type="float">
            <text:p>338,35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formula="of:=[.E154]+[.G154]+[.N154]+[.O154]+[.S154]+[.U154]+[.AG154]+[.AQ154]" office:value-type="float" office:value="2" calcext:value-type="float">
            <text:p>2</text:p>
          </table:table-cell>
          <table:table-cell table:formula="of:=SUM([.AH154:.AP154])+SUM([.V154:.AF154])+SUM([.P154:.R154])+[.T154]+SUM([.H154:.M154])+[.F154]+[.D154]" office:value-type="float" office:value="0" calcext:value-type="float">
            <text:p>0</text:p>
          </table:table-cell>
          <table:table-cell table:formula="of:=[.AR154]/8" office:value-type="float" office:value="0.25" calcext:value-type="float">
            <text:p>0.25</text:p>
          </table:table-cell>
          <table:table-cell table:formula="of:=[.AS154]/32" office:value-type="float" office:value="0" calcext:value-type="float">
            <text:p>0</text:p>
          </table:table-cell>
          <table:table-cell table:formula="of:=([.AT154]-[.AU154])/([.AT154]+[.AU154])" office:value-type="float" office:value="1" calcext:value-type="float">
            <text:p>1</text:p>
          </table:table-cell>
          <table:table-cell table:formula="of:=FLOOR([.AV15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3" office:value-type="float" office:value="97804" calcext:value-type="float">
            <text:p>97,804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155]+[.G155]+[.N155]+[.O155]+[.S155]+[.U155]+[.AG155]+[.AQ155]" office:value-type="float" office:value="1" calcext:value-type="float">
            <text:p>1</text:p>
          </table:table-cell>
          <table:table-cell table:formula="of:=SUM([.AH155:.AP155])+SUM([.V155:.AF155])+SUM([.P155:.R155])+[.T155]+SUM([.H155:.M155])+[.F155]+[.D155]" office:value-type="float" office:value="1" calcext:value-type="float">
            <text:p>1</text:p>
          </table:table-cell>
          <table:table-cell table:formula="of:=[.AR155]/8" office:value-type="float" office:value="0.125" calcext:value-type="float">
            <text:p>0.125</text:p>
          </table:table-cell>
          <table:table-cell table:formula="of:=[.AS155]/32" office:value-type="float" office:value="0.03125" calcext:value-type="float">
            <text:p>0.03125</text:p>
          </table:table-cell>
          <table:table-cell table:formula="of:=([.AT155]-[.AU155])/([.AT155]+[.AU155])" office:value-type="float" office:value="0.6" calcext:value-type="float">
            <text:p>0.6</text:p>
          </table:table-cell>
          <table:table-cell table:formula="of:=FLOOR([.AV155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3" office:value-type="float" office:value="109429" calcext:value-type="float">
            <text:p>109,429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156]+[.G156]+[.N156]+[.O156]+[.S156]+[.U156]+[.AG156]+[.AQ156]" office:value-type="float" office:value="1" calcext:value-type="float">
            <text:p>1</text:p>
          </table:table-cell>
          <table:table-cell table:formula="of:=SUM([.AH156:.AP156])+SUM([.V156:.AF156])+SUM([.P156:.R156])+[.T156]+SUM([.H156:.M156])+[.F156]+[.D156]" office:value-type="float" office:value="1" calcext:value-type="float">
            <text:p>1</text:p>
          </table:table-cell>
          <table:table-cell table:formula="of:=[.AR156]/8" office:value-type="float" office:value="0.125" calcext:value-type="float">
            <text:p>0.125</text:p>
          </table:table-cell>
          <table:table-cell table:formula="of:=[.AS156]/32" office:value-type="float" office:value="0.03125" calcext:value-type="float">
            <text:p>0.03125</text:p>
          </table:table-cell>
          <table:table-cell table:formula="of:=([.AT156]-[.AU156])/([.AT156]+[.AU156])" office:value-type="float" office:value="0.6" calcext:value-type="float">
            <text:p>0.6</text:p>
          </table:table-cell>
          <table:table-cell table:formula="of:=FLOOR([.AV156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3" office:value-type="float" office:value="137336" calcext:value-type="float">
            <text:p>137,336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157]+[.G157]+[.N157]+[.O157]+[.S157]+[.U157]+[.AG157]+[.AQ157]" office:value-type="float" office:value="0" calcext:value-type="float">
            <text:p>0</text:p>
          </table:table-cell>
          <table:table-cell table:formula="of:=SUM([.AH157:.AP157])+SUM([.V157:.AF157])+SUM([.P157:.R157])+[.T157]+SUM([.H157:.M157])+[.F157]+[.D157]" office:value-type="float" office:value="2" calcext:value-type="float">
            <text:p>2</text:p>
          </table:table-cell>
          <table:table-cell table:formula="of:=[.AR157]/8" office:value-type="float" office:value="0" calcext:value-type="float">
            <text:p>0</text:p>
          </table:table-cell>
          <table:table-cell table:formula="of:=[.AS157]/32" office:value-type="float" office:value="0.0625" calcext:value-type="float">
            <text:p>0.0625</text:p>
          </table:table-cell>
          <table:table-cell table:formula="of:=([.AT157]-[.AU157])/([.AT157]+[.AU157])" office:value-type="float" office:value="-1" calcext:value-type="float">
            <text:p>-1</text:p>
          </table:table-cell>
          <table:table-cell table:formula="of:=FLOOR([.AV157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3" office:value-type="float" office:value="104604" calcext:value-type="float">
            <text:p>104,60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formula="of:=[.E158]+[.G158]+[.N158]+[.O158]+[.S158]+[.U158]+[.AG158]+[.AQ158]" office:value-type="float" office:value="1" calcext:value-type="float">
            <text:p>1</text:p>
          </table:table-cell>
          <table:table-cell table:formula="of:=SUM([.AH158:.AP158])+SUM([.V158:.AF158])+SUM([.P158:.R158])+[.T158]+SUM([.H158:.M158])+[.F158]+[.D158]" office:value-type="float" office:value="1" calcext:value-type="float">
            <text:p>1</text:p>
          </table:table-cell>
          <table:table-cell table:formula="of:=[.AR158]/8" office:value-type="float" office:value="0.125" calcext:value-type="float">
            <text:p>0.125</text:p>
          </table:table-cell>
          <table:table-cell table:formula="of:=[.AS158]/32" office:value-type="float" office:value="0.03125" calcext:value-type="float">
            <text:p>0.03125</text:p>
          </table:table-cell>
          <table:table-cell table:formula="of:=([.AT158]-[.AU158])/([.AT158]+[.AU158])" office:value-type="float" office:value="0.6" calcext:value-type="float">
            <text:p>0.6</text:p>
          </table:table-cell>
          <table:table-cell table:formula="of:=FLOOR([.AV158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3" office:value-type="float" office:value="60734" calcext:value-type="float">
            <text:p>60,734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159]+[.G159]+[.N159]+[.O159]+[.S159]+[.U159]+[.AG159]+[.AQ159]" office:value-type="float" office:value="1" calcext:value-type="float">
            <text:p>1</text:p>
          </table:table-cell>
          <table:table-cell table:formula="of:=SUM([.AH159:.AP159])+SUM([.V159:.AF159])+SUM([.P159:.R159])+[.T159]+SUM([.H159:.M159])+[.F159]+[.D159]" office:value-type="float" office:value="1" calcext:value-type="float">
            <text:p>1</text:p>
          </table:table-cell>
          <table:table-cell table:formula="of:=[.AR159]/8" office:value-type="float" office:value="0.125" calcext:value-type="float">
            <text:p>0.125</text:p>
          </table:table-cell>
          <table:table-cell table:formula="of:=[.AS159]/32" office:value-type="float" office:value="0.03125" calcext:value-type="float">
            <text:p>0.03125</text:p>
          </table:table-cell>
          <table:table-cell table:formula="of:=([.AT159]-[.AU159])/([.AT159]+[.AU159])" office:value-type="float" office:value="0.6" calcext:value-type="float">
            <text:p>0.6</text:p>
          </table:table-cell>
          <table:table-cell table:formula="of:=FLOOR([.AV159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3" office:value-type="float" office:value="149033" calcext:value-type="float">
            <text:p>149,033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160]+[.G160]+[.N160]+[.O160]+[.S160]+[.U160]+[.AG160]+[.AQ160]" office:value-type="float" office:value="0" calcext:value-type="float">
            <text:p>0</text:p>
          </table:table-cell>
          <table:table-cell table:formula="of:=SUM([.AH160:.AP160])+SUM([.V160:.AF160])+SUM([.P160:.R160])+[.T160]+SUM([.H160:.M160])+[.F160]+[.D160]" office:value-type="float" office:value="2" calcext:value-type="float">
            <text:p>2</text:p>
          </table:table-cell>
          <table:table-cell table:formula="of:=[.AR160]/8" office:value-type="float" office:value="0" calcext:value-type="float">
            <text:p>0</text:p>
          </table:table-cell>
          <table:table-cell table:formula="of:=[.AS160]/32" office:value-type="float" office:value="0.0625" calcext:value-type="float">
            <text:p>0.0625</text:p>
          </table:table-cell>
          <table:table-cell table:formula="of:=([.AT160]-[.AU160])/([.AT160]+[.AU160])" office:value-type="float" office:value="-1" calcext:value-type="float">
            <text:p>-1</text:p>
          </table:table-cell>
          <table:table-cell table:formula="of:=FLOOR([.AV16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3" office:value-type="float" office:value="133671" calcext:value-type="float">
            <text:p>133,67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formula="of:=[.E161]+[.G161]+[.N161]+[.O161]+[.S161]+[.U161]+[.AG161]+[.AQ161]" office:value-type="float" office:value="1" calcext:value-type="float">
            <text:p>1</text:p>
          </table:table-cell>
          <table:table-cell table:formula="of:=SUM([.AH161:.AP161])+SUM([.V161:.AF161])+SUM([.P161:.R161])+[.T161]+SUM([.H161:.M161])+[.F161]+[.D161]" office:value-type="float" office:value="1" calcext:value-type="float">
            <text:p>1</text:p>
          </table:table-cell>
          <table:table-cell table:formula="of:=[.AR161]/8" office:value-type="float" office:value="0.125" calcext:value-type="float">
            <text:p>0.125</text:p>
          </table:table-cell>
          <table:table-cell table:formula="of:=[.AS161]/32" office:value-type="float" office:value="0.03125" calcext:value-type="float">
            <text:p>0.03125</text:p>
          </table:table-cell>
          <table:table-cell table:formula="of:=([.AT161]-[.AU161])/([.AT161]+[.AU161])" office:value-type="float" office:value="0.6" calcext:value-type="float">
            <text:p>0.6</text:p>
          </table:table-cell>
          <table:table-cell table:formula="of:=FLOOR([.AV16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float" office:value="179777" calcext:value-type="float">
            <text:p>179,777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162]+[.G162]+[.N162]+[.O162]+[.S162]+[.U162]+[.AG162]+[.AQ162]" office:value-type="float" office:value="1" calcext:value-type="float">
            <text:p>1</text:p>
          </table:table-cell>
          <table:table-cell table:formula="of:=SUM([.AH162:.AP162])+SUM([.V162:.AF162])+SUM([.P162:.R162])+[.T162]+SUM([.H162:.M162])+[.F162]+[.D162]" office:value-type="float" office:value="1" calcext:value-type="float">
            <text:p>1</text:p>
          </table:table-cell>
          <table:table-cell table:formula="of:=[.AR162]/8" office:value-type="float" office:value="0.125" calcext:value-type="float">
            <text:p>0.125</text:p>
          </table:table-cell>
          <table:table-cell table:formula="of:=[.AS162]/32" office:value-type="float" office:value="0.03125" calcext:value-type="float">
            <text:p>0.03125</text:p>
          </table:table-cell>
          <table:table-cell table:formula="of:=([.AT162]-[.AU162])/([.AT162]+[.AU162])" office:value-type="float" office:value="0.6" calcext:value-type="float">
            <text:p>0.6</text:p>
          </table:table-cell>
          <table:table-cell table:formula="of:=FLOOR([.AV162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3" office:value-type="float" office:value="1029773" calcext:value-type="float">
            <text:p>1,029,77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5" table:style-name="ce5" office:value-type="float" office:value="0" calcext:value-type="float">
            <text:p>0</text:p>
          </table:table-cell>
          <table:table-cell table:formula="of:=[.E163]+[.G163]+[.N163]+[.O163]+[.S163]+[.U163]+[.AG163]+[.AQ163]" office:value-type="float" office:value="0" calcext:value-type="float">
            <text:p>0</text:p>
          </table:table-cell>
          <table:table-cell table:formula="of:=SUM([.AH163:.AP163])+SUM([.V163:.AF163])+SUM([.P163:.R163])+[.T163]+SUM([.H163:.M163])+[.F163]+[.D163]" office:value-type="float" office:value="1" calcext:value-type="float">
            <text:p>1</text:p>
          </table:table-cell>
          <table:table-cell table:formula="of:=[.AR163]/8" office:value-type="float" office:value="0" calcext:value-type="float">
            <text:p>0</text:p>
          </table:table-cell>
          <table:table-cell table:formula="of:=[.AS163]/32" office:value-type="float" office:value="0.03125" calcext:value-type="float">
            <text:p>0.03125</text:p>
          </table:table-cell>
          <table:table-cell table:formula="of:=([.AT163]-[.AU163])/([.AT163]+[.AU163])" office:value-type="float" office:value="-1" calcext:value-type="float">
            <text:p>-1</text:p>
          </table:table-cell>
          <table:table-cell table:formula="of:=FLOOR([.AV16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 office:value-type="float" office:value="1691315" calcext:value-type="float">
            <text:p>1,691,315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formula="of:=[.E164]+[.G164]+[.N164]+[.O164]+[.S164]+[.U164]+[.AG164]+[.AQ164]" office:value-type="float" office:value="0" calcext:value-type="float">
            <text:p>0</text:p>
          </table:table-cell>
          <table:table-cell table:formula="of:=SUM([.AH164:.AP164])+SUM([.V164:.AF164])+SUM([.P164:.R164])+[.T164]+SUM([.H164:.M164])+[.F164]+[.D164]" office:value-type="float" office:value="1" calcext:value-type="float">
            <text:p>1</text:p>
          </table:table-cell>
          <table:table-cell table:formula="of:=[.AR164]/8" office:value-type="float" office:value="0" calcext:value-type="float">
            <text:p>0</text:p>
          </table:table-cell>
          <table:table-cell table:formula="of:=[.AS164]/32" office:value-type="float" office:value="0.03125" calcext:value-type="float">
            <text:p>0.03125</text:p>
          </table:table-cell>
          <table:table-cell table:formula="of:=([.AT164]-[.AU164])/([.AT164]+[.AU164])" office:value-type="float" office:value="-1" calcext:value-type="float">
            <text:p>-1</text:p>
          </table:table-cell>
          <table:table-cell table:formula="of:=FLOOR([.AV164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" office:value-type="float" office:value="1039801" calcext:value-type="float">
            <text:p>1,039,80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formula="of:=[.E165]+[.G165]+[.N165]+[.O165]+[.S165]+[.U165]+[.AG165]+[.AQ165]" office:value-type="float" office:value="0" calcext:value-type="float">
            <text:p>0</text:p>
          </table:table-cell>
          <table:table-cell table:formula="of:=SUM([.AH165:.AP165])+SUM([.V165:.AF165])+SUM([.P165:.R165])+[.T165]+SUM([.H165:.M165])+[.F165]+[.D165]" office:value-type="float" office:value="1" calcext:value-type="float">
            <text:p>1</text:p>
          </table:table-cell>
          <table:table-cell table:formula="of:=[.AR165]/8" office:value-type="float" office:value="0" calcext:value-type="float">
            <text:p>0</text:p>
          </table:table-cell>
          <table:table-cell table:formula="of:=[.AS165]/32" office:value-type="float" office:value="0.03125" calcext:value-type="float">
            <text:p>0.03125</text:p>
          </table:table-cell>
          <table:table-cell table:formula="of:=([.AT165]-[.AU165])/([.AT165]+[.AU165])" office:value-type="float" office:value="-1" calcext:value-type="float">
            <text:p>-1</text:p>
          </table:table-cell>
          <table:table-cell table:formula="of:=FLOOR([.AV165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" office:value-type="float" office:value="1685284" calcext:value-type="float">
            <text:p>1,685,28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9" table:style-name="ce5" office:value-type="float" office:value="0" calcext:value-type="float">
            <text:p>0</text:p>
          </table:table-cell>
          <table:table-cell table:formula="of:=[.E166]+[.G166]+[.N166]+[.O166]+[.S166]+[.U166]+[.AG166]+[.AQ166]" office:value-type="float" office:value="0" calcext:value-type="float">
            <text:p>0</text:p>
          </table:table-cell>
          <table:table-cell table:formula="of:=SUM([.AH166:.AP166])+SUM([.V166:.AF166])+SUM([.P166:.R166])+[.T166]+SUM([.H166:.M166])+[.F166]+[.D166]" office:value-type="float" office:value="1" calcext:value-type="float">
            <text:p>1</text:p>
          </table:table-cell>
          <table:table-cell table:formula="of:=[.AR166]/8" office:value-type="float" office:value="0" calcext:value-type="float">
            <text:p>0</text:p>
          </table:table-cell>
          <table:table-cell table:formula="of:=[.AS166]/32" office:value-type="float" office:value="0.03125" calcext:value-type="float">
            <text:p>0.03125</text:p>
          </table:table-cell>
          <table:table-cell table:formula="of:=([.AT166]-[.AU166])/([.AT166]+[.AU166])" office:value-type="float" office:value="-1" calcext:value-type="float">
            <text:p>-1</text:p>
          </table:table-cell>
          <table:table-cell table:formula="of:=FLOOR([.AV166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" office:value-type="float" office:value="1396959" calcext:value-type="float">
            <text:p>1,396,959</text:p>
          </table:table-cell>
          <table:table-cell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formula="of:=[.E167]+[.G167]+[.N167]+[.O167]+[.S167]+[.U167]+[.AG167]+[.AQ167]" office:value-type="float" office:value="0" calcext:value-type="float">
            <text:p>0</text:p>
          </table:table-cell>
          <table:table-cell table:formula="of:=SUM([.AH167:.AP167])+SUM([.V167:.AF167])+SUM([.P167:.R167])+[.T167]+SUM([.H167:.M167])+[.F167]+[.D167]" office:value-type="float" office:value="1" calcext:value-type="float">
            <text:p>1</text:p>
          </table:table-cell>
          <table:table-cell table:formula="of:=[.AR167]/8" office:value-type="float" office:value="0" calcext:value-type="float">
            <text:p>0</text:p>
          </table:table-cell>
          <table:table-cell table:formula="of:=[.AS167]/32" office:value-type="float" office:value="0.03125" calcext:value-type="float">
            <text:p>0.03125</text:p>
          </table:table-cell>
          <table:table-cell table:formula="of:=([.AT167]-[.AU167])/([.AT167]+[.AU167])" office:value-type="float" office:value="-1" calcext:value-type="float">
            <text:p>-1</text:p>
          </table:table-cell>
          <table:table-cell table:formula="of:=FLOOR([.AV167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" office:value-type="float" office:value="2801616" calcext:value-type="float">
            <text:p>2,801,616</text:p>
          </table:table-cell>
          <table:table-cell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formula="of:=[.E168]+[.G168]+[.N168]+[.O168]+[.S168]+[.U168]+[.AG168]+[.AQ168]" office:value-type="float" office:value="0" calcext:value-type="float">
            <text:p>0</text:p>
          </table:table-cell>
          <table:table-cell table:formula="of:=SUM([.AH168:.AP168])+SUM([.V168:.AF168])+SUM([.P168:.R168])+[.T168]+SUM([.H168:.M168])+[.F168]+[.D168]" office:value-type="float" office:value="1" calcext:value-type="float">
            <text:p>1</text:p>
          </table:table-cell>
          <table:table-cell table:formula="of:=[.AR168]/8" office:value-type="float" office:value="0" calcext:value-type="float">
            <text:p>0</text:p>
          </table:table-cell>
          <table:table-cell table:formula="of:=[.AS168]/32" office:value-type="float" office:value="0.03125" calcext:value-type="float">
            <text:p>0.03125</text:p>
          </table:table-cell>
          <table:table-cell table:formula="of:=([.AT168]-[.AU168])/([.AT168]+[.AU168])" office:value-type="float" office:value="-1" calcext:value-type="float">
            <text:p>-1</text:p>
          </table:table-cell>
          <table:table-cell table:formula="of:=FLOOR([.AV168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 office:value-type="float" office:value="2271816" calcext:value-type="float">
            <text:p>2,271,81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7" table:style-name="ce5" office:value-type="float" office:value="0" calcext:value-type="float">
            <text:p>0</text:p>
          </table:table-cell>
          <table:table-cell table:formula="of:=[.E169]+[.G169]+[.N169]+[.O169]+[.S169]+[.U169]+[.AG169]+[.AQ169]" office:value-type="float" office:value="0" calcext:value-type="float">
            <text:p>0</text:p>
          </table:table-cell>
          <table:table-cell table:formula="of:=SUM([.AH169:.AP169])+SUM([.V169:.AF169])+SUM([.P169:.R169])+[.T169]+SUM([.H169:.M169])+[.F169]+[.D169]" office:value-type="float" office:value="1" calcext:value-type="float">
            <text:p>1</text:p>
          </table:table-cell>
          <table:table-cell table:formula="of:=[.AR169]/8" office:value-type="float" office:value="0" calcext:value-type="float">
            <text:p>0</text:p>
          </table:table-cell>
          <table:table-cell table:formula="of:=[.AS169]/32" office:value-type="float" office:value="0.03125" calcext:value-type="float">
            <text:p>0.03125</text:p>
          </table:table-cell>
          <table:table-cell table:formula="of:=([.AT169]-[.AU169])/([.AT169]+[.AU169])" office:value-type="float" office:value="-1" calcext:value-type="float">
            <text:p>-1</text:p>
          </table:table-cell>
          <table:table-cell table:formula="of:=FLOOR([.AV16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" office:value-type="float" office:value="1805805" calcext:value-type="float">
            <text:p>1,805,805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formula="of:=[.E170]+[.G170]+[.N170]+[.O170]+[.S170]+[.U170]+[.AG170]+[.AQ170]" office:value-type="float" office:value="0" calcext:value-type="float">
            <text:p>0</text:p>
          </table:table-cell>
          <table:table-cell table:formula="of:=SUM([.AH170:.AP170])+SUM([.V170:.AF170])+SUM([.P170:.R170])+[.T170]+SUM([.H170:.M170])+[.F170]+[.D170]" office:value-type="float" office:value="1" calcext:value-type="float">
            <text:p>1</text:p>
          </table:table-cell>
          <table:table-cell table:formula="of:=[.AR170]/8" office:value-type="float" office:value="0" calcext:value-type="float">
            <text:p>0</text:p>
          </table:table-cell>
          <table:table-cell table:formula="of:=[.AS170]/32" office:value-type="float" office:value="0.03125" calcext:value-type="float">
            <text:p>0.03125</text:p>
          </table:table-cell>
          <table:table-cell table:formula="of:=([.AT170]-[.AU170])/([.AT170]+[.AU170])" office:value-type="float" office:value="-1" calcext:value-type="float">
            <text:p>-1</text:p>
          </table:table-cell>
          <table:table-cell table:formula="of:=FLOOR([.AV17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3" office:value-type="float" office:value="2052761" calcext:value-type="float">
            <text:p>2,052,761</text:p>
          </table:table-cell>
          <table:table-cell office:value-type="float" office:value="1" calcext:value-type="float">
            <text:p>1</text:p>
          </table:table-cell>
          <table:table-cell table:number-columns-repeated="3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formula="of:=[.E171]+[.G171]+[.N171]+[.O171]+[.S171]+[.U171]+[.AG171]+[.AQ171]" office:value-type="float" office:value="0" calcext:value-type="float">
            <text:p>0</text:p>
          </table:table-cell>
          <table:table-cell table:formula="of:=SUM([.AH171:.AP171])+SUM([.V171:.AF171])+SUM([.P171:.R171])+[.T171]+SUM([.H171:.M171])+[.F171]+[.D171]" office:value-type="float" office:value="1" calcext:value-type="float">
            <text:p>1</text:p>
          </table:table-cell>
          <table:table-cell table:formula="of:=[.AR171]/8" office:value-type="float" office:value="0" calcext:value-type="float">
            <text:p>0</text:p>
          </table:table-cell>
          <table:table-cell table:formula="of:=[.AS171]/32" office:value-type="float" office:value="0.03125" calcext:value-type="float">
            <text:p>0.03125</text:p>
          </table:table-cell>
          <table:table-cell table:formula="of:=([.AT171]-[.AU171])/([.AT171]+[.AU171])" office:value-type="float" office:value="-1" calcext:value-type="float">
            <text:p>-1</text:p>
          </table:table-cell>
          <table:table-cell table:formula="of:=FLOOR([.AV171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float" office:value="2413674" calcext:value-type="float">
            <text:p>2,413,674</text:p>
          </table:table-cell>
          <table:table-cell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formula="of:=[.E172]+[.G172]+[.N172]+[.O172]+[.S172]+[.U172]+[.AG172]+[.AQ172]" office:value-type="float" office:value="0" calcext:value-type="float">
            <text:p>0</text:p>
          </table:table-cell>
          <table:table-cell table:formula="of:=SUM([.AH172:.AP172])+SUM([.V172:.AF172])+SUM([.P172:.R172])+[.T172]+SUM([.H172:.M172])+[.F172]+[.D172]" office:value-type="float" office:value="1" calcext:value-type="float">
            <text:p>1</text:p>
          </table:table-cell>
          <table:table-cell table:formula="of:=[.AR172]/8" office:value-type="float" office:value="0" calcext:value-type="float">
            <text:p>0</text:p>
          </table:table-cell>
          <table:table-cell table:formula="of:=[.AS172]/32" office:value-type="float" office:value="0.03125" calcext:value-type="float">
            <text:p>0.03125</text:p>
          </table:table-cell>
          <table:table-cell table:formula="of:=([.AT172]-[.AU172])/([.AT172]+[.AU172])" office:value-type="float" office:value="-1" calcext:value-type="float">
            <text:p>-1</text:p>
          </table:table-cell>
          <table:table-cell table:formula="of:=FLOOR([.AV172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3" office:value-type="float" office:value="1958778" calcext:value-type="float">
            <text:p>1,958,778</text:p>
          </table:table-cell>
          <table:table-cell office:value-type="float" office:value="1" calcext:value-type="float">
            <text:p>1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formula="of:=[.E173]+[.G173]+[.N173]+[.O173]+[.S173]+[.U173]+[.AG173]+[.AQ173]" office:value-type="float" office:value="0" calcext:value-type="float">
            <text:p>0</text:p>
          </table:table-cell>
          <table:table-cell table:formula="of:=SUM([.AH173:.AP173])+SUM([.V173:.AF173])+SUM([.P173:.R173])+[.T173]+SUM([.H173:.M173])+[.F173]+[.D173]" office:value-type="float" office:value="1" calcext:value-type="float">
            <text:p>1</text:p>
          </table:table-cell>
          <table:table-cell table:formula="of:=[.AR173]/8" office:value-type="float" office:value="0" calcext:value-type="float">
            <text:p>0</text:p>
          </table:table-cell>
          <table:table-cell table:formula="of:=[.AS173]/32" office:value-type="float" office:value="0.03125" calcext:value-type="float">
            <text:p>0.03125</text:p>
          </table:table-cell>
          <table:table-cell table:formula="of:=([.AT173]-[.AU173])/([.AT173]+[.AU173])" office:value-type="float" office:value="-1" calcext:value-type="float">
            <text:p>-1</text:p>
          </table:table-cell>
          <table:table-cell table:formula="of:=FLOOR([.AV17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float" office:value="1598803" calcext:value-type="float">
            <text:p>1,598,803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formula="of:=[.E174]+[.G174]+[.N174]+[.O174]+[.S174]+[.U174]+[.AG174]+[.AQ174]" office:value-type="float" office:value="0" calcext:value-type="float">
            <text:p>0</text:p>
          </table:table-cell>
          <table:table-cell table:formula="of:=SUM([.AH174:.AP174])+SUM([.V174:.AF174])+SUM([.P174:.R174])+[.T174]+SUM([.H174:.M174])+[.F174]+[.D174]" office:value-type="float" office:value="1" calcext:value-type="float">
            <text:p>1</text:p>
          </table:table-cell>
          <table:table-cell table:formula="of:=[.AR174]/8" office:value-type="float" office:value="0" calcext:value-type="float">
            <text:p>0</text:p>
          </table:table-cell>
          <table:table-cell table:formula="of:=[.AS174]/32" office:value-type="float" office:value="0.03125" calcext:value-type="float">
            <text:p>0.03125</text:p>
          </table:table-cell>
          <table:table-cell table:formula="of:=([.AT174]-[.AU174])/([.AT174]+[.AU174])" office:value-type="float" office:value="-1" calcext:value-type="float">
            <text:p>-1</text:p>
          </table:table-cell>
          <table:table-cell table:formula="of:=FLOOR([.AV174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3" office:value-type="float" office:value="2320254" calcext:value-type="float">
            <text:p>2,320,254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formula="of:=[.E175]+[.G175]+[.N175]+[.O175]+[.S175]+[.U175]+[.AG175]+[.AQ175]" office:value-type="float" office:value="0" calcext:value-type="float">
            <text:p>0</text:p>
          </table:table-cell>
          <table:table-cell table:formula="of:=SUM([.AH175:.AP175])+SUM([.V175:.AF175])+SUM([.P175:.R175])+[.T175]+SUM([.H175:.M175])+[.F175]+[.D175]" office:value-type="float" office:value="1" calcext:value-type="float">
            <text:p>1</text:p>
          </table:table-cell>
          <table:table-cell table:formula="of:=[.AR175]/8" office:value-type="float" office:value="0" calcext:value-type="float">
            <text:p>0</text:p>
          </table:table-cell>
          <table:table-cell table:formula="of:=[.AS175]/32" office:value-type="float" office:value="0.03125" calcext:value-type="float">
            <text:p>0.03125</text:p>
          </table:table-cell>
          <table:table-cell table:formula="of:=([.AT175]-[.AU175])/([.AT175]+[.AU175])" office:value-type="float" office:value="-1" calcext:value-type="float">
            <text:p>-1</text:p>
          </table:table-cell>
          <table:table-cell table:formula="of:=FLOOR([.AV175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3" office:value-type="float" office:value="1695318" calcext:value-type="float">
            <text:p>1,695,318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formula="of:=[.E176]+[.G176]+[.N176]+[.O176]+[.S176]+[.U176]+[.AG176]+[.AQ176]" office:value-type="float" office:value="0" calcext:value-type="float">
            <text:p>0</text:p>
          </table:table-cell>
          <table:table-cell table:formula="of:=SUM([.AH176:.AP176])+SUM([.V176:.AF176])+SUM([.P176:.R176])+[.T176]+SUM([.H176:.M176])+[.F176]+[.D176]" office:value-type="float" office:value="1" calcext:value-type="float">
            <text:p>1</text:p>
          </table:table-cell>
          <table:table-cell table:formula="of:=[.AR176]/8" office:value-type="float" office:value="0" calcext:value-type="float">
            <text:p>0</text:p>
          </table:table-cell>
          <table:table-cell table:formula="of:=[.AS176]/32" office:value-type="float" office:value="0.03125" calcext:value-type="float">
            <text:p>0.03125</text:p>
          </table:table-cell>
          <table:table-cell table:formula="of:=([.AT176]-[.AU176])/([.AT176]+[.AU176])" office:value-type="float" office:value="-1" calcext:value-type="float">
            <text:p>-1</text:p>
          </table:table-cell>
          <table:table-cell table:formula="of:=FLOOR([.AV176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3" office:value-type="float" office:value="1774093" calcext:value-type="float">
            <text:p>1,774,093</text:p>
          </table:table-cell>
          <table:table-cell office:value-type="float" office:value="1" calcext:value-type="float">
            <text:p>1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formula="of:=[.E177]+[.G177]+[.N177]+[.O177]+[.S177]+[.U177]+[.AG177]+[.AQ177]" office:value-type="float" office:value="0" calcext:value-type="float">
            <text:p>0</text:p>
          </table:table-cell>
          <table:table-cell table:formula="of:=SUM([.AH177:.AP177])+SUM([.V177:.AF177])+SUM([.P177:.R177])+[.T177]+SUM([.H177:.M177])+[.F177]+[.D177]" office:value-type="float" office:value="1" calcext:value-type="float">
            <text:p>1</text:p>
          </table:table-cell>
          <table:table-cell table:formula="of:=[.AR177]/8" office:value-type="float" office:value="0" calcext:value-type="float">
            <text:p>0</text:p>
          </table:table-cell>
          <table:table-cell table:formula="of:=[.AS177]/32" office:value-type="float" office:value="0.03125" calcext:value-type="float">
            <text:p>0.03125</text:p>
          </table:table-cell>
          <table:table-cell table:formula="of:=([.AT177]-[.AU177])/([.AT177]+[.AU177])" office:value-type="float" office:value="-1" calcext:value-type="float">
            <text:p>-1</text:p>
          </table:table-cell>
          <table:table-cell table:formula="of:=FLOOR([.AV177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" office:value-type="float" office:value="1301883" calcext:value-type="float">
            <text:p>1,301,883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formula="of:=[.E178]+[.G178]+[.N178]+[.O178]+[.S178]+[.U178]+[.AG178]+[.AQ178]" office:value-type="float" office:value="0" calcext:value-type="float">
            <text:p>0</text:p>
          </table:table-cell>
          <table:table-cell table:formula="of:=SUM([.AH178:.AP178])+SUM([.V178:.AF178])+SUM([.P178:.R178])+[.T178]+SUM([.H178:.M178])+[.F178]+[.D178]" office:value-type="float" office:value="1" calcext:value-type="float">
            <text:p>1</text:p>
          </table:table-cell>
          <table:table-cell table:formula="of:=[.AR178]/8" office:value-type="float" office:value="0" calcext:value-type="float">
            <text:p>0</text:p>
          </table:table-cell>
          <table:table-cell table:formula="of:=[.AS178]/32" office:value-type="float" office:value="0.03125" calcext:value-type="float">
            <text:p>0.03125</text:p>
          </table:table-cell>
          <table:table-cell table:formula="of:=([.AT178]-[.AU178])/([.AT178]+[.AU178])" office:value-type="float" office:value="-1" calcext:value-type="float">
            <text:p>-1</text:p>
          </table:table-cell>
          <table:table-cell table:formula="of:=FLOOR([.AV178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 office:value-type="float" office:value="1527250" calcext:value-type="float">
            <text:p>1,527,250</text:p>
          </table:table-cell>
          <table:table-cell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formula="of:=[.E179]+[.G179]+[.N179]+[.O179]+[.S179]+[.U179]+[.AG179]+[.AQ179]" office:value-type="float" office:value="0" calcext:value-type="float">
            <text:p>0</text:p>
          </table:table-cell>
          <table:table-cell table:formula="of:=SUM([.AH179:.AP179])+SUM([.V179:.AF179])+SUM([.P179:.R179])+[.T179]+SUM([.H179:.M179])+[.F179]+[.D179]" office:value-type="float" office:value="1" calcext:value-type="float">
            <text:p>1</text:p>
          </table:table-cell>
          <table:table-cell table:formula="of:=[.AR179]/8" office:value-type="float" office:value="0" calcext:value-type="float">
            <text:p>0</text:p>
          </table:table-cell>
          <table:table-cell table:formula="of:=[.AS179]/32" office:value-type="float" office:value="0.03125" calcext:value-type="float">
            <text:p>0.03125</text:p>
          </table:table-cell>
          <table:table-cell table:formula="of:=([.AT179]-[.AU179])/([.AT179]+[.AU179])" office:value-type="float" office:value="-1" calcext:value-type="float">
            <text:p>-1</text:p>
          </table:table-cell>
          <table:table-cell table:formula="of:=FLOOR([.AV17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3" office:value-type="float" office:value="1445654" calcext:value-type="float">
            <text:p>1,445,654</text:p>
          </table:table-cell>
          <table:table-cell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formula="of:=[.E180]+[.G180]+[.N180]+[.O180]+[.S180]+[.U180]+[.AG180]+[.AQ180]" office:value-type="float" office:value="0" calcext:value-type="float">
            <text:p>0</text:p>
          </table:table-cell>
          <table:table-cell table:formula="of:=SUM([.AH180:.AP180])+SUM([.V180:.AF180])+SUM([.P180:.R180])+[.T180]+SUM([.H180:.M180])+[.F180]+[.D180]" office:value-type="float" office:value="1" calcext:value-type="float">
            <text:p>1</text:p>
          </table:table-cell>
          <table:table-cell table:formula="of:=[.AR180]/8" office:value-type="float" office:value="0" calcext:value-type="float">
            <text:p>0</text:p>
          </table:table-cell>
          <table:table-cell table:formula="of:=[.AS180]/32" office:value-type="float" office:value="0.03125" calcext:value-type="float">
            <text:p>0.03125</text:p>
          </table:table-cell>
          <table:table-cell table:formula="of:=([.AT180]-[.AU180])/([.AT180]+[.AU180])" office:value-type="float" office:value="-1" calcext:value-type="float">
            <text:p>-1</text:p>
          </table:table-cell>
          <table:table-cell table:formula="of:=FLOOR([.AV18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3" office:value-type="float" office:value="2002919" calcext:value-type="float">
            <text:p>2,002,919</text:p>
          </table:table-cell>
          <table:table-cell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formula="of:=[.E181]+[.G181]+[.N181]+[.O181]+[.S181]+[.U181]+[.AG181]+[.AQ181]" office:value-type="float" office:value="0" calcext:value-type="float">
            <text:p>0</text:p>
          </table:table-cell>
          <table:table-cell table:formula="of:=SUM([.AH181:.AP181])+SUM([.V181:.AF181])+SUM([.P181:.R181])+[.T181]+SUM([.H181:.M181])+[.F181]+[.D181]" office:value-type="float" office:value="1" calcext:value-type="float">
            <text:p>1</text:p>
          </table:table-cell>
          <table:table-cell table:formula="of:=[.AR181]/8" office:value-type="float" office:value="0" calcext:value-type="float">
            <text:p>0</text:p>
          </table:table-cell>
          <table:table-cell table:formula="of:=[.AS181]/32" office:value-type="float" office:value="0.03125" calcext:value-type="float">
            <text:p>0.03125</text:p>
          </table:table-cell>
          <table:table-cell table:formula="of:=([.AT181]-[.AU181])/([.AT181]+[.AU181])" office:value-type="float" office:value="-1" calcext:value-type="float">
            <text:p>-1</text:p>
          </table:table-cell>
          <table:table-cell table:formula="of:=FLOOR([.AV181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3" office:value-type="float" office:value="4291593" calcext:value-type="float">
            <text:p>4,291,593</text:p>
          </table:table-cell>
          <table:table-cell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formula="of:=[.E182]+[.G182]+[.N182]+[.O182]+[.S182]+[.U182]+[.AG182]+[.AQ182]" office:value-type="float" office:value="0" calcext:value-type="float">
            <text:p>0</text:p>
          </table:table-cell>
          <table:table-cell table:formula="of:=SUM([.AH182:.AP182])+SUM([.V182:.AF182])+SUM([.P182:.R182])+[.T182]+SUM([.H182:.M182])+[.F182]+[.D182]" office:value-type="float" office:value="1" calcext:value-type="float">
            <text:p>1</text:p>
          </table:table-cell>
          <table:table-cell table:formula="of:=[.AR182]/8" office:value-type="float" office:value="0" calcext:value-type="float">
            <text:p>0</text:p>
          </table:table-cell>
          <table:table-cell table:formula="of:=[.AS182]/32" office:value-type="float" office:value="0.03125" calcext:value-type="float">
            <text:p>0.03125</text:p>
          </table:table-cell>
          <table:table-cell table:formula="of:=([.AT182]-[.AU182])/([.AT182]+[.AU182])" office:value-type="float" office:value="-1" calcext:value-type="float">
            <text:p>-1</text:p>
          </table:table-cell>
          <table:table-cell table:formula="of:=FLOOR([.AV182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3" office:value-type="float" office:value="1880379" calcext:value-type="float">
            <text:p>1,880,379</text:p>
          </table:table-cell>
          <table:table-cell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formula="of:=[.E183]+[.G183]+[.N183]+[.O183]+[.S183]+[.U183]+[.AG183]+[.AQ183]" office:value-type="float" office:value="0" calcext:value-type="float">
            <text:p>0</text:p>
          </table:table-cell>
          <table:table-cell table:formula="of:=SUM([.AH183:.AP183])+SUM([.V183:.AF183])+SUM([.P183:.R183])+[.T183]+SUM([.H183:.M183])+[.F183]+[.D183]" office:value-type="float" office:value="1" calcext:value-type="float">
            <text:p>1</text:p>
          </table:table-cell>
          <table:table-cell table:formula="of:=[.AR183]/8" office:value-type="float" office:value="0" calcext:value-type="float">
            <text:p>0</text:p>
          </table:table-cell>
          <table:table-cell table:formula="of:=[.AS183]/32" office:value-type="float" office:value="0.03125" calcext:value-type="float">
            <text:p>0.03125</text:p>
          </table:table-cell>
          <table:table-cell table:formula="of:=([.AT183]-[.AU183])/([.AT183]+[.AU183])" office:value-type="float" office:value="-1" calcext:value-type="float">
            <text:p>-1</text:p>
          </table:table-cell>
          <table:table-cell table:formula="of:=FLOOR([.AV183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 office:value-type="float" office:value="2091976" calcext:value-type="float">
            <text:p>2,091,976</text:p>
          </table:table-cell>
          <table:table-cell office:value-type="float" office:value="1" calcext:value-type="float">
            <text:p>1</text:p>
          </table:table-cell>
          <table:table-cell table:number-columns-repeated="3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E184]+[.G184]+[.N184]+[.O184]+[.S184]+[.U184]+[.AG184]+[.AQ184]" office:value-type="float" office:value="0" calcext:value-type="float">
            <text:p>0</text:p>
          </table:table-cell>
          <table:table-cell table:formula="of:=SUM([.AH184:.AP184])+SUM([.V184:.AF184])+SUM([.P184:.R184])+[.T184]+SUM([.H184:.M184])+[.F184]+[.D184]" office:value-type="float" office:value="1" calcext:value-type="float">
            <text:p>1</text:p>
          </table:table-cell>
          <table:table-cell table:formula="of:=[.AR184]/8" office:value-type="float" office:value="0" calcext:value-type="float">
            <text:p>0</text:p>
          </table:table-cell>
          <table:table-cell table:formula="of:=[.AS184]/32" office:value-type="float" office:value="0.03125" calcext:value-type="float">
            <text:p>0.03125</text:p>
          </table:table-cell>
          <table:table-cell table:formula="of:=([.AT184]-[.AU184])/([.AT184]+[.AU184])" office:value-type="float" office:value="-1" calcext:value-type="float">
            <text:p>-1</text:p>
          </table:table-cell>
          <table:table-cell table:formula="of:=FLOOR([.AV184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3" office:value-type="float" office:value="1492027" calcext:value-type="float">
            <text:p>1,492,027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formula="of:=[.E185]+[.G185]+[.N185]+[.O185]+[.S185]+[.U185]+[.AG185]+[.AQ185]" office:value-type="float" office:value="0" calcext:value-type="float">
            <text:p>0</text:p>
          </table:table-cell>
          <table:table-cell table:formula="of:=SUM([.AH185:.AP185])+SUM([.V185:.AF185])+SUM([.P185:.R185])+[.T185]+SUM([.H185:.M185])+[.F185]+[.D185]" office:value-type="float" office:value="1" calcext:value-type="float">
            <text:p>1</text:p>
          </table:table-cell>
          <table:table-cell table:formula="of:=[.AR185]/8" office:value-type="float" office:value="0" calcext:value-type="float">
            <text:p>0</text:p>
          </table:table-cell>
          <table:table-cell table:formula="of:=[.AS185]/32" office:value-type="float" office:value="0.03125" calcext:value-type="float">
            <text:p>0.03125</text:p>
          </table:table-cell>
          <table:table-cell table:formula="of:=([.AT185]-[.AU185])/([.AT185]+[.AU185])" office:value-type="float" office:value="-1" calcext:value-type="float">
            <text:p>-1</text:p>
          </table:table-cell>
          <table:table-cell table:formula="of:=FLOOR([.AV185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3" office:value-type="float" office:value="2809289" calcext:value-type="float">
            <text:p>2,809,289</text:p>
          </table:table-cell>
          <table:table-cell office:value-type="float" office:value="1" calcext:value-type="float">
            <text:p>1</text:p>
          </table:table-cell>
          <table:table-cell table:number-columns-repeated="3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[.E186]+[.G186]+[.N186]+[.O186]+[.S186]+[.U186]+[.AG186]+[.AQ186]" office:value-type="float" office:value="1" calcext:value-type="float">
            <text:p>1</text:p>
          </table:table-cell>
          <table:table-cell table:formula="of:=SUM([.AH186:.AP186])+SUM([.V186:.AF186])+SUM([.P186:.R186])+[.T186]+SUM([.H186:.M186])+[.F186]+[.D186]" office:value-type="float" office:value="0" calcext:value-type="float">
            <text:p>0</text:p>
          </table:table-cell>
          <table:table-cell table:formula="of:=[.AR186]/8" office:value-type="float" office:value="0.125" calcext:value-type="float">
            <text:p>0.125</text:p>
          </table:table-cell>
          <table:table-cell table:formula="of:=[.AS186]/32" office:value-type="float" office:value="0" calcext:value-type="float">
            <text:p>0</text:p>
          </table:table-cell>
          <table:table-cell table:formula="of:=([.AT186]-[.AU186])/([.AT186]+[.AU186])" office:value-type="float" office:value="1" calcext:value-type="float">
            <text:p>1</text:p>
          </table:table-cell>
          <table:table-cell table:formula="of:=FLOOR([.AV18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3" office:value-type="float" office:value="2205068" calcext:value-type="float">
            <text:p>2,205,068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formula="of:=[.E187]+[.G187]+[.N187]+[.O187]+[.S187]+[.U187]+[.AG187]+[.AQ187]" office:value-type="float" office:value="0" calcext:value-type="float">
            <text:p>0</text:p>
          </table:table-cell>
          <table:table-cell table:formula="of:=SUM([.AH187:.AP187])+SUM([.V187:.AF187])+SUM([.P187:.R187])+[.T187]+SUM([.H187:.M187])+[.F187]+[.D187]" office:value-type="float" office:value="1" calcext:value-type="float">
            <text:p>1</text:p>
          </table:table-cell>
          <table:table-cell table:formula="of:=[.AR187]/8" office:value-type="float" office:value="0" calcext:value-type="float">
            <text:p>0</text:p>
          </table:table-cell>
          <table:table-cell table:formula="of:=[.AS187]/32" office:value-type="float" office:value="0.03125" calcext:value-type="float">
            <text:p>0.03125</text:p>
          </table:table-cell>
          <table:table-cell table:formula="of:=([.AT187]-[.AU187])/([.AT187]+[.AU187])" office:value-type="float" office:value="-1" calcext:value-type="float">
            <text:p>-1</text:p>
          </table:table-cell>
          <table:table-cell table:formula="of:=FLOOR([.AV187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3" office:value-type="float" office:value="2181019" calcext:value-type="float">
            <text:p>2,181,019</text:p>
          </table:table-cell>
          <table:table-cell office:value-type="float" office:value="1" calcext:value-type="float">
            <text:p>1</text:p>
          </table:table-cell>
          <table:table-cell table:number-columns-repeated="3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[.E188]+[.G188]+[.N188]+[.O188]+[.S188]+[.U188]+[.AG188]+[.AQ188]" office:value-type="float" office:value="0" calcext:value-type="float">
            <text:p>0</text:p>
          </table:table-cell>
          <table:table-cell table:formula="of:=SUM([.AH188:.AP188])+SUM([.V188:.AF188])+SUM([.P188:.R188])+[.T188]+SUM([.H188:.M188])+[.F188]+[.D188]" office:value-type="float" office:value="1" calcext:value-type="float">
            <text:p>1</text:p>
          </table:table-cell>
          <table:table-cell table:formula="of:=[.AR188]/8" office:value-type="float" office:value="0" calcext:value-type="float">
            <text:p>0</text:p>
          </table:table-cell>
          <table:table-cell table:formula="of:=[.AS188]/32" office:value-type="float" office:value="0.03125" calcext:value-type="float">
            <text:p>0.03125</text:p>
          </table:table-cell>
          <table:table-cell table:formula="of:=([.AT188]-[.AU188])/([.AT188]+[.AU188])" office:value-type="float" office:value="-1" calcext:value-type="float">
            <text:p>-1</text:p>
          </table:table-cell>
          <table:table-cell table:formula="of:=FLOOR([.AV188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 office:value-type="float" office:value="3209703" calcext:value-type="float">
            <text:p>3,209,703</text:p>
          </table:table-cell>
          <table:table-cell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formula="of:=[.E189]+[.G189]+[.N189]+[.O189]+[.S189]+[.U189]+[.AG189]+[.AQ189]" office:value-type="float" office:value="0" calcext:value-type="float">
            <text:p>0</text:p>
          </table:table-cell>
          <table:table-cell table:formula="of:=SUM([.AH189:.AP189])+SUM([.V189:.AF189])+SUM([.P189:.R189])+[.T189]+SUM([.H189:.M189])+[.F189]+[.D189]" office:value-type="float" office:value="1" calcext:value-type="float">
            <text:p>1</text:p>
          </table:table-cell>
          <table:table-cell table:formula="of:=[.AR189]/8" office:value-type="float" office:value="0" calcext:value-type="float">
            <text:p>0</text:p>
          </table:table-cell>
          <table:table-cell table:formula="of:=[.AS189]/32" office:value-type="float" office:value="0.03125" calcext:value-type="float">
            <text:p>0.03125</text:p>
          </table:table-cell>
          <table:table-cell table:formula="of:=([.AT189]-[.AU189])/([.AT189]+[.AU189])" office:value-type="float" office:value="-1" calcext:value-type="float">
            <text:p>-1</text:p>
          </table:table-cell>
          <table:table-cell table:formula="of:=FLOOR([.AV189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3" office:value-type="float" office:value="4458886" calcext:value-type="float">
            <text:p>4,458,886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formula="of:=[.E190]+[.G190]+[.N190]+[.O190]+[.S190]+[.U190]+[.AG190]+[.AQ190]" office:value-type="float" office:value="0" calcext:value-type="float">
            <text:p>0</text:p>
          </table:table-cell>
          <table:table-cell table:formula="of:=SUM([.AH190:.AP190])+SUM([.V190:.AF190])+SUM([.P190:.R190])+[.T190]+SUM([.H190:.M190])+[.F190]+[.D190]" office:value-type="float" office:value="1" calcext:value-type="float">
            <text:p>1</text:p>
          </table:table-cell>
          <table:table-cell table:formula="of:=[.AR190]/8" office:value-type="float" office:value="0" calcext:value-type="float">
            <text:p>0</text:p>
          </table:table-cell>
          <table:table-cell table:formula="of:=[.AS190]/32" office:value-type="float" office:value="0.03125" calcext:value-type="float">
            <text:p>0.03125</text:p>
          </table:table-cell>
          <table:table-cell table:formula="of:=([.AT190]-[.AU190])/([.AT190]+[.AU190])" office:value-type="float" office:value="-1" calcext:value-type="float">
            <text:p>-1</text:p>
          </table:table-cell>
          <table:table-cell table:formula="of:=FLOOR([.AV19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3" office:value-type="float" office:value="2167615" calcext:value-type="float">
            <text:p>2,167,615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formula="of:=[.E191]+[.G191]+[.N191]+[.O191]+[.S191]+[.U191]+[.AG191]+[.AQ191]" office:value-type="float" office:value="0" calcext:value-type="float">
            <text:p>0</text:p>
          </table:table-cell>
          <table:table-cell table:formula="of:=SUM([.AH191:.AP191])+SUM([.V191:.AF191])+SUM([.P191:.R191])+[.T191]+SUM([.H191:.M191])+[.F191]+[.D191]" office:value-type="float" office:value="1" calcext:value-type="float">
            <text:p>1</text:p>
          </table:table-cell>
          <table:table-cell table:formula="of:=[.AR191]/8" office:value-type="float" office:value="0" calcext:value-type="float">
            <text:p>0</text:p>
          </table:table-cell>
          <table:table-cell table:formula="of:=[.AS191]/32" office:value-type="float" office:value="0.03125" calcext:value-type="float">
            <text:p>0.03125</text:p>
          </table:table-cell>
          <table:table-cell table:formula="of:=([.AT191]-[.AU191])/([.AT191]+[.AU191])" office:value-type="float" office:value="-1" calcext:value-type="float">
            <text:p>-1</text:p>
          </table:table-cell>
          <table:table-cell table:formula="of:=FLOOR([.AV191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3" office:value-type="float" office:value="1234435" calcext:value-type="float">
            <text:p>1,234,435</text:p>
          </table:table-cell>
          <table:table-cell office:value-type="float" office:value="1" calcext:value-type="float">
            <text:p>1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formula="of:=[.E192]+[.G192]+[.N192]+[.O192]+[.S192]+[.U192]+[.AG192]+[.AQ192]" office:value-type="float" office:value="0" calcext:value-type="float">
            <text:p>0</text:p>
          </table:table-cell>
          <table:table-cell table:formula="of:=SUM([.AH192:.AP192])+SUM([.V192:.AF192])+SUM([.P192:.R192])+[.T192]+SUM([.H192:.M192])+[.F192]+[.D192]" office:value-type="float" office:value="1" calcext:value-type="float">
            <text:p>1</text:p>
          </table:table-cell>
          <table:table-cell table:formula="of:=[.AR192]/8" office:value-type="float" office:value="0" calcext:value-type="float">
            <text:p>0</text:p>
          </table:table-cell>
          <table:table-cell table:formula="of:=[.AS192]/32" office:value-type="float" office:value="0.03125" calcext:value-type="float">
            <text:p>0.03125</text:p>
          </table:table-cell>
          <table:table-cell table:formula="of:=([.AT192]-[.AU192])/([.AT192]+[.AU192])" office:value-type="float" office:value="-1" calcext:value-type="float">
            <text:p>-1</text:p>
          </table:table-cell>
          <table:table-cell table:formula="of:=FLOOR([.AV192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3" office:value-type="float" office:value="5903339" calcext:value-type="float">
            <text:p>5,903,339</text:p>
          </table:table-cell>
          <table:table-cell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formula="of:=[.E193]+[.G193]+[.N193]+[.O193]+[.S193]+[.U193]+[.AG193]+[.AQ193]" office:value-type="float" office:value="1" calcext:value-type="float">
            <text:p>1</text:p>
          </table:table-cell>
          <table:table-cell table:formula="of:=SUM([.AH193:.AP193])+SUM([.V193:.AF193])+SUM([.P193:.R193])+[.T193]+SUM([.H193:.M193])+[.F193]+[.D193]" office:value-type="float" office:value="0" calcext:value-type="float">
            <text:p>0</text:p>
          </table:table-cell>
          <table:table-cell table:formula="of:=[.AR193]/8" office:value-type="float" office:value="0.125" calcext:value-type="float">
            <text:p>0.125</text:p>
          </table:table-cell>
          <table:table-cell table:formula="of:=[.AS193]/32" office:value-type="float" office:value="0" calcext:value-type="float">
            <text:p>0</text:p>
          </table:table-cell>
          <table:table-cell table:formula="of:=([.AT193]-[.AU193])/([.AT193]+[.AU193])" office:value-type="float" office:value="1" calcext:value-type="float">
            <text:p>1</text:p>
          </table:table-cell>
          <table:table-cell table:formula="of:=FLOOR([.AV193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3" office:value-type="float" office:value="4453084" calcext:value-type="float">
            <text:p>4,453,084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formula="of:=[.E194]+[.G194]+[.N194]+[.O194]+[.S194]+[.U194]+[.AG194]+[.AQ194]" office:value-type="float" office:value="1" calcext:value-type="float">
            <text:p>1</text:p>
          </table:table-cell>
          <table:table-cell table:formula="of:=SUM([.AH194:.AP194])+SUM([.V194:.AF194])+SUM([.P194:.R194])+[.T194]+SUM([.H194:.M194])+[.F194]+[.D194]" office:value-type="float" office:value="0" calcext:value-type="float">
            <text:p>0</text:p>
          </table:table-cell>
          <table:table-cell table:formula="of:=[.AR194]/8" office:value-type="float" office:value="0.125" calcext:value-type="float">
            <text:p>0.125</text:p>
          </table:table-cell>
          <table:table-cell table:formula="of:=[.AS194]/32" office:value-type="float" office:value="0" calcext:value-type="float">
            <text:p>0</text:p>
          </table:table-cell>
          <table:table-cell table:formula="of:=([.AT194]-[.AU194])/([.AT194]+[.AU194])" office:value-type="float" office:value="1" calcext:value-type="float">
            <text:p>1</text:p>
          </table:table-cell>
          <table:table-cell table:formula="of:=FLOOR([.AV19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3" office:value-type="float" office:value="2138761" calcext:value-type="float">
            <text:p>2,138,761</text:p>
          </table:table-cell>
          <table:table-cell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formula="of:=[.E195]+[.G195]+[.N195]+[.O195]+[.S195]+[.U195]+[.AG195]+[.AQ195]" office:value-type="float" office:value="0" calcext:value-type="float">
            <text:p>0</text:p>
          </table:table-cell>
          <table:table-cell table:formula="of:=SUM([.AH195:.AP195])+SUM([.V195:.AF195])+SUM([.P195:.R195])+[.T195]+SUM([.H195:.M195])+[.F195]+[.D195]" office:value-type="float" office:value="1" calcext:value-type="float">
            <text:p>1</text:p>
          </table:table-cell>
          <table:table-cell table:formula="of:=[.AR195]/8" office:value-type="float" office:value="0" calcext:value-type="float">
            <text:p>0</text:p>
          </table:table-cell>
          <table:table-cell table:formula="of:=[.AS195]/32" office:value-type="float" office:value="0.03125" calcext:value-type="float">
            <text:p>0.03125</text:p>
          </table:table-cell>
          <table:table-cell table:formula="of:=([.AT195]-[.AU195])/([.AT195]+[.AU195])" office:value-type="float" office:value="-1" calcext:value-type="float">
            <text:p>-1</text:p>
          </table:table-cell>
          <table:table-cell table:formula="of:=FLOOR([.AV195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3" office:value-type="float" office:value="3021136" calcext:value-type="float">
            <text:p>3,021,136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6" table:style-name="ce5" office:value-type="float" office:value="0" calcext:value-type="float">
            <text:p>0</text:p>
          </table:table-cell>
          <table:table-cell table:formula="of:=[.E196]+[.G196]+[.N196]+[.O196]+[.S196]+[.U196]+[.AG196]+[.AQ196]" office:value-type="float" office:value="1" calcext:value-type="float">
            <text:p>1</text:p>
          </table:table-cell>
          <table:table-cell table:formula="of:=SUM([.AH196:.AP196])+SUM([.V196:.AF196])+SUM([.P196:.R196])+[.T196]+SUM([.H196:.M196])+[.F196]+[.D196]" office:value-type="float" office:value="0" calcext:value-type="float">
            <text:p>0</text:p>
          </table:table-cell>
          <table:table-cell table:formula="of:=[.AR196]/8" office:value-type="float" office:value="0.125" calcext:value-type="float">
            <text:p>0.125</text:p>
          </table:table-cell>
          <table:table-cell table:formula="of:=[.AS196]/32" office:value-type="float" office:value="0" calcext:value-type="float">
            <text:p>0</text:p>
          </table:table-cell>
          <table:table-cell table:formula="of:=([.AT196]-[.AU196])/([.AT196]+[.AU196])" office:value-type="float" office:value="1" calcext:value-type="float">
            <text:p>1</text:p>
          </table:table-cell>
          <table:table-cell table:formula="of:=FLOOR([.AV19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3" office:value-type="float" office:value="4222623" calcext:value-type="float">
            <text:p>4,222,623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formula="of:=[.E197]+[.G197]+[.N197]+[.O197]+[.S197]+[.U197]+[.AG197]+[.AQ197]" office:value-type="float" office:value="1" calcext:value-type="float">
            <text:p>1</text:p>
          </table:table-cell>
          <table:table-cell table:formula="of:=SUM([.AH197:.AP197])+SUM([.V197:.AF197])+SUM([.P197:.R197])+[.T197]+SUM([.H197:.M197])+[.F197]+[.D197]" office:value-type="float" office:value="0" calcext:value-type="float">
            <text:p>0</text:p>
          </table:table-cell>
          <table:table-cell table:formula="of:=[.AR197]/8" office:value-type="float" office:value="0.125" calcext:value-type="float">
            <text:p>0.125</text:p>
          </table:table-cell>
          <table:table-cell table:formula="of:=[.AS197]/32" office:value-type="float" office:value="0" calcext:value-type="float">
            <text:p>0</text:p>
          </table:table-cell>
          <table:table-cell table:formula="of:=([.AT197]-[.AU197])/([.AT197]+[.AU197])" office:value-type="float" office:value="1" calcext:value-type="float">
            <text:p>1</text:p>
          </table:table-cell>
          <table:table-cell table:formula="of:=FLOOR([.AV197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3" office:value-type="float" office:value="3550924" calcext:value-type="float">
            <text:p>3,550,924</text:p>
          </table:table-cell>
          <table:table-cell office:value-type="float" office:value="1" calcext:value-type="float">
            <text:p>1</text:p>
          </table:table-cell>
          <table:table-cell table:number-columns-repeated="3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[.E198]+[.G198]+[.N198]+[.O198]+[.S198]+[.U198]+[.AG198]+[.AQ198]" office:value-type="float" office:value="0" calcext:value-type="float">
            <text:p>0</text:p>
          </table:table-cell>
          <table:table-cell table:formula="of:=SUM([.AH198:.AP198])+SUM([.V198:.AF198])+SUM([.P198:.R198])+[.T198]+SUM([.H198:.M198])+[.F198]+[.D198]" office:value-type="float" office:value="1" calcext:value-type="float">
            <text:p>1</text:p>
          </table:table-cell>
          <table:table-cell table:formula="of:=[.AR198]/8" office:value-type="float" office:value="0" calcext:value-type="float">
            <text:p>0</text:p>
          </table:table-cell>
          <table:table-cell table:formula="of:=[.AS198]/32" office:value-type="float" office:value="0.03125" calcext:value-type="float">
            <text:p>0.03125</text:p>
          </table:table-cell>
          <table:table-cell table:formula="of:=([.AT198]-[.AU198])/([.AT198]+[.AU198])" office:value-type="float" office:value="-1" calcext:value-type="float">
            <text:p>-1</text:p>
          </table:table-cell>
          <table:table-cell table:formula="of:=FLOOR([.AV198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3" office:value-type="float" office:value="4063746" calcext:value-type="float">
            <text:p>4,063,74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8" table:style-name="ce5" office:value-type="float" office:value="0" calcext:value-type="float">
            <text:p>0</text:p>
          </table:table-cell>
          <table:table-cell table:formula="of:=[.E199]+[.G199]+[.N199]+[.O199]+[.S199]+[.U199]+[.AG199]+[.AQ199]" office:value-type="float" office:value="1" calcext:value-type="float">
            <text:p>1</text:p>
          </table:table-cell>
          <table:table-cell table:formula="of:=SUM([.AH199:.AP199])+SUM([.V199:.AF199])+SUM([.P199:.R199])+[.T199]+SUM([.H199:.M199])+[.F199]+[.D199]" office:value-type="float" office:value="0" calcext:value-type="float">
            <text:p>0</text:p>
          </table:table-cell>
          <table:table-cell table:formula="of:=[.AR199]/8" office:value-type="float" office:value="0.125" calcext:value-type="float">
            <text:p>0.125</text:p>
          </table:table-cell>
          <table:table-cell table:formula="of:=[.AS199]/32" office:value-type="float" office:value="0" calcext:value-type="float">
            <text:p>0</text:p>
          </table:table-cell>
          <table:table-cell table:formula="of:=([.AT199]-[.AU199])/([.AT199]+[.AU199])" office:value-type="float" office:value="1" calcext:value-type="float">
            <text:p>1</text:p>
          </table:table-cell>
          <table:table-cell table:formula="of:=FLOOR([.AV199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3" office:value-type="float" office:value="1874992" calcext:value-type="float">
            <text:p>1,874,992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formula="of:=[.E200]+[.G200]+[.N200]+[.O200]+[.S200]+[.U200]+[.AG200]+[.AQ200]" office:value-type="float" office:value="0" calcext:value-type="float">
            <text:p>0</text:p>
          </table:table-cell>
          <table:table-cell table:formula="of:=SUM([.AH200:.AP200])+SUM([.V200:.AF200])+SUM([.P200:.R200])+[.T200]+SUM([.H200:.M200])+[.F200]+[.D200]" office:value-type="float" office:value="1" calcext:value-type="float">
            <text:p>1</text:p>
          </table:table-cell>
          <table:table-cell table:formula="of:=[.AR200]/8" office:value-type="float" office:value="0" calcext:value-type="float">
            <text:p>0</text:p>
          </table:table-cell>
          <table:table-cell table:formula="of:=[.AS200]/32" office:value-type="float" office:value="0.03125" calcext:value-type="float">
            <text:p>0.03125</text:p>
          </table:table-cell>
          <table:table-cell table:formula="of:=([.AT200]-[.AU200])/([.AT200]+[.AU200])" office:value-type="float" office:value="-1" calcext:value-type="float">
            <text:p>-1</text:p>
          </table:table-cell>
          <table:table-cell table:formula="of:=FLOOR([.AV200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3" office:value-type="float" office:value="5958065" calcext:value-type="float">
            <text:p>5,958,065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formula="of:=[.E201]+[.G201]+[.N201]+[.O201]+[.S201]+[.U201]+[.AG201]+[.AQ201]" office:value-type="float" office:value="1" calcext:value-type="float">
            <text:p>1</text:p>
          </table:table-cell>
          <table:table-cell table:formula="of:=SUM([.AH201:.AP201])+SUM([.V201:.AF201])+SUM([.P201:.R201])+[.T201]+SUM([.H201:.M201])+[.F201]+[.D201]" office:value-type="float" office:value="0" calcext:value-type="float">
            <text:p>0</text:p>
          </table:table-cell>
          <table:table-cell table:formula="of:=[.AR201]/8" office:value-type="float" office:value="0.125" calcext:value-type="float">
            <text:p>0.125</text:p>
          </table:table-cell>
          <table:table-cell table:formula="of:=[.AS201]/32" office:value-type="float" office:value="0" calcext:value-type="float">
            <text:p>0</text:p>
          </table:table-cell>
          <table:table-cell table:formula="of:=([.AT201]-[.AU201])/([.AT201]+[.AU201])" office:value-type="float" office:value="1" calcext:value-type="float">
            <text:p>1</text:p>
          </table:table-cell>
          <table:table-cell table:formula="of:=FLOOR([.AV20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3" office:value-type="float" office:value="3182021" calcext:value-type="float">
            <text:p>3,182,02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formula="of:=[.E202]+[.G202]+[.N202]+[.O202]+[.S202]+[.U202]+[.AG202]+[.AQ202]" office:value-type="float" office:value="1" calcext:value-type="float">
            <text:p>1</text:p>
          </table:table-cell>
          <table:table-cell table:formula="of:=SUM([.AH202:.AP202])+SUM([.V202:.AF202])+SUM([.P202:.R202])+[.T202]+SUM([.H202:.M202])+[.F202]+[.D202]" office:value-type="float" office:value="0" calcext:value-type="float">
            <text:p>0</text:p>
          </table:table-cell>
          <table:table-cell table:formula="of:=[.AR202]/8" office:value-type="float" office:value="0.125" calcext:value-type="float">
            <text:p>0.125</text:p>
          </table:table-cell>
          <table:table-cell table:formula="of:=[.AS202]/32" office:value-type="float" office:value="0" calcext:value-type="float">
            <text:p>0</text:p>
          </table:table-cell>
          <table:table-cell table:formula="of:=([.AT202]-[.AU202])/([.AT202]+[.AU202])" office:value-type="float" office:value="1" calcext:value-type="float">
            <text:p>1</text:p>
          </table:table-cell>
          <table:table-cell table:formula="of:=FLOOR([.AV20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SUM([.D3:.D202])" office:value-type="float" office:value="16" calcext:value-type="float">
            <text:p>16</text:p>
          </table:table-cell>
          <table:table-cell table:formula="of:=SUM([.E3:.E202])" office:value-type="float" office:value="21" calcext:value-type="float">
            <text:p>21</text:p>
          </table:table-cell>
          <table:table-cell table:formula="of:=SUM([.F3:.F202])" office:value-type="float" office:value="19" calcext:value-type="float">
            <text:p>19</text:p>
          </table:table-cell>
          <table:table-cell table:formula="of:=SUM([.G3:.G202])" office:value-type="float" office:value="21" calcext:value-type="float">
            <text:p>21</text:p>
          </table:table-cell>
          <table:table-cell table:formula="of:=SUM([.H3:.H202])" office:value-type="float" office:value="9" calcext:value-type="float">
            <text:p>9</text:p>
          </table:table-cell>
          <table:table-cell table:formula="of:=SUM([.I3:.I202])" office:value-type="float" office:value="12" calcext:value-type="float">
            <text:p>12</text:p>
          </table:table-cell>
          <table:table-cell table:formula="of:=SUM([.J3:.J202])" office:value-type="float" office:value="13" calcext:value-type="float">
            <text:p>13</text:p>
          </table:table-cell>
          <table:table-cell table:formula="of:=SUM([.K3:.K202])" office:value-type="float" office:value="9" calcext:value-type="float">
            <text:p>9</text:p>
          </table:table-cell>
          <table:table-cell table:formula="of:=SUM([.L3:.L202])" office:value-type="float" office:value="26" calcext:value-type="float">
            <text:p>26</text:p>
          </table:table-cell>
          <table:table-cell table:formula="of:=SUM([.M3:.M202])" office:value-type="float" office:value="10" calcext:value-type="float">
            <text:p>10</text:p>
          </table:table-cell>
          <table:table-cell table:formula="of:=SUM([.N3:.N202])" office:value-type="float" office:value="39" calcext:value-type="float">
            <text:p>39</text:p>
          </table:table-cell>
          <table:table-cell table:formula="of:=SUM([.O3:.O202])" office:value-type="float" office:value="22" calcext:value-type="float">
            <text:p>22</text:p>
          </table:table-cell>
          <table:table-cell table:formula="of:=SUM([.P3:.P202])" office:value-type="float" office:value="9" calcext:value-type="float">
            <text:p>9</text:p>
          </table:table-cell>
          <table:table-cell table:formula="of:=SUM([.Q3:.Q202])" office:value-type="float" office:value="11" calcext:value-type="float">
            <text:p>11</text:p>
          </table:table-cell>
          <table:table-cell table:formula="of:=SUM([.R3:.R202])" office:value-type="float" office:value="10" calcext:value-type="float">
            <text:p>10</text:p>
          </table:table-cell>
          <table:table-cell table:formula="of:=SUM([.S3:.S202])" office:value-type="float" office:value="28" calcext:value-type="float">
            <text:p>28</text:p>
          </table:table-cell>
          <table:table-cell table:formula="of:=SUM([.T3:.T202])" office:value-type="float" office:value="13" calcext:value-type="float">
            <text:p>13</text:p>
          </table:table-cell>
          <table:table-cell table:formula="of:=SUM([.U3:.U202])" office:value-type="float" office:value="23" calcext:value-type="float">
            <text:p>23</text:p>
          </table:table-cell>
          <table:table-cell table:formula="of:=SUM([.V3:.V202])" office:value-type="float" office:value="9" calcext:value-type="float">
            <text:p>9</text:p>
          </table:table-cell>
          <table:table-cell table:formula="of:=SUM([.W3:.W202])" office:value-type="float" office:value="15" calcext:value-type="float">
            <text:p>15</text:p>
          </table:table-cell>
          <table:table-cell table:formula="of:=SUM([.X3:.X202])" office:value-type="float" office:value="14" calcext:value-type="float">
            <text:p>14</text:p>
          </table:table-cell>
          <table:table-cell table:formula="of:=SUM([.Y3:.Y202])" office:value-type="float" office:value="16" calcext:value-type="float">
            <text:p>16</text:p>
          </table:table-cell>
          <table:table-cell table:formula="of:=SUM([.Z3:.Z202])" office:value-type="float" office:value="33" calcext:value-type="float">
            <text:p>33</text:p>
          </table:table-cell>
          <table:table-cell table:formula="of:=SUM([.AA3:.AA202])" office:value-type="float" office:value="10" calcext:value-type="float">
            <text:p>10</text:p>
          </table:table-cell>
          <table:table-cell table:formula="of:=SUM([.AB3:.AB202])" office:value-type="float" office:value="13" calcext:value-type="float">
            <text:p>13</text:p>
          </table:table-cell>
          <table:table-cell table:formula="of:=SUM([.AC3:.AC202])" office:value-type="float" office:value="10" calcext:value-type="float">
            <text:p>10</text:p>
          </table:table-cell>
          <table:table-cell table:formula="of:=SUM([.AD3:.AD202])" office:value-type="float" office:value="11" calcext:value-type="float">
            <text:p>11</text:p>
          </table:table-cell>
          <table:table-cell table:formula="of:=SUM([.AE3:.AE202])" office:value-type="float" office:value="22" calcext:value-type="float">
            <text:p>22</text:p>
          </table:table-cell>
          <table:table-cell table:formula="of:=SUM([.AF3:.AF202])" office:value-type="float" office:value="10" calcext:value-type="float">
            <text:p>10</text:p>
          </table:table-cell>
          <table:table-cell table:formula="of:=SUM([.AG3:.AG202])" office:value-type="float" office:value="44" calcext:value-type="float">
            <text:p>44</text:p>
          </table:table-cell>
          <table:table-cell table:formula="of:=SUM([.AH3:.AH202])" office:value-type="float" office:value="11" calcext:value-type="float">
            <text:p>11</text:p>
          </table:table-cell>
          <table:table-cell table:formula="of:=SUM([.AI3:.AI202])" office:value-type="float" office:value="9" calcext:value-type="float">
            <text:p>9</text:p>
          </table:table-cell>
          <table:table-cell table:formula="of:=SUM([.AJ3:.AJ202])" office:value-type="float" office:value="9" calcext:value-type="float">
            <text:p>9</text:p>
          </table:table-cell>
          <table:table-cell table:formula="of:=SUM([.AK3:.AK202])" office:value-type="float" office:value="18" calcext:value-type="float">
            <text:p>18</text:p>
          </table:table-cell>
          <table:table-cell table:formula="of:=SUM([.AL3:.AL202])" office:value-type="float" office:value="10" calcext:value-type="float">
            <text:p>10</text:p>
          </table:table-cell>
          <table:table-cell table:formula="of:=SUM([.AM3:.AM202])" office:value-type="float" office:value="11" calcext:value-type="float">
            <text:p>11</text:p>
          </table:table-cell>
          <table:table-cell table:formula="of:=SUM([.AN3:.AN202])" office:value-type="float" office:value="31" calcext:value-type="float">
            <text:p>31</text:p>
          </table:table-cell>
          <table:table-cell table:formula="of:=SUM([.AO3:.AO202])" office:value-type="float" office:value="14" calcext:value-type="float">
            <text:p>14</text:p>
          </table:table-cell>
          <table:table-cell table:formula="of:=SUM([.AP3:.AP202])" office:value-type="float" office:value="12" calcext:value-type="float">
            <text:p>12</text:p>
          </table:table-cell>
          <table:table-cell table:formula="of:=SUM([.AQ3:.AQ202])" office:value-type="float" office:value="19" calcext:value-type="float">
            <text:p>19</text:p>
          </table:table-cell>
          <table:table-cell table:number-columns-repeated="6"/>
        </table:table-row>
        <table:table-row table:style-name="ro1" table:number-rows-repeated="1048372">
          <table:table-cell table:number-columns-repeated="49"/>
        </table:table-row>
        <table:table-row table:style-name="ro1">
          <table:table-cell table:number-columns-repeated="49"/>
        </table:table-row>
        <calcext:conditional-formats>
          <calcext:conditional-format calcext:target-range-address="AB_table.D3:AB_table.AQ202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</calcext:conditional-formats>
      </table:table>
      <table:table table:name="Sheet2" table:style-name="ta2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0" table:default-cell-style-name="Default"/>
        <table:table-column table:style-name="co10" table:default-cell-style-name="Default"/>
        <table:table-row table:style-name="ro4">
          <table:table-cell/>
          <table:table-cell table:style-name="ce9"/>
          <table:table-cell table:number-columns-repeated="2"/>
          <table:table-cell table:style-name="ce14" office:value-type="string" calcext:value-type="string" table:number-columns-spanned="40" table:number-rows-spanned="1">
            <text:p><text:span text:style-name="T1">L.rubellus</text:span><text:span text:style-name="T2"> Sample Presence by lineage</text:span></text:p>
          </table:table-cell>
          <table:covered-table-cell table:style-name="ce6"/>
          <table:covered-table-cell table:style-name="ce4"/>
          <table:covered-table-cell table:style-name="ce6"/>
          <table:covered-table-cell table:number-columns-repeated="6" table:style-name="ce4"/>
          <table:covered-table-cell table:number-columns-repeated="2" table:style-name="ce6"/>
          <table:covered-table-cell table:number-columns-repeated="3" table:style-name="ce4"/>
          <table:covered-table-cell table:style-name="ce6"/>
          <table:covered-table-cell table:style-name="ce4"/>
          <table:covered-table-cell table:style-name="ce6"/>
          <table:covered-table-cell table:number-columns-repeated="11" table:style-name="ce4"/>
          <table:covered-table-cell table:style-name="ce6"/>
          <table:covered-table-cell table:number-columns-repeated="9" table:style-name="ce4"/>
          <table:covered-table-cell table:style-name="ce6"/>
          <table:table-cell table:style-name="ce9"/>
        </table:table-row>
        <table:table-row table:style-name="ro5">
          <table:table-cell table:style-name="ce7" office:value-type="string" calcext:value-type="string">
            <text:p>Pair ID</text:p>
          </table:table-cell>
          <table:table-cell table:style-name="ce7" office:value-type="string" calcext:value-type="string">
            <text:p>Span ID</text:p>
          </table:table-cell>
          <table:table-cell table:style-name="ce12" office:value-type="string" calcext:value-type="string">
            <text:p>Length (bp)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15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number-columns-repeated="6" table:style-name="ce15" office:value-type="string" calcext:value-type="string">
            <text:p>A</text:p>
          </table:table-cell>
          <table:table-cell table:number-columns-repeated="2" table:style-name="ce25" office:value-type="string" calcext:value-type="string">
            <text:p>B</text:p>
          </table:table-cell>
          <table:table-cell table:number-columns-repeated="3" table:style-name="ce15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15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number-columns-repeated="11" table:style-name="ce15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number-columns-repeated="9" table:style-name="ce15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7" office:value-type="string" calcext:value-type="string">
            <text:p>Match Enrichment Factor</text:p>
          </table:table-cell>
        </table:table-row>
        <table:table-row table:style-name="ro1"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81" calcext:value-type="float">
            <text:p>81</text:p>
          </table:table-cell>
          <table:table-cell table:style-name="ce13" office:value-type="float" office:value="128424" calcext:value-type="float">
            <text:p>128,424</text:p>
          </table:table-cell>
          <table:table-cell table:style-name="ce1"/>
          <table:table-cell table:number-columns-repeated="29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0" office:value-type="float" office:value="457.84" calcext:value-type="float" table:number-columns-spanned="1" table:number-rows-spanned="2">
            <text:p>457.84</text:p>
          </table:table-cell>
        </table:table-row>
        <table:table-row table:style-name="ro1">
          <table:covered-table-cell/>
          <table:table-cell table:style-name="ce10" office:value-type="float" office:value="98" calcext:value-type="float">
            <text:p>98</text:p>
          </table:table-cell>
          <table:table-cell table:style-name="ce13" office:value-type="float" office:value="198372" calcext:value-type="float">
            <text:p>198,372</text:p>
          </table:table-cell>
          <table:table-cell table:style-name="ce1"/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 table:style-name="ce17" office:value-type="float" office:value="0" calcext:value-type="float">
            <text:p>0</text:p>
          </table:table-cell>
          <table:covered-table-cell table:style-name="ce11"/>
        </table:table-row>
        <table:table-row table:style-name="ro1">
          <table:table-cell/>
          <table:table-cell table:style-name="ce11" table:number-columns-repeated="2"/>
          <table:table-cell/>
          <table:table-cell table:style-name="ce18" table:number-columns-repeated="40"/>
          <table:table-cell table:style-name="ce11"/>
        </table:table-row>
        <table:table-row table:style-name="ro1"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66" calcext:value-type="float">
            <text:p>66</text:p>
          </table:table-cell>
          <table:table-cell table:style-name="ce13" office:value-type="float" office:value="85505" calcext:value-type="float">
            <text:p>85,505</text:p>
          </table:table-cell>
          <table:table-cell table:style-name="ce1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0" office:value-type="float" office:value="299.58" calcext:value-type="float" table:number-columns-spanned="1" table:number-rows-spanned="2">
            <text:p>299.58</text:p>
          </table:table-cell>
        </table:table-row>
        <table:table-row table:style-name="ro1">
          <table:covered-table-cell/>
          <table:table-cell table:style-name="ce10" office:value-type="float" office:value="119" calcext:value-type="float">
            <text:p>119</text:p>
          </table:table-cell>
          <table:table-cell table:style-name="ce13" office:value-type="float" office:value="130835" calcext:value-type="float">
            <text:p>130,835</text:p>
          </table:table-cell>
          <table:table-cell table:style-name="ce1"/>
          <table:table-cell table:number-columns-repeated="1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 table:style-name="ce20" office:value-type="float" office:value="0" calcext:value-type="float">
            <text:p>0</text:p>
          </table:table-cell>
          <table:covered-table-cell table:style-name="ce11"/>
        </table:table-row>
        <table:table-row table:style-name="ro1">
          <table:table-cell/>
          <table:table-cell table:style-name="ce11" table:number-columns-repeated="2"/>
          <table:table-cell/>
          <table:table-cell table:style-name="ce18" table:number-columns-repeated="40"/>
          <table:table-cell table:style-name="ce11"/>
        </table:table-row>
        <table:table-row table:style-name="ro1"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10" office:value-type="float" office:value="195" calcext:value-type="float">
            <text:p>195</text:p>
          </table:table-cell>
          <table:table-cell table:style-name="ce13" office:value-type="float" office:value="137336" calcext:value-type="float">
            <text:p>137,336</text:p>
          </table:table-cell>
          <table:table-cell table:style-name="ce1"/>
          <table:table-cell table:number-columns-repeated="2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296.31" calcext:value-type="float" table:number-columns-spanned="1" table:number-rows-spanned="2">
            <text:p>296.31</text:p>
          </table:table-cell>
        </table:table-row>
        <table:table-row table:style-name="ro1">
          <table:covered-table-cell/>
          <table:table-cell table:style-name="ce10" office:value-type="float" office:value="174" calcext:value-type="float">
            <text:p>174</text:p>
          </table:table-cell>
          <table:table-cell table:style-name="ce13" office:value-type="float" office:value="148307" calcext:value-type="float">
            <text:p>148,307</text:p>
          </table:table-cell>
          <table:table-cell table:style-name="ce1"/>
          <table:table-cell table:number-columns-repeated="1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covered-table-cell table:style-name="ce11"/>
        </table:table-row>
        <table:table-row table:style-name="ro1">
          <table:table-cell/>
          <table:table-cell table:style-name="ce11" table:number-columns-repeated="2"/>
          <table:table-cell/>
          <table:table-cell table:style-name="ce18" table:number-columns-repeated="40"/>
          <table:table-cell table:style-name="ce11"/>
        </table:table-row>
        <table:table-row table:style-name="ro1"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89" calcext:value-type="float">
            <text:p>89</text:p>
          </table:table-cell>
          <table:table-cell table:style-name="ce13" office:value-type="float" office:value="102967" calcext:value-type="float">
            <text:p>102,967</text:p>
          </table:table-cell>
          <table:table-cell table:style-name="ce1"/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0" office:value-type="float" office:value="207.56" calcext:value-type="float" table:number-columns-spanned="1" table:number-rows-spanned="2">
            <text:p>207.56</text:p>
          </table:table-cell>
        </table:table-row>
        <table:table-row table:style-name="ro1">
          <table:covered-table-cell/>
          <table:table-cell table:style-name="ce10" office:value-type="float" office:value="180" calcext:value-type="float">
            <text:p>180</text:p>
          </table:table-cell>
          <table:table-cell table:style-name="ce13" office:value-type="float" office:value="130232" calcext:value-type="float">
            <text:p>130,232</text:p>
          </table:table-cell>
          <table:table-cell table:style-name="ce1"/>
          <table:table-cell table:number-columns-repeated="2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covered-table-cell table:style-name="ce11"/>
        </table:table-row>
        <table:table-row table:style-name="ro1" table:number-rows-repeated="14">
          <table:table-cell table:number-columns-repeated="45"/>
        </table:table-row>
        <table:table-row table:style-name="ro1">
          <table:table-cell table:number-columns-repeated="3"/>
          <table:table-cell table:formula="of:=FLOOR([.C28])" office:value-type="float" office:value="0" calcext:value-type="float">
            <text:p>0</text:p>
          </table:table-cell>
          <table:table-cell table:number-columns-repeated="41"/>
        </table:table-row>
        <calcext:conditional-formats>
          <calcext:conditional-format calcext:target-range-address="Sheet2.E3:Sheet2.AR3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4:Sheet2.AR4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6:Sheet2.AR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7:Sheet2.AR7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9:Sheet2.AR9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10:Sheet2.AR10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12:Sheet2.AR12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13:Sheet2.AR13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AB_table.A1:AB_table.AQ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5:20:09.999569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andscap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16:14:27.160220603</dc:date>
    <meta:editing-duration>PT2H25M6S</meta:editing-duration>
    <meta:editing-cycles>5</meta:editing-cycles>
    <meta:generator>LibreOffice/5.1.6.2$Linux_X86_64 LibreOffice_project/10m0$Build-2</meta:generator>
    <meta:document-statistic meta:table-count="2" meta:cell-count="10316" meta:object-count="0"/>
  </office:meta>
</office:document-meta>
</file>